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4.251cm"/>
    </style:style>
    <style:style style:name="co8" style:family="table-column">
      <style:table-column-properties fo:break-before="auto" style:column-width="3.32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35">
      <style:table-cell-properties fo:padding="0.071cm"/>
    </style:style>
  </office:automatic-styles>
  <office:body>
    <office:spreadsheet>
      <table:table table:name="An 12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Numéro de ligne</text:p>
          </table:table-cell>
          <table:table-cell table:style-name="ce1" office:value-type="string" calcext:value-type="string">
            <text:p>Nom opérateur/trice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Exportations/Importations</text:p>
          </table:table-cell>
          <table:table-cell table:style-name="ce1" office:value-type="string" calcext:value-type="string">
            <text:p>Pays d'origine</text:p>
          </table:table-cell>
          <table:table-cell table:style-name="ce1" office:value-type="string" calcext:value-type="string">
            <text:p>Familles de marchandises</text:p>
          </table:table-cell>
          <table:table-cell table:style-name="ce1" office:value-type="string" calcext:value-type="string">
            <text:p>Nom de la marchandise</text:p>
          </table:table-cell>
          <table:table-cell table:style-name="ce3" office:value-type="string" calcext:value-type="string">
            <text:p>Quantités marchandises</text:p>
          </table:table-cell>
          <table:table-cell table:style-name="ce1" office:value-type="string" calcext:value-type="string">
            <text:p>Remarques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215" calcext:value-type="float">
            <text:p>1 215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8627" calcext:value-type="float">
            <text:p>28 627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5428" calcext:value-type="float">
            <text:p>5 428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748" calcext:value-type="float">
            <text:p>5 748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1748" calcext:value-type="float">
            <text:p>51 748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760050" calcext:value-type="float">
            <text:p>2 760 050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59179" calcext:value-type="float">
            <text:p>259 179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24061" calcext:value-type="float">
            <text:p>124 061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532989" calcext:value-type="float">
            <text:p>532 989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59288" calcext:value-type="float">
            <text:p>459 288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9898" calcext:value-type="float">
            <text:p>9 898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461300" calcext:value-type="float">
            <text:p>461 300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94124" calcext:value-type="float">
            <text:p>794 124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0400371" calcext:value-type="float">
            <text:p>10 400 371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850" calcext:value-type="float">
            <text:p>85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1080" calcext:value-type="float">
            <text:p>21 080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21198" calcext:value-type="float">
            <text:p>21 198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375642" calcext:value-type="float">
            <text:p>375 642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768" calcext:value-type="float">
            <text:p>1 768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3224" calcext:value-type="float">
            <text:p>3 224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58" calcext:value-type="float">
            <text:p>358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443730" calcext:value-type="float">
            <text:p>1 443 730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365" calcext:value-type="float">
            <text:p>1 365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9023620" calcext:value-type="float">
            <text:p>9 023 620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733" calcext:value-type="float">
            <text:p>733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6695" calcext:value-type="float">
            <text:p>6 695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171338" calcext:value-type="float">
            <text:p>171 338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363214" calcext:value-type="float">
            <text:p>1 363 214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275716" calcext:value-type="float">
            <text:p>2 275 716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7337" calcext:value-type="float">
            <text:p>17 337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41154" calcext:value-type="float">
            <text:p>41 154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571936" calcext:value-type="float">
            <text:p>2 571 936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656658" calcext:value-type="float">
            <text:p>656 658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90849" calcext:value-type="float">
            <text:p>90 849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57208" calcext:value-type="float">
            <text:p>57 208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99740" calcext:value-type="float">
            <text:p>99 740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04880" calcext:value-type="float">
            <text:p>204 88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5271" calcext:value-type="float">
            <text:p>5 271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08688" calcext:value-type="float">
            <text:p>108 688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65321" calcext:value-type="float">
            <text:p>65 321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588728" calcext:value-type="float">
            <text:p>588 728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5907" calcext:value-type="float">
            <text:p>105 907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595744" calcext:value-type="float">
            <text:p>595 744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7675" calcext:value-type="float">
            <text:p>17 675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853720" calcext:value-type="float">
            <text:p>5 853 720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357483" calcext:value-type="float">
            <text:p>2 357 483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1101" calcext:value-type="float">
            <text:p>31 101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35647" calcext:value-type="float">
            <text:p>35 647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541738" calcext:value-type="float">
            <text:p>541 738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26075" calcext:value-type="float">
            <text:p>126 075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37057" calcext:value-type="float">
            <text:p>237 057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68382" calcext:value-type="float">
            <text:p>368 382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52640" calcext:value-type="float">
            <text:p>52 640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2528292" calcext:value-type="float">
            <text:p>12 528 292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4210321" calcext:value-type="float">
            <text:p>14 210 321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88335" calcext:value-type="float">
            <text:p>388 335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8328" calcext:value-type="float">
            <text:p>8 328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3339" calcext:value-type="float">
            <text:p>3 339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695120" calcext:value-type="float">
            <text:p>695 12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79253" calcext:value-type="float">
            <text:p>79 253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456730" calcext:value-type="float">
            <text:p>456 73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87438" calcext:value-type="float">
            <text:p>187 438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33071" calcext:value-type="float">
            <text:p>33 071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612928" calcext:value-type="float">
            <text:p>4 612 928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360898" calcext:value-type="float">
            <text:p>3 360 898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58951" calcext:value-type="float">
            <text:p>358 951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770356" calcext:value-type="float">
            <text:p>2 770 356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46673" calcext:value-type="float">
            <text:p>46 673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90330" calcext:value-type="float">
            <text:p>90 330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3277" calcext:value-type="float">
            <text:p>13 277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3528648" calcext:value-type="float">
            <text:p>3 528 648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888340" calcext:value-type="float">
            <text:p>888 34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302423" calcext:value-type="float">
            <text:p>302 423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688306" calcext:value-type="float">
            <text:p>688 306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4128" calcext:value-type="float">
            <text:p>44 128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48532" calcext:value-type="float">
            <text:p>248 532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657552" calcext:value-type="float">
            <text:p>1 657 552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11951" calcext:value-type="float">
            <text:p>111 951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590108" calcext:value-type="float">
            <text:p>590 108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26172" calcext:value-type="float">
            <text:p>26 172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41765" calcext:value-type="float">
            <text:p>41 765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63132" calcext:value-type="float">
            <text:p>63 132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691359" calcext:value-type="float">
            <text:p>1 691 359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662900" calcext:value-type="float">
            <text:p>662 9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339802" calcext:value-type="float">
            <text:p>1 339 802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0328" calcext:value-type="float">
            <text:p>10 328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3862" calcext:value-type="float">
            <text:p>3 862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4685" calcext:value-type="float">
            <text:p>24 685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416920" calcext:value-type="float">
            <text:p>416 92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176" calcext:value-type="float">
            <text:p>5 176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1092" calcext:value-type="float">
            <text:p>31 092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9731" calcext:value-type="float">
            <text:p>19 731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6399" calcext:value-type="float">
            <text:p>6 399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5580" calcext:value-type="float">
            <text:p>15 580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1837" calcext:value-type="float">
            <text:p>51 837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3519" calcext:value-type="float">
            <text:p>13 519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64585" calcext:value-type="float">
            <text:p>64 585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66160" calcext:value-type="float">
            <text:p>466 160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55471" calcext:value-type="float">
            <text:p>155 471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77014" calcext:value-type="float">
            <text:p>77 014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824" calcext:value-type="float">
            <text:p>824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9915" calcext:value-type="float">
            <text:p>29 915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55" calcext:value-type="float">
            <text:p>455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48744" calcext:value-type="float">
            <text:p>48 744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636" calcext:value-type="float">
            <text:p>636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85124" calcext:value-type="float">
            <text:p>85 124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2025" calcext:value-type="float">
            <text:p>32 025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7903" calcext:value-type="float">
            <text:p>7 903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551010" calcext:value-type="float">
            <text:p>1 551 01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494" calcext:value-type="float">
            <text:p>1 494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379" calcext:value-type="float">
            <text:p>379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1218281" calcext:value-type="float">
            <text:p>1 218 281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67798" calcext:value-type="float">
            <text:p>67 798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670" calcext:value-type="float">
            <text:p>1 670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530335" calcext:value-type="float">
            <text:p>1 530 335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26960" calcext:value-type="float">
            <text:p>126 960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069" calcext:value-type="float">
            <text:p>5 069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2944" calcext:value-type="float">
            <text:p>22 944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4283" calcext:value-type="float">
            <text:p>4 283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80529" calcext:value-type="float">
            <text:p>580 529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860" calcext:value-type="float">
            <text:p>1 860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994" calcext:value-type="float">
            <text:p>50 994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301" calcext:value-type="float">
            <text:p>1 301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6096" calcext:value-type="float">
            <text:p>16 096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7007" calcext:value-type="float">
            <text:p>7 007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85680" calcext:value-type="float">
            <text:p>85 68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2741675" calcext:value-type="float">
            <text:p>2 741 675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6968" calcext:value-type="float">
            <text:p>16 968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4502" calcext:value-type="float">
            <text:p>34 502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8169" calcext:value-type="float">
            <text:p>18 169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287" calcext:value-type="float">
            <text:p>4 287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32756" calcext:value-type="float">
            <text:p>32 756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247869" calcext:value-type="float">
            <text:p>247 869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76952" calcext:value-type="float">
            <text:p>76 952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2831" calcext:value-type="float">
            <text:p>22 831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16663" calcext:value-type="float">
            <text:p>116 663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1830" calcext:value-type="float">
            <text:p>11 830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78072" calcext:value-type="float">
            <text:p>778 072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3916" calcext:value-type="float">
            <text:p>53 916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1076" calcext:value-type="float">
            <text:p>11 076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3451" calcext:value-type="float">
            <text:p>23 451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984" calcext:value-type="float">
            <text:p>984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65022" calcext:value-type="float">
            <text:p>65 022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5814" calcext:value-type="float">
            <text:p>5 814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31010" calcext:value-type="float">
            <text:p>31 01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22704" calcext:value-type="float">
            <text:p>22 704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9143" calcext:value-type="float">
            <text:p>9 143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748247" calcext:value-type="float">
            <text:p>748 247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273282" calcext:value-type="float">
            <text:p>1 273 282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885052" calcext:value-type="float">
            <text:p>1 885 052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6384099" calcext:value-type="float">
            <text:p>6 384 099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3673" calcext:value-type="float">
            <text:p>3 673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50602" calcext:value-type="float">
            <text:p>150 602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627616" calcext:value-type="float">
            <text:p>2 627 616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2513566" calcext:value-type="float">
            <text:p>2 513 566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62139" calcext:value-type="float">
            <text:p>162 139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3165" calcext:value-type="float">
            <text:p>3 165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92098" calcext:value-type="float">
            <text:p>92 098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38629" calcext:value-type="float">
            <text:p>138 629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87811" calcext:value-type="float">
            <text:p>187 811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419505" calcext:value-type="float">
            <text:p>419 505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6590" calcext:value-type="float">
            <text:p>6 59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82813" calcext:value-type="float">
            <text:p>82 813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4031" calcext:value-type="float">
            <text:p>4 031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1413" calcext:value-type="float">
            <text:p>31 413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32822" calcext:value-type="float">
            <text:p>132 822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96408" calcext:value-type="float">
            <text:p>96 408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03352" calcext:value-type="float">
            <text:p>103 352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50464" calcext:value-type="float">
            <text:p>550 464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20512" calcext:value-type="float">
            <text:p>20 512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74106" calcext:value-type="float">
            <text:p>274 106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7945" calcext:value-type="float">
            <text:p>7 945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94" calcext:value-type="float">
            <text:p>3 094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514057" calcext:value-type="float">
            <text:p>514 057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65" calcext:value-type="float">
            <text:p>1 465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445168" calcext:value-type="float">
            <text:p>2 445 168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48" calcext:value-type="float">
            <text:p>348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562" calcext:value-type="float">
            <text:p>1 562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6242" calcext:value-type="float">
            <text:p>26 242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49266" calcext:value-type="float">
            <text:p>49 266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87639" calcext:value-type="float">
            <text:p>87 639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869" calcext:value-type="float">
            <text:p>869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5093" calcext:value-type="float">
            <text:p>15 093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470" calcext:value-type="float">
            <text:p>1 470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3790" calcext:value-type="float">
            <text:p>23 790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905" calcext:value-type="float">
            <text:p>1 905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6576" calcext:value-type="float">
            <text:p>6 576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44381" calcext:value-type="float">
            <text:p>44 381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519" calcext:value-type="float">
            <text:p>519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9488" calcext:value-type="float">
            <text:p>9 488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10" calcext:value-type="float">
            <text:p>310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328" calcext:value-type="float">
            <text:p>2 328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004" calcext:value-type="float">
            <text:p>1 004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5332" calcext:value-type="float">
            <text:p>5 332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036786" calcext:value-type="float">
            <text:p>1 036 786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9719" calcext:value-type="float">
            <text:p>19 719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418422" calcext:value-type="float">
            <text:p>1 418 422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187" calcext:value-type="float">
            <text:p>1 187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517787" calcext:value-type="float">
            <text:p>517 787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140868" calcext:value-type="float">
            <text:p>140 868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0050" calcext:value-type="float">
            <text:p>10 05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3950" calcext:value-type="float">
            <text:p>13 950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23330" calcext:value-type="float">
            <text:p>23 33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990" calcext:value-type="float">
            <text:p>990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8039" calcext:value-type="float">
            <text:p>8 039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39392" calcext:value-type="float">
            <text:p>139 392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445" calcext:value-type="float">
            <text:p>1 445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5086" calcext:value-type="float">
            <text:p>5 086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254" calcext:value-type="float">
            <text:p>254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6334" calcext:value-type="float">
            <text:p>6 334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370" calcext:value-type="float">
            <text:p>1 370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3684" calcext:value-type="float">
            <text:p>43 684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96675" calcext:value-type="float">
            <text:p>296 675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97920" calcext:value-type="float">
            <text:p>97 920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4293" calcext:value-type="float">
            <text:p>34 293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8106" calcext:value-type="float">
            <text:p>38 106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2667" calcext:value-type="float">
            <text:p>12 667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489754" calcext:value-type="float">
            <text:p>1 489 754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256" calcext:value-type="float">
            <text:p>2 256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536" calcext:value-type="float">
            <text:p>536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859" calcext:value-type="float">
            <text:p>1 859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08432" calcext:value-type="float">
            <text:p>208 432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44461" calcext:value-type="float">
            <text:p>344 461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946010" calcext:value-type="float">
            <text:p>6 946 01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5189037" calcext:value-type="float">
            <text:p>15 189 037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592740" calcext:value-type="float">
            <text:p>1 592 74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6544" calcext:value-type="float">
            <text:p>6 544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675710" calcext:value-type="float">
            <text:p>2 675 71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11483" calcext:value-type="float">
            <text:p>111 483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40860" calcext:value-type="float">
            <text:p>140 86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5676" calcext:value-type="float">
            <text:p>5 676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4967191" calcext:value-type="float">
            <text:p>14 967 191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5535" calcext:value-type="float">
            <text:p>5 535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86010" calcext:value-type="float">
            <text:p>86 010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008916" calcext:value-type="float">
            <text:p>2 008 916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232630" calcext:value-type="float">
            <text:p>232 63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35616" calcext:value-type="float">
            <text:p>135 616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829005" calcext:value-type="float">
            <text:p>829 005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529740" calcext:value-type="float">
            <text:p>1 529 74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8232" calcext:value-type="float">
            <text:p>8 232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510" calcext:value-type="float">
            <text:p>1 510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3298123" calcext:value-type="float">
            <text:p>13 298 123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86296" calcext:value-type="float">
            <text:p>286 296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559" calcext:value-type="float">
            <text:p>3 559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866" calcext:value-type="float">
            <text:p>1 866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0157" calcext:value-type="float">
            <text:p>30 157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2295" calcext:value-type="float">
            <text:p>12 295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36300" calcext:value-type="float">
            <text:p>236 30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329162" calcext:value-type="float">
            <text:p>329 162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5908" calcext:value-type="float">
            <text:p>15 908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87723" calcext:value-type="float">
            <text:p>187 723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6720" calcext:value-type="float">
            <text:p>26 720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95500" calcext:value-type="float">
            <text:p>95 5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54004" calcext:value-type="float">
            <text:p>54 004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6436" calcext:value-type="float">
            <text:p>46 436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3765" calcext:value-type="float">
            <text:p>83 765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762" calcext:value-type="float">
            <text:p>762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8460" calcext:value-type="float">
            <text:p>8 46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754" calcext:value-type="float">
            <text:p>1 754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830531" calcext:value-type="float">
            <text:p>1 830 531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5062" calcext:value-type="float">
            <text:p>15 062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388" calcext:value-type="float">
            <text:p>1 388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6162" calcext:value-type="float">
            <text:p>6 162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25850" calcext:value-type="float">
            <text:p>325 85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54968" calcext:value-type="float">
            <text:p>554 968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83168" calcext:value-type="float">
            <text:p>183 168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675" calcext:value-type="float">
            <text:p>675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50702" calcext:value-type="float">
            <text:p>50 702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11605" calcext:value-type="float">
            <text:p>411 605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64080" calcext:value-type="float">
            <text:p>64 08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1726548" calcext:value-type="float">
            <text:p>1 726 548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5361" calcext:value-type="float">
            <text:p>5 361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49500" calcext:value-type="float">
            <text:p>49 50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05713" calcext:value-type="float">
            <text:p>105 713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792" calcext:value-type="float">
            <text:p>1 792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217923" calcext:value-type="float">
            <text:p>217 923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701" calcext:value-type="float">
            <text:p>3 701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644" calcext:value-type="float">
            <text:p>644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82846" calcext:value-type="float">
            <text:p>182 846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73765" calcext:value-type="float">
            <text:p>73 765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98113" calcext:value-type="float">
            <text:p>498 113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6846" calcext:value-type="float">
            <text:p>46 846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350" calcext:value-type="float">
            <text:p>350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551" calcext:value-type="float">
            <text:p>551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388" calcext:value-type="float">
            <text:p>2 388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634731" calcext:value-type="float">
            <text:p>634 731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3058" calcext:value-type="float">
            <text:p>13 058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365" calcext:value-type="float">
            <text:p>3 365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350" calcext:value-type="float">
            <text:p>35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294861" calcext:value-type="float">
            <text:p>1 294 861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520" calcext:value-type="float">
            <text:p>2 520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224794" calcext:value-type="float">
            <text:p>224 794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5400" calcext:value-type="float">
            <text:p>15 40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16902" calcext:value-type="float">
            <text:p>116 902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9810" calcext:value-type="float">
            <text:p>79 81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117" calcext:value-type="float">
            <text:p>10 117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2685" calcext:value-type="float">
            <text:p>12 685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8099" calcext:value-type="float">
            <text:p>18 099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995" calcext:value-type="float">
            <text:p>995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341" calcext:value-type="float">
            <text:p>1 341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2550" calcext:value-type="float">
            <text:p>2 55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811" calcext:value-type="float">
            <text:p>811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911" calcext:value-type="float">
            <text:p>1 911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93280" calcext:value-type="float">
            <text:p>93 28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4842" calcext:value-type="float">
            <text:p>4 842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223" calcext:value-type="float">
            <text:p>3 223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6717" calcext:value-type="float">
            <text:p>6 717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550" calcext:value-type="float">
            <text:p>55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180" calcext:value-type="float">
            <text:p>1 18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2246" calcext:value-type="float">
            <text:p>12 246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51260" calcext:value-type="float">
            <text:p>151 26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353799" calcext:value-type="float">
            <text:p>1 353 799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016" calcext:value-type="float">
            <text:p>2 016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921035" calcext:value-type="float">
            <text:p>921 035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264" calcext:value-type="float">
            <text:p>264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33670" calcext:value-type="float">
            <text:p>33 67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140295" calcext:value-type="float">
            <text:p>140 295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8425" calcext:value-type="float">
            <text:p>8 425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7750" calcext:value-type="float">
            <text:p>7 75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33367" calcext:value-type="float">
            <text:p>33 367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6620" calcext:value-type="float">
            <text:p>6 62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0912" calcext:value-type="float">
            <text:p>20 912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35552" calcext:value-type="float">
            <text:p>35 552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04494" calcext:value-type="float">
            <text:p>104 494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3358" calcext:value-type="float">
            <text:p>13 358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48618" calcext:value-type="float">
            <text:p>48 618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2714" calcext:value-type="float">
            <text:p>52 714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705" calcext:value-type="float">
            <text:p>1 705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4670" calcext:value-type="float">
            <text:p>14 67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8265" calcext:value-type="float">
            <text:p>18 265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614" calcext:value-type="float">
            <text:p>10 614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12532" calcext:value-type="float">
            <text:p>412 532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4137" calcext:value-type="float">
            <text:p>44 137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384" calcext:value-type="float">
            <text:p>2 384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173" calcext:value-type="float">
            <text:p>1 173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2495" calcext:value-type="float">
            <text:p>2 495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58" calcext:value-type="float">
            <text:p>458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78269" calcext:value-type="float">
            <text:p>78 269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9320" calcext:value-type="float">
            <text:p>9 32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0651" calcext:value-type="float">
            <text:p>10 651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685" calcext:value-type="float">
            <text:p>1 685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490" calcext:value-type="float">
            <text:p>1 49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850" calcext:value-type="float">
            <text:p>2 85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332" calcext:value-type="float">
            <text:p>1 332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3220" calcext:value-type="float">
            <text:p>3 22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744" calcext:value-type="float">
            <text:p>744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61459" calcext:value-type="float">
            <text:p>61 459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7135" calcext:value-type="float">
            <text:p>57 135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62473" calcext:value-type="float">
            <text:p>62 473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698684" calcext:value-type="float">
            <text:p>698 684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280214" calcext:value-type="float">
            <text:p>280 214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179220" calcext:value-type="float">
            <text:p>1 179 22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42305" calcext:value-type="float">
            <text:p>42 305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695" calcext:value-type="float">
            <text:p>695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40" calcext:value-type="float">
            <text:p>24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8410" calcext:value-type="float">
            <text:p>58 41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184" calcext:value-type="float">
            <text:p>1 184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320" calcext:value-type="float">
            <text:p>32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588" calcext:value-type="float">
            <text:p>588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3744" calcext:value-type="float">
            <text:p>3 744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228" calcext:value-type="float">
            <text:p>228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4632" calcext:value-type="float">
            <text:p>14 632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73475" calcext:value-type="float">
            <text:p>73 475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8631" calcext:value-type="float">
            <text:p>58 631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789" calcext:value-type="float">
            <text:p>789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280" calcext:value-type="float">
            <text:p>5 28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305" calcext:value-type="float">
            <text:p>305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18353" calcext:value-type="float">
            <text:p>118 353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752" calcext:value-type="float">
            <text:p>1 752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3997" calcext:value-type="float">
            <text:p>13 997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702" calcext:value-type="float">
            <text:p>702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162869" calcext:value-type="float">
            <text:p>4 162 869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515502" calcext:value-type="float">
            <text:p>4 515 502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2290" calcext:value-type="float">
            <text:p>2 29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350064" calcext:value-type="float">
            <text:p>350 064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9285" calcext:value-type="float">
            <text:p>19 285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74721" calcext:value-type="float">
            <text:p>74 721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91280" calcext:value-type="float">
            <text:p>91 28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70300" calcext:value-type="float">
            <text:p>70 3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353392" calcext:value-type="float">
            <text:p>353 392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7880754" calcext:value-type="float">
            <text:p>7 880 754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460" calcext:value-type="float">
            <text:p>3 46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306" calcext:value-type="float">
            <text:p>4 306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3898" calcext:value-type="float">
            <text:p>33 898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510" calcext:value-type="float">
            <text:p>4 51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11" calcext:value-type="float">
            <text:p>311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77" calcext:value-type="float">
            <text:p>577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6633" calcext:value-type="float">
            <text:p>16 633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38827" calcext:value-type="float">
            <text:p>38 827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316180" calcext:value-type="float">
            <text:p>316 18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54" calcext:value-type="float">
            <text:p>454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8855" calcext:value-type="float">
            <text:p>38 855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9440" calcext:value-type="float">
            <text:p>9 44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4295" calcext:value-type="float">
            <text:p>4 295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552440" calcext:value-type="float">
            <text:p>552 44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63676" calcext:value-type="float">
            <text:p>63 676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42767" calcext:value-type="float">
            <text:p>42 767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1900" calcext:value-type="float">
            <text:p>11 9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638600" calcext:value-type="float">
            <text:p>638 60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571526" calcext:value-type="float">
            <text:p>2 571 526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3752" calcext:value-type="float">
            <text:p>53 752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390" calcext:value-type="float">
            <text:p>39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665" calcext:value-type="float">
            <text:p>1 665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9802" calcext:value-type="float">
            <text:p>9 802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6762" calcext:value-type="float">
            <text:p>16 762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11435" calcext:value-type="float">
            <text:p>211 435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821" calcext:value-type="float">
            <text:p>1 821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457" calcext:value-type="float">
            <text:p>457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91" calcext:value-type="float">
            <text:p>491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27" calcext:value-type="float">
            <text:p>527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650" calcext:value-type="float">
            <text:p>3 65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90950" calcext:value-type="float">
            <text:p>90 95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0810" calcext:value-type="float">
            <text:p>20 81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95150" calcext:value-type="float">
            <text:p>95 15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39663" calcext:value-type="float">
            <text:p>39 663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929" calcext:value-type="float">
            <text:p>1 929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602" calcext:value-type="float">
            <text:p>1 602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22626" calcext:value-type="float">
            <text:p>122 626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076" calcext:value-type="float">
            <text:p>4 076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68" calcext:value-type="float">
            <text:p>668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402" calcext:value-type="float">
            <text:p>402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880498" calcext:value-type="float">
            <text:p>880 498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069053" calcext:value-type="float">
            <text:p>1 069 053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4980" calcext:value-type="float">
            <text:p>4 98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260" calcext:value-type="float">
            <text:p>26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39845" calcext:value-type="float">
            <text:p>39 845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3814" calcext:value-type="float">
            <text:p>3 814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52266" calcext:value-type="float">
            <text:p>152 266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800" calcext:value-type="float">
            <text:p>15 80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3240" calcext:value-type="float">
            <text:p>3 24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36" calcext:value-type="float">
            <text:p>336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7851" calcext:value-type="float">
            <text:p>7 851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84064" calcext:value-type="float">
            <text:p>84 064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442747" calcext:value-type="float">
            <text:p>1 442 747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61392" calcext:value-type="float">
            <text:p>61 392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140286" calcext:value-type="float">
            <text:p>140 286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485872" calcext:value-type="float">
            <text:p>485 872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3650" calcext:value-type="float">
            <text:p>13 65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3362" calcext:value-type="float">
            <text:p>3 362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01728" calcext:value-type="float">
            <text:p>301 728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51658" calcext:value-type="float">
            <text:p>51 658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59982" calcext:value-type="float">
            <text:p>459 982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25" calcext:value-type="float">
            <text:p>825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90452" calcext:value-type="float">
            <text:p>90 452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39617" calcext:value-type="float">
            <text:p>139 617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08095" calcext:value-type="float">
            <text:p>108 095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234" calcext:value-type="float">
            <text:p>4 234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24525" calcext:value-type="float">
            <text:p>324 525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52671" calcext:value-type="float">
            <text:p>752 671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164506" calcext:value-type="float">
            <text:p>2 164 506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5980" calcext:value-type="float">
            <text:p>5 98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21904" calcext:value-type="float">
            <text:p>121 904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8082" calcext:value-type="float">
            <text:p>8 082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6364070" calcext:value-type="float">
            <text:p>16 364 07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83835" calcext:value-type="float">
            <text:p>283 835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7281" calcext:value-type="float">
            <text:p>7 281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367876" calcext:value-type="float">
            <text:p>367 876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798896" calcext:value-type="float">
            <text:p>798 896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1220" calcext:value-type="float">
            <text:p>11 22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71055" calcext:value-type="float">
            <text:p>71 055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5250" calcext:value-type="float">
            <text:p>5 25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60628" calcext:value-type="float">
            <text:p>260 628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7352" calcext:value-type="float">
            <text:p>17 352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52900" calcext:value-type="float">
            <text:p>52 9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7913" calcext:value-type="float">
            <text:p>7 913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53324" calcext:value-type="float">
            <text:p>153 324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448133" calcext:value-type="float">
            <text:p>448 133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6688" calcext:value-type="float">
            <text:p>6 688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71899" calcext:value-type="float">
            <text:p>271 899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641" calcext:value-type="float">
            <text:p>14 641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28240" calcext:value-type="float">
            <text:p>128 24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64797" calcext:value-type="float">
            <text:p>464 797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394087" calcext:value-type="float">
            <text:p>6 394 087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487980" calcext:value-type="float">
            <text:p>487 98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425911" calcext:value-type="float">
            <text:p>425 911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23590" calcext:value-type="float">
            <text:p>23 59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795" calcext:value-type="float">
            <text:p>7 795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74352" calcext:value-type="float">
            <text:p>174 352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48520" calcext:value-type="float">
            <text:p>148 52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0702" calcext:value-type="float">
            <text:p>70 702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646858" calcext:value-type="float">
            <text:p>646 858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516" calcext:value-type="float">
            <text:p>516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428" calcext:value-type="float">
            <text:p>4 428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61208" calcext:value-type="float">
            <text:p>61 208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5150" calcext:value-type="float">
            <text:p>5 15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580" calcext:value-type="float">
            <text:p>2 58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3432" calcext:value-type="float">
            <text:p>3 432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5149" calcext:value-type="float">
            <text:p>5 149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325722" calcext:value-type="float">
            <text:p>1 325 722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162812" calcext:value-type="float">
            <text:p>1 162 812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6686" calcext:value-type="float">
            <text:p>6 686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779205" calcext:value-type="float">
            <text:p>1 779 205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5624" calcext:value-type="float">
            <text:p>15 624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550" calcext:value-type="float">
            <text:p>55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70342" calcext:value-type="float">
            <text:p>70 342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160230" calcext:value-type="float">
            <text:p>160 23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83501" calcext:value-type="float">
            <text:p>83 501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33500" calcext:value-type="float">
            <text:p>33 5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30168" calcext:value-type="float">
            <text:p>30 168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539" calcext:value-type="float">
            <text:p>4 539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69207" calcext:value-type="float">
            <text:p>69 207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303744" calcext:value-type="float">
            <text:p>303 744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0858206" calcext:value-type="float">
            <text:p>10 858 206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56143" calcext:value-type="float">
            <text:p>56 143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85406" calcext:value-type="float">
            <text:p>85 406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6963" calcext:value-type="float">
            <text:p>6 963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3697" calcext:value-type="float">
            <text:p>113 697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0879" calcext:value-type="float">
            <text:p>10 879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0580" calcext:value-type="float">
            <text:p>40 58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89331" calcext:value-type="float">
            <text:p>89 331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24658" calcext:value-type="float">
            <text:p>24 658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9510" calcext:value-type="float">
            <text:p>19 51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89039" calcext:value-type="float">
            <text:p>289 039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734" calcext:value-type="float">
            <text:p>2 734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14401" calcext:value-type="float">
            <text:p>114 401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117" calcext:value-type="float">
            <text:p>6 117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55356" calcext:value-type="float">
            <text:p>55 356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801" calcext:value-type="float">
            <text:p>4 801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9800" calcext:value-type="float">
            <text:p>19 8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92594" calcext:value-type="float">
            <text:p>292 594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42006" calcext:value-type="float">
            <text:p>842 006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67222" calcext:value-type="float">
            <text:p>367 222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56673" calcext:value-type="float">
            <text:p>156 673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86924" calcext:value-type="float">
            <text:p>186 924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57937" calcext:value-type="float">
            <text:p>157 937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946" calcext:value-type="float">
            <text:p>4 946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2464" calcext:value-type="float">
            <text:p>12 464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46519" calcext:value-type="float">
            <text:p>146 519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4434" calcext:value-type="float">
            <text:p>4 434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2113" calcext:value-type="float">
            <text:p>42 113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769" calcext:value-type="float">
            <text:p>1 769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32351" calcext:value-type="float">
            <text:p>32 351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</text:p>
          </table:table-cell>
          <table:table-cell office:value-type="float" office:value="121038" calcext:value-type="float">
            <text:p>121 038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15966" calcext:value-type="float">
            <text:p>115 966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822" calcext:value-type="float">
            <text:p>822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3880" calcext:value-type="float">
            <text:p>33 88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0323" calcext:value-type="float">
            <text:p>10 323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4455" calcext:value-type="float">
            <text:p>14 455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3966" calcext:value-type="float">
            <text:p>3 966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51151" calcext:value-type="float">
            <text:p>151 151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8848" calcext:value-type="float">
            <text:p>8 848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4164" calcext:value-type="float">
            <text:p>34 164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3370" calcext:value-type="float">
            <text:p>53 37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450" calcext:value-type="float">
            <text:p>45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2757" calcext:value-type="float">
            <text:p>72 757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5735132" calcext:value-type="float">
            <text:p>15 735 132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140" calcext:value-type="float">
            <text:p>1 14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702684" calcext:value-type="float">
            <text:p>5 702 684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717237" calcext:value-type="float">
            <text:p>717 237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4840" calcext:value-type="float">
            <text:p>4 84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950" calcext:value-type="float">
            <text:p>95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9200" calcext:value-type="float">
            <text:p>39 20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9390" calcext:value-type="float">
            <text:p>309 390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2840" calcext:value-type="float">
            <text:p>2 84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2280" calcext:value-type="float">
            <text:p>2 28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1620" calcext:value-type="float">
            <text:p>1 62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150" calcext:value-type="float">
            <text:p>3 15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408036" calcext:value-type="float">
            <text:p>408 036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69088" calcext:value-type="float">
            <text:p>69 088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275366" calcext:value-type="float">
            <text:p>1 275 366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0351" calcext:value-type="float">
            <text:p>10 351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262592" calcext:value-type="float">
            <text:p>1 262 592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7804" calcext:value-type="float">
            <text:p>7 804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63720" calcext:value-type="float">
            <text:p>263 72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28" calcext:value-type="float">
            <text:p>228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52532" calcext:value-type="float">
            <text:p>352 532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4401" calcext:value-type="float">
            <text:p>4 401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86683" calcext:value-type="float">
            <text:p>86 683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784474" calcext:value-type="float">
            <text:p>784 474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850" calcext:value-type="float">
            <text:p>85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27177" calcext:value-type="float">
            <text:p>27 177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2530" calcext:value-type="float">
            <text:p>2 53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631" calcext:value-type="float">
            <text:p>2 631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050" calcext:value-type="float">
            <text:p>1 05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590" calcext:value-type="float">
            <text:p>2 59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438" calcext:value-type="float">
            <text:p>438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01760" calcext:value-type="float">
            <text:p>101 760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667" calcext:value-type="float">
            <text:p>667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588253" calcext:value-type="float">
            <text:p>588 253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463920" calcext:value-type="float">
            <text:p>2 463 92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6750" calcext:value-type="float">
            <text:p>6 75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44092" calcext:value-type="float">
            <text:p>144 092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9374" calcext:value-type="float">
            <text:p>9 374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061135" calcext:value-type="float">
            <text:p>1 061 135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975542" calcext:value-type="float">
            <text:p>975 542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634614" calcext:value-type="float">
            <text:p>634 614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35660" calcext:value-type="float">
            <text:p>35 66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911672" calcext:value-type="float">
            <text:p>911 672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644995" calcext:value-type="float">
            <text:p>644 995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10312" calcext:value-type="float">
            <text:p>10 312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921505" calcext:value-type="float">
            <text:p>2 921 505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7082" calcext:value-type="float">
            <text:p>27 082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647478" calcext:value-type="float">
            <text:p>1 647 478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732412" calcext:value-type="float">
            <text:p>732 412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45429" calcext:value-type="float">
            <text:p>245 429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44278" calcext:value-type="float">
            <text:p>44 278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286" calcext:value-type="float">
            <text:p>2 286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175" calcext:value-type="float">
            <text:p>1 175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49217" calcext:value-type="float">
            <text:p>49 217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14357" calcext:value-type="float">
            <text:p>314 357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3611167" calcext:value-type="float">
            <text:p>13 611 167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</text:p>
          </table:table-cell>
          <table:table-cell office:value-type="float" office:value="3263" calcext:value-type="float">
            <text:p>3 263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0961" calcext:value-type="float">
            <text:p>20 961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23835" calcext:value-type="float">
            <text:p>223 835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54816" calcext:value-type="float">
            <text:p>154 816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0435" calcext:value-type="float">
            <text:p>10 435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286" calcext:value-type="float">
            <text:p>1 286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725" calcext:value-type="float">
            <text:p>725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04152" calcext:value-type="float">
            <text:p>104 152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4206" calcext:value-type="float">
            <text:p>4 206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0620" calcext:value-type="float">
            <text:p>20 62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45596" calcext:value-type="float">
            <text:p>245 596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98705" calcext:value-type="float">
            <text:p>198 705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59391" calcext:value-type="float">
            <text:p>59 391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0282" calcext:value-type="float">
            <text:p>10 282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16424" calcext:value-type="float">
            <text:p>116 424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105861" calcext:value-type="float">
            <text:p>105 861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68945" calcext:value-type="float">
            <text:p>68 945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430941" calcext:value-type="float">
            <text:p>1 430 941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064506" calcext:value-type="float">
            <text:p>2 064 506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6772" calcext:value-type="float">
            <text:p>16 772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706" calcext:value-type="float">
            <text:p>3 706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163" calcext:value-type="float">
            <text:p>1 163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5280" calcext:value-type="float">
            <text:p>25 28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6532" calcext:value-type="float">
            <text:p>6 532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9257" calcext:value-type="float">
            <text:p>59 257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36010" calcext:value-type="float">
            <text:p>136 01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24" calcext:value-type="float">
            <text:p>324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921" calcext:value-type="float">
            <text:p>1 921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3545" calcext:value-type="float">
            <text:p>63 545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87098" calcext:value-type="float">
            <text:p>87 098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22495" calcext:value-type="float">
            <text:p>22 495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55658" calcext:value-type="float">
            <text:p>55 658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8541326" calcext:value-type="float">
            <text:p>8 541 326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</text:p>
          </table:table-cell>
          <table:table-cell office:value-type="float" office:value="980" calcext:value-type="float">
            <text:p>98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724" calcext:value-type="float">
            <text:p>724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4786" calcext:value-type="float">
            <text:p>14 786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76070" calcext:value-type="float">
            <text:p>76 07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669" calcext:value-type="float">
            <text:p>669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3354" calcext:value-type="float">
            <text:p>3 354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352" calcext:value-type="float">
            <text:p>2 352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0612" calcext:value-type="float">
            <text:p>10 612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7247" calcext:value-type="float">
            <text:p>7 247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219" calcext:value-type="float">
            <text:p>3 219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38934" calcext:value-type="float">
            <text:p>38 934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797" calcext:value-type="float">
            <text:p>797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4792" calcext:value-type="float">
            <text:p>4 792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400555" calcext:value-type="float">
            <text:p>400 555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920183" calcext:value-type="float">
            <text:p>920 183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5932" calcext:value-type="float">
            <text:p>35 932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2049" calcext:value-type="float">
            <text:p>12 049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74691" calcext:value-type="float">
            <text:p>74 691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462540" calcext:value-type="float">
            <text:p>462 54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3300" calcext:value-type="float">
            <text:p>53 30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72638" calcext:value-type="float">
            <text:p>72 638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08593" calcext:value-type="float">
            <text:p>408 593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525170" calcext:value-type="float">
            <text:p>525 17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2840" calcext:value-type="float">
            <text:p>2 84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873829" calcext:value-type="float">
            <text:p>873 829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09140" calcext:value-type="float">
            <text:p>109 14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223794" calcext:value-type="float">
            <text:p>1 223 794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70782" calcext:value-type="float">
            <text:p>170 782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3726" calcext:value-type="float">
            <text:p>3 726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87304" calcext:value-type="float">
            <text:p>287 304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35" calcext:value-type="float">
            <text:p>1 035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4900" calcext:value-type="float">
            <text:p>14 90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720" calcext:value-type="float">
            <text:p>72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2987130" calcext:value-type="float">
            <text:p>2 987 13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109686" calcext:value-type="float">
            <text:p>1 109 686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0493278" calcext:value-type="float">
            <text:p>10 493 278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</text:p>
          </table:table-cell>
          <table:table-cell office:value-type="float" office:value="142994" calcext:value-type="float">
            <text:p>142 994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450701" calcext:value-type="float">
            <text:p>450 701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456449" calcext:value-type="float">
            <text:p>456 449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095327" calcext:value-type="float">
            <text:p>3 095 327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8030" calcext:value-type="float">
            <text:p>8 030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492" calcext:value-type="float">
            <text:p>1 492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682206" calcext:value-type="float">
            <text:p>682 206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1772" calcext:value-type="float">
            <text:p>1 772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94806" calcext:value-type="float">
            <text:p>94 806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80246" calcext:value-type="float">
            <text:p>80 246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08177" calcext:value-type="float">
            <text:p>208 177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99610" calcext:value-type="float">
            <text:p>199 61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107195" calcext:value-type="float">
            <text:p>107 195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65816" calcext:value-type="float">
            <text:p>65 816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402" calcext:value-type="float">
            <text:p>402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61447" calcext:value-type="float">
            <text:p>61 447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79077" calcext:value-type="float">
            <text:p>79 077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221476" calcext:value-type="float">
            <text:p>221 476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030052" calcext:value-type="float">
            <text:p>1 030 052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325693" calcext:value-type="float">
            <text:p>325 693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2982" calcext:value-type="float">
            <text:p>2 982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3400" calcext:value-type="float">
            <text:p>23 40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533" calcext:value-type="float">
            <text:p>3 533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6857" calcext:value-type="float">
            <text:p>6 857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31665" calcext:value-type="float">
            <text:p>31 665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5918" calcext:value-type="float">
            <text:p>15 918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3780" calcext:value-type="float">
            <text:p>3 78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10736" calcext:value-type="float">
            <text:p>210 736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727690" calcext:value-type="float">
            <text:p>727 69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55080" calcext:value-type="float">
            <text:p>55 08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5068" calcext:value-type="float">
            <text:p>5 068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68122" calcext:value-type="float">
            <text:p>68 122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7206" calcext:value-type="float">
            <text:p>17 206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99089" calcext:value-type="float">
            <text:p>99 089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188" calcext:value-type="float">
            <text:p>1 188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3282" calcext:value-type="float">
            <text:p>3 282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74570" calcext:value-type="float">
            <text:p>74 57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852" calcext:value-type="float">
            <text:p>1 852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5770" calcext:value-type="float">
            <text:p>15 77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33322" calcext:value-type="float">
            <text:p>33 322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792920" calcext:value-type="float">
            <text:p>1 792 92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6466731" calcext:value-type="float">
            <text:p>16 466 731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</text:p>
          </table:table-cell>
          <table:table-cell office:value-type="float" office:value="197866" calcext:value-type="float">
            <text:p>197 866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325" calcext:value-type="float">
            <text:p>5 325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92864" calcext:value-type="float">
            <text:p>92 864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99280" calcext:value-type="float">
            <text:p>399 280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81" calcext:value-type="float">
            <text:p>381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708" calcext:value-type="float">
            <text:p>1 708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440" calcext:value-type="float">
            <text:p>2 44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97686" calcext:value-type="float">
            <text:p>97 686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2763" calcext:value-type="float">
            <text:p>22 763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9750" calcext:value-type="float">
            <text:p>29 75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38403" calcext:value-type="float">
            <text:p>38 403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62498" calcext:value-type="float">
            <text:p>262 498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16256" calcext:value-type="float">
            <text:p>16 256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1156" calcext:value-type="float">
            <text:p>11 156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261" calcext:value-type="float">
            <text:p>1 261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12260" calcext:value-type="float">
            <text:p>12 26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27650" calcext:value-type="float">
            <text:p>27 65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92052" calcext:value-type="float">
            <text:p>192 052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623394" calcext:value-type="float">
            <text:p>623 394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534072" calcext:value-type="float">
            <text:p>534 072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40" calcext:value-type="float">
            <text:p>24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6977" calcext:value-type="float">
            <text:p>6 977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2820" calcext:value-type="float">
            <text:p>42 82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3310" calcext:value-type="float">
            <text:p>23 31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92535" calcext:value-type="float">
            <text:p>92 535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537" calcext:value-type="float">
            <text:p>537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940" calcext:value-type="float">
            <text:p>1 94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350" calcext:value-type="float">
            <text:p>35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384" calcext:value-type="float">
            <text:p>384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5424563" calcext:value-type="float">
            <text:p>5 424 563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30654" calcext:value-type="float">
            <text:p>230 654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636" calcext:value-type="float">
            <text:p>636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292" calcext:value-type="float">
            <text:p>1 292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8867" calcext:value-type="float">
            <text:p>88 867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64418" calcext:value-type="float">
            <text:p>64 418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4768" calcext:value-type="float">
            <text:p>44 768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544" calcext:value-type="float">
            <text:p>2 544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5418" calcext:value-type="float">
            <text:p>5 418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33132" calcext:value-type="float">
            <text:p>133 132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49126" calcext:value-type="float">
            <text:p>49 126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8698" calcext:value-type="float">
            <text:p>8 698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5480" calcext:value-type="float">
            <text:p>15 48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1894" calcext:value-type="float">
            <text:p>21 894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8511" calcext:value-type="float">
            <text:p>8 511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004" calcext:value-type="float">
            <text:p>2 004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24564" calcext:value-type="float">
            <text:p>24 564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986" calcext:value-type="float">
            <text:p>986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42105" calcext:value-type="float">
            <text:p>42 105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20" calcext:value-type="float">
            <text:p>520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48374" calcext:value-type="float">
            <text:p>48 374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1152" calcext:value-type="float">
            <text:p>11 152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1876" calcext:value-type="float">
            <text:p>11 876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52320" calcext:value-type="float">
            <text:p>352 320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4476" calcext:value-type="float">
            <text:p>14 476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93884" calcext:value-type="float">
            <text:p>693 884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1300" calcext:value-type="float">
            <text:p>11 3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23" calcext:value-type="float">
            <text:p>423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39420" calcext:value-type="float">
            <text:p>139 42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462958" calcext:value-type="float">
            <text:p>462 958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731" calcext:value-type="float">
            <text:p>2 731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786111" calcext:value-type="float">
            <text:p>786 111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690365" calcext:value-type="float">
            <text:p>3 690 365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878" calcext:value-type="float">
            <text:p>878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630" calcext:value-type="float">
            <text:p>63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875" calcext:value-type="float">
            <text:p>875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1368" calcext:value-type="float">
            <text:p>1 368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0175" calcext:value-type="float">
            <text:p>10 175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5360" calcext:value-type="float">
            <text:p>15 36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7501" calcext:value-type="float">
            <text:p>27 501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58" calcext:value-type="float">
            <text:p>258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25092" calcext:value-type="float">
            <text:p>225 092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93942" calcext:value-type="float">
            <text:p>293 942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51572" calcext:value-type="float">
            <text:p>351 572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095" calcext:value-type="float">
            <text:p>6 095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21175" calcext:value-type="float">
            <text:p>21 175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4474" calcext:value-type="float">
            <text:p>4 474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39147" calcext:value-type="float">
            <text:p>39 147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6729" calcext:value-type="float">
            <text:p>6 729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2808" calcext:value-type="float">
            <text:p>2 808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58710" calcext:value-type="float">
            <text:p>58 71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41229" calcext:value-type="float">
            <text:p>41 229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630" calcext:value-type="float">
            <text:p>63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69248" calcext:value-type="float">
            <text:p>69 248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935" calcext:value-type="float">
            <text:p>935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6448" calcext:value-type="float">
            <text:p>6 448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234" calcext:value-type="float">
            <text:p>2 234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44090" calcext:value-type="float">
            <text:p>44 09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8432" calcext:value-type="float">
            <text:p>8 432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398" calcext:value-type="float">
            <text:p>1 398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7960" calcext:value-type="float">
            <text:p>7 96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491" calcext:value-type="float">
            <text:p>1 491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414" calcext:value-type="float">
            <text:p>414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1144" calcext:value-type="float">
            <text:p>91 144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9198" calcext:value-type="float">
            <text:p>9 198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271" calcext:value-type="float">
            <text:p>271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015" calcext:value-type="float">
            <text:p>2 015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5859" calcext:value-type="float">
            <text:p>25 859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0860" calcext:value-type="float">
            <text:p>10 86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5760" calcext:value-type="float">
            <text:p>5 760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11340" calcext:value-type="float">
            <text:p>11 34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4959" calcext:value-type="float">
            <text:p>14 959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76754" calcext:value-type="float">
            <text:p>76 754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6276" calcext:value-type="float">
            <text:p>16 276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709" calcext:value-type="float">
            <text:p>709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343689" calcext:value-type="float">
            <text:p>343 689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6175" calcext:value-type="float">
            <text:p>6 175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20904" calcext:value-type="float">
            <text:p>20 904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69672" calcext:value-type="float">
            <text:p>69 672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686775" calcext:value-type="float">
            <text:p>686 775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61947" calcext:value-type="float">
            <text:p>161 947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</text:p>
          </table:table-cell>
          <table:table-cell office:value-type="float" office:value="5001" calcext:value-type="float">
            <text:p>5 001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7614" calcext:value-type="float">
            <text:p>7 614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7823" calcext:value-type="float">
            <text:p>17 823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54904" calcext:value-type="float">
            <text:p>54 904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0441" calcext:value-type="float">
            <text:p>30 441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245" calcext:value-type="float">
            <text:p>1 245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80461" calcext:value-type="float">
            <text:p>80 461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3861" calcext:value-type="float">
            <text:p>13 861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32957" calcext:value-type="float">
            <text:p>32 957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68" calcext:value-type="float">
            <text:p>368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2931" calcext:value-type="float">
            <text:p>2 931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4876" calcext:value-type="float">
            <text:p>4 876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49512" calcext:value-type="float">
            <text:p>49 512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84165" calcext:value-type="float">
            <text:p>184 165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9280" calcext:value-type="float">
            <text:p>29 28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647592" calcext:value-type="float">
            <text:p>647 592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67242" calcext:value-type="float">
            <text:p>367 242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1522" calcext:value-type="float">
            <text:p>11 522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4784" calcext:value-type="float">
            <text:p>24 784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8404" calcext:value-type="float">
            <text:p>8 404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624" calcext:value-type="float">
            <text:p>624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2920" calcext:value-type="float">
            <text:p>22 92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53352" calcext:value-type="float">
            <text:p>53 352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7620" calcext:value-type="float">
            <text:p>17 620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370" calcext:value-type="float">
            <text:p>37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940" calcext:value-type="float">
            <text:p>940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960" calcext:value-type="float">
            <text:p>96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72599" calcext:value-type="float">
            <text:p>72 599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7824" calcext:value-type="float">
            <text:p>7 824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93011" calcext:value-type="float">
            <text:p>93 011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2028" calcext:value-type="float">
            <text:p>32 028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5990" calcext:value-type="float">
            <text:p>15 99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48" calcext:value-type="float">
            <text:p>348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7731" calcext:value-type="float">
            <text:p>7 731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5212" calcext:value-type="float">
            <text:p>25 212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9962" calcext:value-type="float">
            <text:p>9 962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6457" calcext:value-type="float">
            <text:p>6 457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04901" calcext:value-type="float">
            <text:p>104 901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50" calcext:value-type="float">
            <text:p>250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820" calcext:value-type="float">
            <text:p>1 820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9800" calcext:value-type="float">
            <text:p>29 800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770" calcext:value-type="float">
            <text:p>77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139" calcext:value-type="float">
            <text:p>9 139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3160" calcext:value-type="float">
            <text:p>13 16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5464" calcext:value-type="float">
            <text:p>5 464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930" calcext:value-type="float">
            <text:p>30 93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937" calcext:value-type="float">
            <text:p>937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190" calcext:value-type="float">
            <text:p>1 190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68" calcext:value-type="float">
            <text:p>368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6323" calcext:value-type="float">
            <text:p>6 323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545" calcext:value-type="float">
            <text:p>2 545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6658" calcext:value-type="float">
            <text:p>6 658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830" calcext:value-type="float">
            <text:p>83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2085" calcext:value-type="float">
            <text:p>2 085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1834" calcext:value-type="float">
            <text:p>11 834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2800" calcext:value-type="float">
            <text:p>12 800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04239" calcext:value-type="float">
            <text:p>104 239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087" calcext:value-type="float">
            <text:p>2 087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1927" calcext:value-type="float">
            <text:p>11 927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67856" calcext:value-type="float">
            <text:p>167 856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7397" calcext:value-type="float">
            <text:p>17 397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96" calcext:value-type="float">
            <text:p>296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38244" calcext:value-type="float">
            <text:p>138 244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546" calcext:value-type="float">
            <text:p>2 546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921" calcext:value-type="float">
            <text:p>921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097" calcext:value-type="float">
            <text:p>9 097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3320" calcext:value-type="float">
            <text:p>3 320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580" calcext:value-type="float">
            <text:p>580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6030" calcext:value-type="float">
            <text:p>6 030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78120" calcext:value-type="float">
            <text:p>478 120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5289" calcext:value-type="float">
            <text:p>5 289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84464" calcext:value-type="float">
            <text:p>184 464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25352" calcext:value-type="float">
            <text:p>325 352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2230" calcext:value-type="float">
            <text:p>12 230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355" calcext:value-type="float">
            <text:p>3 355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82746" calcext:value-type="float">
            <text:p>182 746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69553" calcext:value-type="float">
            <text:p>169 553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3960" calcext:value-type="float">
            <text:p>3 960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16560" calcext:value-type="float">
            <text:p>16 560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226" calcext:value-type="float">
            <text:p>3 226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12480" calcext:value-type="float">
            <text:p>212 48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2840" calcext:value-type="float">
            <text:p>12 840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75859" calcext:value-type="float">
            <text:p>175 859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26089" calcext:value-type="float">
            <text:p>26 089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79741" calcext:value-type="float">
            <text:p>79 741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34972" calcext:value-type="float">
            <text:p>34 972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1414" calcext:value-type="float">
            <text:p>1 414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2174" calcext:value-type="float">
            <text:p>32 174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92210" calcext:value-type="float">
            <text:p>92 21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</text:p>
          </table:table-cell>
          <table:table-cell office:value-type="float" office:value="1040" calcext:value-type="float">
            <text:p>1 040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720" calcext:value-type="float">
            <text:p>720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66133" calcext:value-type="float">
            <text:p>66 133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498" calcext:value-type="float">
            <text:p>1 498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6555" calcext:value-type="float">
            <text:p>36 555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0346" calcext:value-type="float">
            <text:p>10 346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4033" calcext:value-type="float">
            <text:p>24 033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84783" calcext:value-type="float">
            <text:p>84 783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1905" calcext:value-type="float">
            <text:p>1 905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8339" calcext:value-type="float">
            <text:p>8 339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9718" calcext:value-type="float">
            <text:p>9 718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010" calcext:value-type="float">
            <text:p>1 01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9608" calcext:value-type="float">
            <text:p>9 608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9350" calcext:value-type="float">
            <text:p>9 350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7230" calcext:value-type="float">
            <text:p>7 230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2064" calcext:value-type="float">
            <text:p>2 064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593634" calcext:value-type="float">
            <text:p>593 634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54462" calcext:value-type="float">
            <text:p>254 462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304" calcext:value-type="float">
            <text:p>304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68" calcext:value-type="float">
            <text:p>468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318" calcext:value-type="float">
            <text:p>318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485" calcext:value-type="float">
            <text:p>3 485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88916" calcext:value-type="float">
            <text:p>188 916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2152" calcext:value-type="float">
            <text:p>12 152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35257" calcext:value-type="float">
            <text:p>235 257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0248" calcext:value-type="float">
            <text:p>10 248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089" calcext:value-type="float">
            <text:p>1 089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432" calcext:value-type="float">
            <text:p>432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162776" calcext:value-type="float">
            <text:p>162 776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1102" calcext:value-type="float">
            <text:p>1 102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57820" calcext:value-type="float">
            <text:p>257 820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42514" calcext:value-type="float">
            <text:p>242 514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 de fil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96437" calcext:value-type="float">
            <text:p>96 437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3224" calcext:value-type="float">
            <text:p>13 224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377" calcext:value-type="float">
            <text:p>2 377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7470" calcext:value-type="float">
            <text:p>17 470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825" calcext:value-type="float">
            <text:p>1 825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3613" calcext:value-type="float">
            <text:p>13 613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530" calcext:value-type="float">
            <text:p>1 530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084" calcext:value-type="float">
            <text:p>1 084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10" calcext:value-type="float">
            <text:p>210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, glaces et miroirs</text:p>
          </table:table-cell>
          <table:table-cell office:value-type="float" office:value="3202" calcext:value-type="float">
            <text:p>3 202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673525" calcext:value-type="float">
            <text:p>673 525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11683" calcext:value-type="float">
            <text:p>111 683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270" calcext:value-type="float">
            <text:p>270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223868" calcext:value-type="float">
            <text:p>223 868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3240" calcext:value-type="float">
            <text:p>33 240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416330" calcext:value-type="float">
            <text:p>416 33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40354" calcext:value-type="float">
            <text:p>440 354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7100" calcext:value-type="float">
            <text:p>27 100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10056" calcext:value-type="float">
            <text:p>110 056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59275453" calcext:value-type="float">
            <text:p>59 275 453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14066" calcext:value-type="float">
            <text:p>114 066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1464" calcext:value-type="float">
            <text:p>11 464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0181" calcext:value-type="float">
            <text:p>30 181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2079" calcext:value-type="float">
            <text:p>2 079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23118" calcext:value-type="float">
            <text:p>23 118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642" calcext:value-type="float">
            <text:p>5 642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30790" calcext:value-type="float">
            <text:p>30 790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6335" calcext:value-type="float">
            <text:p>6 335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85537" calcext:value-type="float">
            <text:p>385 537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56949" calcext:value-type="float">
            <text:p>256 949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57821" calcext:value-type="float">
            <text:p>57 821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22470" calcext:value-type="float">
            <text:p>222 470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2050008" calcext:value-type="float">
            <text:p>2 050 008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25679" calcext:value-type="float">
            <text:p>25 679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34832" calcext:value-type="float">
            <text:p>34 832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669" calcext:value-type="float">
            <text:p>2 669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25" calcext:value-type="float">
            <text:p>325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6027" calcext:value-type="float">
            <text:p>6 027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3317" calcext:value-type="float">
            <text:p>23 317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2035" calcext:value-type="float">
            <text:p>42 035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5959" calcext:value-type="float">
            <text:p>15 959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524318" calcext:value-type="float">
            <text:p>524 318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48797" calcext:value-type="float">
            <text:p>48 797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5864" calcext:value-type="float">
            <text:p>15 864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5258" calcext:value-type="float">
            <text:p>5 258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982" calcext:value-type="float">
            <text:p>2 982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3267" calcext:value-type="float">
            <text:p>3 267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685" calcext:value-type="float">
            <text:p>685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7365" calcext:value-type="float">
            <text:p>7 365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5230" calcext:value-type="float">
            <text:p>5 230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94821" calcext:value-type="float">
            <text:p>94 821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3431" calcext:value-type="float">
            <text:p>23 431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58835" calcext:value-type="float">
            <text:p>58 835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31643" calcext:value-type="float">
            <text:p>131 643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7299778" calcext:value-type="float">
            <text:p>7 299 778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95120" calcext:value-type="float">
            <text:p>95 120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6858" calcext:value-type="float">
            <text:p>46 858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262" calcext:value-type="float">
            <text:p>4 262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640" calcext:value-type="float">
            <text:p>1 640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135" calcext:value-type="float">
            <text:p>2 135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4192" calcext:value-type="float">
            <text:p>4 192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7977" calcext:value-type="float">
            <text:p>27 977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0462" calcext:value-type="float">
            <text:p>30 462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62830" calcext:value-type="float">
            <text:p>62 830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2640" calcext:value-type="float">
            <text:p>52 640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87705" calcext:value-type="float">
            <text:p>87 705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14913" calcext:value-type="float">
            <text:p>14 913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3462" calcext:value-type="float">
            <text:p>23 462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6712" calcext:value-type="float">
            <text:p>26 712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0518" calcext:value-type="float">
            <text:p>100 518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93507" calcext:value-type="float">
            <text:p>93 507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9185" calcext:value-type="float">
            <text:p>19 185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2480" calcext:value-type="float">
            <text:p>2 480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166" calcext:value-type="float">
            <text:p>4 166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4158" calcext:value-type="float">
            <text:p>4 158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050" calcext:value-type="float">
            <text:p>5 050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80" calcext:value-type="float">
            <text:p>480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57015" calcext:value-type="float">
            <text:p>57 015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1436" calcext:value-type="float">
            <text:p>11 436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888" calcext:value-type="float">
            <text:p>2 888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3016" calcext:value-type="float">
            <text:p>83 016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906" calcext:value-type="float">
            <text:p>1 906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017" calcext:value-type="float">
            <text:p>4 017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251496" calcext:value-type="float">
            <text:p>251 496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22" calcext:value-type="float">
            <text:p>522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04814" calcext:value-type="float">
            <text:p>104 814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45210" calcext:value-type="float">
            <text:p>245 210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8302" calcext:value-type="float">
            <text:p>8 302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2102" calcext:value-type="float">
            <text:p>32 102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61097" calcext:value-type="float">
            <text:p>161 097 <text:s text:c="2"/></text:p>
          </table:table-cell>
          <table:table-cell table:number-columns-repeated="1016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250" calcext:value-type="float">
            <text:p>2 250 <text:s text:c="2"/></text:p>
          </table:table-cell>
          <table:table-cell table:number-columns-repeated="1016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4296" calcext:value-type="float">
            <text:p>14 296 <text:s text:c="2"/></text:p>
          </table:table-cell>
          <table:table-cell table:number-columns-repeated="1016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6218" calcext:value-type="float">
            <text:p>6 218 <text:s text:c="2"/></text:p>
          </table:table-cell>
          <table:table-cell table:number-columns-repeated="1016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196" calcext:value-type="float">
            <text:p>2 196 <text:s text:c="2"/></text:p>
          </table:table-cell>
          <table:table-cell table:number-columns-repeated="1016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8284" calcext:value-type="float">
            <text:p>28 284 <text:s text:c="2"/></text:p>
          </table:table-cell>
          <table:table-cell table:number-columns-repeated="1016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518" calcext:value-type="float">
            <text:p>3 518 <text:s text:c="2"/></text:p>
          </table:table-cell>
          <table:table-cell table:number-columns-repeated="1016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048" calcext:value-type="float">
            <text:p>1 048 <text:s text:c="2"/></text:p>
          </table:table-cell>
          <table:table-cell table:number-columns-repeated="1016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036" calcext:value-type="float">
            <text:p>2 036 <text:s text:c="2"/></text:p>
          </table:table-cell>
          <table:table-cell table:number-columns-repeated="1016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218495" calcext:value-type="float">
            <text:p>218 495 <text:s text:c="2"/></text:p>
          </table:table-cell>
          <table:table-cell table:number-columns-repeated="1016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9567" calcext:value-type="float">
            <text:p>9 567 <text:s text:c="2"/></text:p>
          </table:table-cell>
          <table:table-cell table:number-columns-repeated="1016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40" calcext:value-type="float">
            <text:p>240 <text:s text:c="2"/></text:p>
          </table:table-cell>
          <table:table-cell table:number-columns-repeated="1016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17230" calcext:value-type="float">
            <text:p>217 230 <text:s text:c="2"/></text:p>
          </table:table-cell>
          <table:table-cell table:number-columns-repeated="1016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5374" calcext:value-type="float">
            <text:p>45 374 <text:s text:c="2"/></text:p>
          </table:table-cell>
          <table:table-cell table:number-columns-repeated="1016"/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03603" calcext:value-type="float">
            <text:p>503 603 <text:s text:c="2"/></text:p>
          </table:table-cell>
          <table:table-cell table:number-columns-repeated="1016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1682" calcext:value-type="float">
            <text:p>11 682 <text:s text:c="2"/></text:p>
          </table:table-cell>
          <table:table-cell table:number-columns-repeated="1016"/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8387" calcext:value-type="float">
            <text:p>8 387 <text:s text:c="2"/></text:p>
          </table:table-cell>
          <table:table-cell table:number-columns-repeated="1016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2565" calcext:value-type="float">
            <text:p>2 565 <text:s text:c="2"/></text:p>
          </table:table-cell>
          <table:table-cell table:number-columns-repeated="1016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151" calcext:value-type="float">
            <text:p>4 151 <text:s text:c="2"/></text:p>
          </table:table-cell>
          <table:table-cell table:number-columns-repeated="1016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358832" calcext:value-type="float">
            <text:p>358 832 <text:s text:c="2"/></text:p>
          </table:table-cell>
          <table:table-cell table:number-columns-repeated="1016"/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99948" calcext:value-type="float">
            <text:p>99 948 <text:s text:c="2"/></text:p>
          </table:table-cell>
          <table:table-cell table:number-columns-repeated="1016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280" calcext:value-type="float">
            <text:p>2 280 <text:s text:c="2"/></text:p>
          </table:table-cell>
          <table:table-cell table:number-columns-repeated="1016"/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760" calcext:value-type="float">
            <text:p>1 760 <text:s text:c="2"/></text:p>
          </table:table-cell>
          <table:table-cell table:number-columns-repeated="1016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6282" calcext:value-type="float">
            <text:p>6 282 <text:s text:c="2"/></text:p>
          </table:table-cell>
          <table:table-cell table:number-columns-repeated="1016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826" calcext:value-type="float">
            <text:p>1 826 <text:s text:c="2"/></text:p>
          </table:table-cell>
          <table:table-cell table:number-columns-repeated="1016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6552" calcext:value-type="float">
            <text:p>6 552 <text:s text:c="2"/></text:p>
          </table:table-cell>
          <table:table-cell table:number-columns-repeated="1016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367" calcext:value-type="float">
            <text:p>1 367 <text:s text:c="2"/></text:p>
          </table:table-cell>
          <table:table-cell table:number-columns-repeated="1016"/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7293" calcext:value-type="float">
            <text:p>7 293 <text:s text:c="2"/></text:p>
          </table:table-cell>
          <table:table-cell table:number-columns-repeated="1016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4676" calcext:value-type="float">
            <text:p>4 676 <text:s text:c="2"/></text:p>
          </table:table-cell>
          <table:table-cell table:number-columns-repeated="1016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714" calcext:value-type="float">
            <text:p>714 <text:s text:c="2"/></text:p>
          </table:table-cell>
          <table:table-cell table:number-columns-repeated="1016"/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1032" calcext:value-type="float">
            <text:p>11 032 <text:s text:c="2"/></text:p>
          </table:table-cell>
          <table:table-cell table:number-columns-repeated="1016"/>
        </table:table-row>
        <table:table-row table:style-name="ro2">
          <table:table-cell office:value-type="float" office:value="1114" calcext:value-type="float">
            <text:p>1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97" calcext:value-type="float">
            <text:p>297 <text:s text:c="2"/></text:p>
          </table:table-cell>
          <table:table-cell table:number-columns-repeated="1016"/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81540" calcext:value-type="float">
            <text:p>81 540 <text:s text:c="2"/></text:p>
          </table:table-cell>
          <table:table-cell table:number-columns-repeated="1016"/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36673" calcext:value-type="float">
            <text:p>36 673 <text:s text:c="2"/></text:p>
          </table:table-cell>
          <table:table-cell table:number-columns-repeated="1016"/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744" calcext:value-type="float">
            <text:p>10 744 <text:s text:c="2"/></text:p>
          </table:table-cell>
          <table:table-cell table:number-columns-repeated="1016"/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7640" calcext:value-type="float">
            <text:p>7 640 <text:s text:c="2"/></text:p>
          </table:table-cell>
          <table:table-cell table:number-columns-repeated="1016"/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486" calcext:value-type="float">
            <text:p>1 486 <text:s text:c="2"/></text:p>
          </table:table-cell>
          <table:table-cell table:number-columns-repeated="1016"/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80" calcext:value-type="float">
            <text:p>480 <text:s text:c="2"/></text:p>
          </table:table-cell>
          <table:table-cell table:number-columns-repeated="1016"/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94580" calcext:value-type="float">
            <text:p>494 580 <text:s text:c="2"/></text:p>
          </table:table-cell>
          <table:table-cell table:number-columns-repeated="1016"/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8003" calcext:value-type="float">
            <text:p>28 003 <text:s text:c="2"/></text:p>
          </table:table-cell>
          <table:table-cell table:number-columns-repeated="1016"/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111829" calcext:value-type="float">
            <text:p>111 829 <text:s text:c="2"/></text:p>
          </table:table-cell>
          <table:table-cell table:number-columns-repeated="1016"/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40625" calcext:value-type="float">
            <text:p>40 625 <text:s text:c="2"/></text:p>
          </table:table-cell>
          <table:table-cell table:number-columns-repeated="1016"/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684" calcext:value-type="float">
            <text:p>2 684 <text:s text:c="2"/></text:p>
          </table:table-cell>
          <table:table-cell table:number-columns-repeated="1016"/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4674" calcext:value-type="float">
            <text:p>24 674 <text:s text:c="2"/></text:p>
          </table:table-cell>
          <table:table-cell table:number-columns-repeated="1016"/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9111" calcext:value-type="float">
            <text:p>19 111 <text:s text:c="2"/></text:p>
          </table:table-cell>
          <table:table-cell table:number-columns-repeated="1016"/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19920" calcext:value-type="float">
            <text:p>119 920 <text:s text:c="2"/></text:p>
          </table:table-cell>
          <table:table-cell table:number-columns-repeated="1016"/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76173" calcext:value-type="float">
            <text:p>76 173 <text:s text:c="2"/></text:p>
          </table:table-cell>
          <table:table-cell table:number-columns-repeated="1016"/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6392" calcext:value-type="float">
            <text:p>46 392 <text:s text:c="2"/></text:p>
          </table:table-cell>
          <table:table-cell table:number-columns-repeated="1016"/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6577" calcext:value-type="float">
            <text:p>56 577 <text:s text:c="2"/></text:p>
          </table:table-cell>
          <table:table-cell table:number-columns-repeated="1016"/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412946" calcext:value-type="float">
            <text:p>412 946 <text:s text:c="2"/></text:p>
          </table:table-cell>
          <table:table-cell table:number-columns-repeated="1016"/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39490" calcext:value-type="float">
            <text:p>39 490 <text:s text:c="2"/></text:p>
          </table:table-cell>
          <table:table-cell table:number-columns-repeated="1016"/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506" calcext:value-type="float">
            <text:p>506 <text:s text:c="2"/></text:p>
          </table:table-cell>
          <table:table-cell table:number-columns-repeated="1016"/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227" calcext:value-type="float">
            <text:p>3 227 <text:s text:c="2"/></text:p>
          </table:table-cell>
          <table:table-cell table:number-columns-repeated="1016"/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88" calcext:value-type="float">
            <text:p>288 <text:s text:c="2"/></text:p>
          </table:table-cell>
          <table:table-cell table:number-columns-repeated="1016"/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3434" calcext:value-type="float">
            <text:p>3 434 <text:s text:c="2"/></text:p>
          </table:table-cell>
          <table:table-cell table:number-columns-repeated="1016"/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1222" calcext:value-type="float">
            <text:p>11 222 <text:s text:c="2"/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716793" calcext:value-type="float">
            <text:p>2 716 793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555984" calcext:value-type="float">
            <text:p>555 984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281180" calcext:value-type="float">
            <text:p>281 180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5170" calcext:value-type="float">
            <text:p>5 17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5216" calcext:value-type="float">
            <text:p>75 216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4816113" calcext:value-type="float">
            <text:p>4 816 113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779216" calcext:value-type="float">
            <text:p>1 779 216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1770" calcext:value-type="float">
            <text:p>11 770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58394" calcext:value-type="float">
            <text:p>458 394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9140" calcext:value-type="float">
            <text:p>59 140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1764" calcext:value-type="float">
            <text:p>11 764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61062" calcext:value-type="float">
            <text:p>61 062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3407" calcext:value-type="float">
            <text:p>33 407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36564" calcext:value-type="float">
            <text:p>36 564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52303" calcext:value-type="float">
            <text:p>252 303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20864" calcext:value-type="float">
            <text:p>20 864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74" calcext:value-type="float">
            <text:p>474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93499" calcext:value-type="float">
            <text:p>93 499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35025" calcext:value-type="float">
            <text:p>35 025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926" calcext:value-type="float">
            <text:p>926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781" calcext:value-type="float">
            <text:p>1 781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702" calcext:value-type="float">
            <text:p>2 702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22508" calcext:value-type="float">
            <text:p>22 508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64916" calcext:value-type="float">
            <text:p>64 916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91781" calcext:value-type="float">
            <text:p>91 781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571404" calcext:value-type="float">
            <text:p>571 404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</text:p>
          </table:table-cell>
          <table:table-cell office:value-type="float" office:value="738015" calcext:value-type="float">
            <text:p>738 015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023002" calcext:value-type="float">
            <text:p>1 023 002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508" calcext:value-type="float">
            <text:p>2 508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31510" calcext:value-type="float">
            <text:p>31 51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0100" calcext:value-type="float">
            <text:p>10 100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85854" calcext:value-type="float">
            <text:p>385 854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89338" calcext:value-type="float">
            <text:p>289 338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591177" calcext:value-type="float">
            <text:p>591 177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08116" calcext:value-type="float">
            <text:p>608 116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9910" calcext:value-type="float">
            <text:p>19 910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2017" calcext:value-type="float">
            <text:p>12 017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3420" calcext:value-type="float">
            <text:p>33 42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7295" calcext:value-type="float">
            <text:p>7 295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5776" calcext:value-type="float">
            <text:p>15 776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3755" calcext:value-type="float">
            <text:p>103 755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1801" calcext:value-type="float">
            <text:p>31 801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0809" calcext:value-type="float">
            <text:p>10 809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23396" calcext:value-type="float">
            <text:p>123 396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07178" calcext:value-type="float">
            <text:p>207 178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4000" calcext:value-type="float">
            <text:p>104 000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3500" calcext:value-type="float">
            <text:p>13 500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77692" calcext:value-type="float">
            <text:p>77 692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01369" calcext:value-type="float">
            <text:p>201 369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83876" calcext:value-type="float">
            <text:p>383 876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387870" calcext:value-type="float">
            <text:p>387 870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47644" calcext:value-type="float">
            <text:p>47 644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7404" calcext:value-type="float">
            <text:p>37 404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976728" calcext:value-type="float">
            <text:p>976 728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735" calcext:value-type="float">
            <text:p>5 735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4007" calcext:value-type="float">
            <text:p>14 007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6022" calcext:value-type="float">
            <text:p>16 022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94707" calcext:value-type="float">
            <text:p>94 707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50252" calcext:value-type="float">
            <text:p>50 252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225842" calcext:value-type="float">
            <text:p>225 842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46209" calcext:value-type="float">
            <text:p>246 209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35277" calcext:value-type="float">
            <text:p>35 277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2316" calcext:value-type="float">
            <text:p>2 316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70" calcext:value-type="float">
            <text:p>47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679" calcext:value-type="float">
            <text:p>679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80800" calcext:value-type="float">
            <text:p>380 800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7700" calcext:value-type="float">
            <text:p>17 70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</text:p>
          </table:table-cell>
          <table:table-cell office:value-type="float" office:value="31129" calcext:value-type="float">
            <text:p>31 129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80021" calcext:value-type="float">
            <text:p>580 021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4100" calcext:value-type="float">
            <text:p>14 100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1379" calcext:value-type="float">
            <text:p>11 379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9578" calcext:value-type="float">
            <text:p>99 578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2577" calcext:value-type="float">
            <text:p>12 577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62558" calcext:value-type="float">
            <text:p>162 558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041307" calcext:value-type="float">
            <text:p>1 041 307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9039" calcext:value-type="float">
            <text:p>29 039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42872" calcext:value-type="float">
            <text:p>42 872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490761" calcext:value-type="float">
            <text:p>490 761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408219" calcext:value-type="float">
            <text:p>1 408 219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8933" calcext:value-type="float">
            <text:p>58 933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52180" calcext:value-type="float">
            <text:p>252 18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228" calcext:value-type="float">
            <text:p>3 228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511980" calcext:value-type="float">
            <text:p>1 511 98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00110" calcext:value-type="float">
            <text:p>100 110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319900" calcext:value-type="float">
            <text:p>319 900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7633" calcext:value-type="float">
            <text:p>17 633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70444" calcext:value-type="float">
            <text:p>70 444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895374" calcext:value-type="float">
            <text:p>6 895 374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939378" calcext:value-type="float">
            <text:p>939 378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9995507" calcext:value-type="float">
            <text:p>9 995 507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31129" calcext:value-type="float">
            <text:p>131 129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20635" calcext:value-type="float">
            <text:p>120 635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46370" calcext:value-type="float">
            <text:p>46 370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4772" calcext:value-type="float">
            <text:p>4 772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3618" calcext:value-type="float">
            <text:p>33 618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757" calcext:value-type="float">
            <text:p>2 757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6136" calcext:value-type="float">
            <text:p>66 136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74968" calcext:value-type="float">
            <text:p>574 968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256" calcext:value-type="float">
            <text:p>4 256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4875" calcext:value-type="float">
            <text:p>34 875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94522" calcext:value-type="float">
            <text:p>94 522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6839" calcext:value-type="float">
            <text:p>16 839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284836" calcext:value-type="float">
            <text:p>284 836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32" calcext:value-type="float">
            <text:p>432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8786" calcext:value-type="float">
            <text:p>8 786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360553" calcext:value-type="float">
            <text:p>360 553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220" calcext:value-type="float">
            <text:p>3 22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927" calcext:value-type="float">
            <text:p>927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</text:p>
          </table:table-cell>
          <table:table-cell office:value-type="float" office:value="55930" calcext:value-type="float">
            <text:p>55 930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1537" calcext:value-type="float">
            <text:p>11 537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85" calcext:value-type="float">
            <text:p>485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5790" calcext:value-type="float">
            <text:p>15 790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0731" calcext:value-type="float">
            <text:p>10 731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0279" calcext:value-type="float">
            <text:p>80 279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846" calcext:value-type="float">
            <text:p>846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4865" calcext:value-type="float">
            <text:p>4 865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49732" calcext:value-type="float">
            <text:p>249 732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745" calcext:value-type="float">
            <text:p>2 745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8908" calcext:value-type="float">
            <text:p>18 908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7706" calcext:value-type="float">
            <text:p>7 706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3922" calcext:value-type="float">
            <text:p>23 922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7988" calcext:value-type="float">
            <text:p>77 988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9448" calcext:value-type="float">
            <text:p>19 448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1450" calcext:value-type="float">
            <text:p>11 45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9130" calcext:value-type="float">
            <text:p>19 13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54983" calcext:value-type="float">
            <text:p>154 983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5585" calcext:value-type="float">
            <text:p>35 585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450455" calcext:value-type="float">
            <text:p>3 450 455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8103489" calcext:value-type="float">
            <text:p>8 103 489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2243" calcext:value-type="float">
            <text:p>2 243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40010" calcext:value-type="float">
            <text:p>140 010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1169575" calcext:value-type="float">
            <text:p>1 169 575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33623" calcext:value-type="float">
            <text:p>33 623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7392" calcext:value-type="float">
            <text:p>17 392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642054" calcext:value-type="float">
            <text:p>642 054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3792" calcext:value-type="float">
            <text:p>43 792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79641" calcext:value-type="float">
            <text:p>579 641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47133" calcext:value-type="float">
            <text:p>47 133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632458" calcext:value-type="float">
            <text:p>632 458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70771" calcext:value-type="float">
            <text:p>170 771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255869" calcext:value-type="float">
            <text:p>255 869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8740" calcext:value-type="float">
            <text:p>8 74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2641" calcext:value-type="float">
            <text:p>22 641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620" calcext:value-type="float">
            <text:p>620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6622" calcext:value-type="float">
            <text:p>6 622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450" calcext:value-type="float">
            <text:p>1 450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425" calcext:value-type="float">
            <text:p>425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</text:p>
          </table:table-cell>
          <table:table-cell office:value-type="float" office:value="175590" calcext:value-type="float">
            <text:p>175 590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85856" calcext:value-type="float">
            <text:p>285 856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7829" calcext:value-type="float">
            <text:p>17 829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158280" calcext:value-type="float">
            <text:p>1 158 28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6042" calcext:value-type="float">
            <text:p>46 042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55" calcext:value-type="float">
            <text:p>355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3709" calcext:value-type="float">
            <text:p>33 709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6114" calcext:value-type="float">
            <text:p>16 114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4394065" calcext:value-type="float">
            <text:p>4 394 065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725450" calcext:value-type="float">
            <text:p>725 450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41762" calcext:value-type="float">
            <text:p>41 762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2010" calcext:value-type="float">
            <text:p>22 01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139728" calcext:value-type="float">
            <text:p>1 139 728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9986" calcext:value-type="float">
            <text:p>49 986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62235" calcext:value-type="float">
            <text:p>1 262 235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2847" calcext:value-type="float">
            <text:p>52 847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12456" calcext:value-type="float">
            <text:p>312 456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939224" calcext:value-type="float">
            <text:p>939 224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856251" calcext:value-type="float">
            <text:p>856 251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13350" calcext:value-type="float">
            <text:p>413 35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1200" calcext:value-type="float">
            <text:p>11 20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48343" calcext:value-type="float">
            <text:p>48 343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14215" calcext:value-type="float">
            <text:p>214 215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973606" calcext:value-type="float">
            <text:p>973 606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212662" calcext:value-type="float">
            <text:p>2 212 662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31922" calcext:value-type="float">
            <text:p>31 922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64806" calcext:value-type="float">
            <text:p>364 806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1801195" calcext:value-type="float">
            <text:p>1 801 195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45758" calcext:value-type="float">
            <text:p>145 758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8216" calcext:value-type="float">
            <text:p>38 216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86942" calcext:value-type="float">
            <text:p>286 942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7563" calcext:value-type="float">
            <text:p>7 563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61086" calcext:value-type="float">
            <text:p>61 086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937346" calcext:value-type="float">
            <text:p>1 937 346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54217" calcext:value-type="float">
            <text:p>54 217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38687" calcext:value-type="float">
            <text:p>38 687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5438" calcext:value-type="float">
            <text:p>15 438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4590" calcext:value-type="float">
            <text:p>34 59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22102" calcext:value-type="float">
            <text:p>22 102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73369" calcext:value-type="float">
            <text:p>73 369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48273" calcext:value-type="float">
            <text:p>48 273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070922" calcext:value-type="float">
            <text:p>2 070 922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70134" calcext:value-type="float">
            <text:p>70 134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66163" calcext:value-type="float">
            <text:p>66 163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</text:p>
          </table:table-cell>
          <table:table-cell office:value-type="float" office:value="412085" calcext:value-type="float">
            <text:p>412 085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16367" calcext:value-type="float">
            <text:p>116 367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670" calcext:value-type="float">
            <text:p>4 67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802892" calcext:value-type="float">
            <text:p>802 892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5587" calcext:value-type="float">
            <text:p>25 587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25823" calcext:value-type="float">
            <text:p>125 823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8906" calcext:value-type="float">
            <text:p>18 906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17795" calcext:value-type="float">
            <text:p>117 795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89866" calcext:value-type="float">
            <text:p>89 866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890" calcext:value-type="float">
            <text:p>2 890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13314" calcext:value-type="float">
            <text:p>113 314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281" calcext:value-type="float">
            <text:p>3 281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39460" calcext:value-type="float">
            <text:p>839 46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32804" calcext:value-type="float">
            <text:p>232 804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63156" calcext:value-type="float">
            <text:p>63 156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76368" calcext:value-type="float">
            <text:p>576 368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69932" calcext:value-type="float">
            <text:p>269 932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594790" calcext:value-type="float">
            <text:p>594 790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43668" calcext:value-type="float">
            <text:p>43 668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53332" calcext:value-type="float">
            <text:p>153 332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7100914" calcext:value-type="float">
            <text:p>17 100 914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29421" calcext:value-type="float">
            <text:p>429 421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6955536" calcext:value-type="float">
            <text:p>6 955 536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7098" calcext:value-type="float">
            <text:p>7 098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118732" calcext:value-type="float">
            <text:p>1 118 732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441" calcext:value-type="float">
            <text:p>441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30709" calcext:value-type="float">
            <text:p>30 709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5408" calcext:value-type="float">
            <text:p>65 408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3821" calcext:value-type="float">
            <text:p>23 821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398" calcext:value-type="float">
            <text:p>6 398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00258" calcext:value-type="float">
            <text:p>400 258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016" calcext:value-type="float">
            <text:p>4 016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53657" calcext:value-type="float">
            <text:p>53 657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2216" calcext:value-type="float">
            <text:p>12 216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98328" calcext:value-type="float">
            <text:p>98 328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3463" calcext:value-type="float">
            <text:p>53 463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27566" calcext:value-type="float">
            <text:p>27 566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632" calcext:value-type="float">
            <text:p>632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350" calcext:value-type="float">
            <text:p>1 35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777" calcext:value-type="float">
            <text:p>2 777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</text:p>
          </table:table-cell>
          <table:table-cell office:value-type="float" office:value="5796" calcext:value-type="float">
            <text:p>5 796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0747" calcext:value-type="float">
            <text:p>30 747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304" calcext:value-type="float">
            <text:p>2 304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4250" calcext:value-type="float">
            <text:p>4 25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1878" calcext:value-type="float">
            <text:p>21 878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260" calcext:value-type="float">
            <text:p>9 26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507" calcext:value-type="float">
            <text:p>6 507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562" calcext:value-type="float">
            <text:p>562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0882" calcext:value-type="float">
            <text:p>10 882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46350" calcext:value-type="float">
            <text:p>46 350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9314" calcext:value-type="float">
            <text:p>19 314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9445" calcext:value-type="float">
            <text:p>29 445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7600" calcext:value-type="float">
            <text:p>27 60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0760" calcext:value-type="float">
            <text:p>10 760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2830" calcext:value-type="float">
            <text:p>52 83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5928" calcext:value-type="float">
            <text:p>25 928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224842" calcext:value-type="float">
            <text:p>3 224 842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679578" calcext:value-type="float">
            <text:p>679 578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5385606" calcext:value-type="float">
            <text:p>5 385 606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6568" calcext:value-type="float">
            <text:p>16 568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44581" calcext:value-type="float">
            <text:p>144 581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3082" calcext:value-type="float">
            <text:p>3 082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371" calcext:value-type="float">
            <text:p>4 371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86" calcext:value-type="float">
            <text:p>586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33" calcext:value-type="float">
            <text:p>733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59299" calcext:value-type="float">
            <text:p>459 299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911" calcext:value-type="float">
            <text:p>3 911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681" calcext:value-type="float">
            <text:p>6 681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78755" calcext:value-type="float">
            <text:p>178 755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774" calcext:value-type="float">
            <text:p>774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9518" calcext:value-type="float">
            <text:p>19 518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122008" calcext:value-type="float">
            <text:p>122 008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6600" calcext:value-type="float">
            <text:p>16 60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150" calcext:value-type="float">
            <text:p>3 15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55550" calcext:value-type="float">
            <text:p>55 55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7498" calcext:value-type="float">
            <text:p>7 498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5210" calcext:value-type="float">
            <text:p>15 21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9698" calcext:value-type="float">
            <text:p>19 698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3972" calcext:value-type="float">
            <text:p>13 972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2301" calcext:value-type="float">
            <text:p>122 301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7316" calcext:value-type="float">
            <text:p>57 316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67080" calcext:value-type="float">
            <text:p>67 080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07050" calcext:value-type="float">
            <text:p>107 050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62776" calcext:value-type="float">
            <text:p>62 776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3763" calcext:value-type="float">
            <text:p>13 763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656763" calcext:value-type="float">
            <text:p>5 656 763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127952" calcext:value-type="float">
            <text:p>1 127 952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4490508" calcext:value-type="float">
            <text:p>4 490 508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2711" calcext:value-type="float">
            <text:p>12 711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44809" calcext:value-type="float">
            <text:p>544 809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5890" calcext:value-type="float">
            <text:p>5 89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2385" calcext:value-type="float">
            <text:p>22 385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742" calcext:value-type="float">
            <text:p>8 742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626562" calcext:value-type="float">
            <text:p>626 562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9659" calcext:value-type="float">
            <text:p>9 659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82886" calcext:value-type="float">
            <text:p>182 886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9598" calcext:value-type="float">
            <text:p>29 598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81300" calcext:value-type="float">
            <text:p>181 3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2090" calcext:value-type="float">
            <text:p>2 09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8774" calcext:value-type="float">
            <text:p>18 774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90836" calcext:value-type="float">
            <text:p>90 836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50" calcext:value-type="float">
            <text:p>25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275" calcext:value-type="float">
            <text:p>8 275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</text:p>
          </table:table-cell>
          <table:table-cell office:value-type="float" office:value="3801" calcext:value-type="float">
            <text:p>3 801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310" calcext:value-type="float">
            <text:p>5 31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1677" calcext:value-type="float">
            <text:p>21 677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340" calcext:value-type="float">
            <text:p>7 34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182" calcext:value-type="float">
            <text:p>6 182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3984" calcext:value-type="float">
            <text:p>3 984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4920" calcext:value-type="float">
            <text:p>24 92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758" calcext:value-type="float">
            <text:p>3 758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5970" calcext:value-type="float">
            <text:p>35 97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5859" calcext:value-type="float">
            <text:p>35 859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8824" calcext:value-type="float">
            <text:p>18 824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6955" calcext:value-type="float">
            <text:p>6 955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8900" calcext:value-type="float">
            <text:p>8 9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78527" calcext:value-type="float">
            <text:p>78 527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8640" calcext:value-type="float">
            <text:p>18 64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603168" calcext:value-type="float">
            <text:p>1 603 168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87474" calcext:value-type="float">
            <text:p>187 474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408877" calcext:value-type="float">
            <text:p>408 877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072" calcext:value-type="float">
            <text:p>1 072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37847" calcext:value-type="float">
            <text:p>137 847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620" calcext:value-type="float">
            <text:p>1 62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598" calcext:value-type="float">
            <text:p>4 598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935" calcext:value-type="float">
            <text:p>935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75" calcext:value-type="float">
            <text:p>575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77594" calcext:value-type="float">
            <text:p>177 594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453" calcext:value-type="float">
            <text:p>1 453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8750" calcext:value-type="float">
            <text:p>8 75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418" calcext:value-type="float">
            <text:p>2 418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53290" calcext:value-type="float">
            <text:p>53 29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10" calcext:value-type="float">
            <text:p>51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620" calcext:value-type="float">
            <text:p>62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304" calcext:value-type="float">
            <text:p>1 304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</text:p>
          </table:table-cell>
          <table:table-cell office:value-type="float" office:value="2716" calcext:value-type="float">
            <text:p>2 716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786" calcext:value-type="float">
            <text:p>786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330" calcext:value-type="float">
            <text:p>33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650" calcext:value-type="float">
            <text:p>1 65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13" calcext:value-type="float">
            <text:p>713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864" calcext:value-type="float">
            <text:p>20 864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230" calcext:value-type="float">
            <text:p>23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796" calcext:value-type="float">
            <text:p>3 796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0226" calcext:value-type="float">
            <text:p>10 226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2221" calcext:value-type="float">
            <text:p>32 221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27735" calcext:value-type="float">
            <text:p>127 735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587232" calcext:value-type="float">
            <text:p>587 232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259" calcext:value-type="float">
            <text:p>2 259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3811" calcext:value-type="float">
            <text:p>3 811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6841" calcext:value-type="float">
            <text:p>26 841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87801" calcext:value-type="float">
            <text:p>87 801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138" calcext:value-type="float">
            <text:p>1 138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470" calcext:value-type="float">
            <text:p>1 47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363" calcext:value-type="float">
            <text:p>363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868" calcext:value-type="float">
            <text:p>5 868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1725" calcext:value-type="float">
            <text:p>1 725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75" calcext:value-type="float">
            <text:p>875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4557" calcext:value-type="float">
            <text:p>4 557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5743" calcext:value-type="float">
            <text:p>5 743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488" calcext:value-type="float">
            <text:p>3 488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26930" calcext:value-type="float">
            <text:p>526 930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3125" calcext:value-type="float">
            <text:p>3 125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4481" calcext:value-type="float">
            <text:p>14 481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50" calcext:value-type="float">
            <text:p>55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7160" calcext:value-type="float">
            <text:p>17 16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1300" calcext:value-type="float">
            <text:p>11 3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4726" calcext:value-type="float">
            <text:p>24 726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35402" calcext:value-type="float">
            <text:p>135 402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3271605" calcext:value-type="float">
            <text:p>3 271 605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374" calcext:value-type="float">
            <text:p>374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1439" calcext:value-type="float">
            <text:p>11 439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590090" calcext:value-type="float">
            <text:p>590 09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4745" calcext:value-type="float">
            <text:p>24 745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5368" calcext:value-type="float">
            <text:p>35 368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5033" calcext:value-type="float">
            <text:p>35 033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10960" calcext:value-type="float">
            <text:p>410 96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76" calcext:value-type="float">
            <text:p>576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6165" calcext:value-type="float">
            <text:p>16 165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990" calcext:value-type="float">
            <text:p>1 99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79947" calcext:value-type="float">
            <text:p>79 947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9942" calcext:value-type="float">
            <text:p>9 942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1309" calcext:value-type="float">
            <text:p>11 309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08" calcext:value-type="float">
            <text:p>408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2450" calcext:value-type="float">
            <text:p>2 45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</text:p>
          </table:table-cell>
          <table:table-cell office:value-type="float" office:value="301" calcext:value-type="float">
            <text:p>301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245" calcext:value-type="float">
            <text:p>3 245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408" calcext:value-type="float">
            <text:p>1 408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535" calcext:value-type="float">
            <text:p>535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16" calcext:value-type="float">
            <text:p>416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87" calcext:value-type="float">
            <text:p>287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323" calcext:value-type="float">
            <text:p>6 323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6132" calcext:value-type="float">
            <text:p>6 132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75280" calcext:value-type="float">
            <text:p>75 28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6200" calcext:value-type="float">
            <text:p>16 2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845" calcext:value-type="float">
            <text:p>845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408" calcext:value-type="float">
            <text:p>1 408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6683" calcext:value-type="float">
            <text:p>56 683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12" calcext:value-type="float">
            <text:p>312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5344" calcext:value-type="float">
            <text:p>45 344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9496" calcext:value-type="float">
            <text:p>9 496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29472" calcext:value-type="float">
            <text:p>129 472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57660" calcext:value-type="float">
            <text:p>257 66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9880" calcext:value-type="float">
            <text:p>9 88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7524" calcext:value-type="float">
            <text:p>67 524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21835" calcext:value-type="float">
            <text:p>21 835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184" calcext:value-type="float">
            <text:p>4 184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061" calcext:value-type="float">
            <text:p>8 061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213" calcext:value-type="float">
            <text:p>1 213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1230" calcext:value-type="float">
            <text:p>21 23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793" calcext:value-type="float">
            <text:p>4 793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9523" calcext:value-type="float">
            <text:p>19 523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729" calcext:value-type="float">
            <text:p>729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360" calcext:value-type="float">
            <text:p>1 36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3566" calcext:value-type="float">
            <text:p>43 566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22454" calcext:value-type="float">
            <text:p>22 454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05" calcext:value-type="float">
            <text:p>1 005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599" calcext:value-type="float">
            <text:p>4 599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975" calcext:value-type="float">
            <text:p>975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6085" calcext:value-type="float">
            <text:p>6 085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8397" calcext:value-type="float">
            <text:p>8 397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685" calcext:value-type="float">
            <text:p>1 685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2900" calcext:value-type="float">
            <text:p>12 9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8340" calcext:value-type="float">
            <text:p>8 34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8415" calcext:value-type="float">
            <text:p>18 415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935" calcext:value-type="float">
            <text:p>935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3461" calcext:value-type="float">
            <text:p>13 461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151" calcext:value-type="float">
            <text:p>2 151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6688" calcext:value-type="float">
            <text:p>6 688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46628" calcext:value-type="float">
            <text:p>446 628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9900" calcext:value-type="float">
            <text:p>49 90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150" calcext:value-type="float">
            <text:p>1 15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5930" calcext:value-type="float">
            <text:p>45 93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025" calcext:value-type="float">
            <text:p>4 025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7610" calcext:value-type="float">
            <text:p>47 61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95" calcext:value-type="float">
            <text:p>795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2972" calcext:value-type="float">
            <text:p>2 972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54" calcext:value-type="float">
            <text:p>354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506" calcext:value-type="float">
            <text:p>2 506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170" calcext:value-type="float">
            <text:p>1 17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06" calcext:value-type="float">
            <text:p>206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398" calcext:value-type="float">
            <text:p>1 398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777" calcext:value-type="float">
            <text:p>1 777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8678" calcext:value-type="float">
            <text:p>18 678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37072" calcext:value-type="float">
            <text:p>37 072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92" calcext:value-type="float">
            <text:p>692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6183" calcext:value-type="float">
            <text:p>6 183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7783" calcext:value-type="float">
            <text:p>17 783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70" calcext:value-type="float">
            <text:p>1 17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1658" calcext:value-type="float">
            <text:p>11 658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96760" calcext:value-type="float">
            <text:p>596 76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5603" calcext:value-type="float">
            <text:p>15 603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2120" calcext:value-type="float">
            <text:p>12 12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068" calcext:value-type="float">
            <text:p>3 068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660" calcext:value-type="float">
            <text:p>3 66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950" calcext:value-type="float">
            <text:p>95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75" calcext:value-type="float">
            <text:p>775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3227" calcext:value-type="float">
            <text:p>3 227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1649" calcext:value-type="float">
            <text:p>11 649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480" calcext:value-type="float">
            <text:p>1 48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546" calcext:value-type="float">
            <text:p>2 546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07" calcext:value-type="float">
            <text:p>507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6361" calcext:value-type="float">
            <text:p>6 361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9170" calcext:value-type="float">
            <text:p>9 17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708" calcext:value-type="float">
            <text:p>708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226" calcext:value-type="float">
            <text:p>6 226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770" calcext:value-type="float">
            <text:p>77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46893" calcext:value-type="float">
            <text:p>146 893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751" calcext:value-type="float">
            <text:p>11 751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240" calcext:value-type="float">
            <text:p>24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670" calcext:value-type="float">
            <text:p>1 67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4282" calcext:value-type="float">
            <text:p>14 282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5874" calcext:value-type="float">
            <text:p>45 874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2909" calcext:value-type="float">
            <text:p>12 909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490" calcext:value-type="float">
            <text:p>1 49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4370" calcext:value-type="float">
            <text:p>14 37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3620" calcext:value-type="float">
            <text:p>3 62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3450" calcext:value-type="float">
            <text:p>3 45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29" calcext:value-type="float">
            <text:p>1 029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312" calcext:value-type="float">
            <text:p>11 312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0680" calcext:value-type="float">
            <text:p>30 68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9250" calcext:value-type="float">
            <text:p>19 250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980" calcext:value-type="float">
            <text:p>98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61916" calcext:value-type="float">
            <text:p>361 916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74509" calcext:value-type="float">
            <text:p>474 509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335083" calcext:value-type="float">
            <text:p>1 335 083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35509" calcext:value-type="float">
            <text:p>35 509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8616" calcext:value-type="float">
            <text:p>38 616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550" calcext:value-type="float">
            <text:p>55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12542" calcext:value-type="float">
            <text:p>112 542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56425" calcext:value-type="float">
            <text:p>56 425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54180" calcext:value-type="float">
            <text:p>54 18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7883" calcext:value-type="float">
            <text:p>7 883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61" calcext:value-type="float">
            <text:p>261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520" calcext:value-type="float">
            <text:p>52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18" calcext:value-type="float">
            <text:p>218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62" calcext:value-type="float">
            <text:p>362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8354" calcext:value-type="float">
            <text:p>18 354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9055" calcext:value-type="float">
            <text:p>29 055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1600" calcext:value-type="float">
            <text:p>21 6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34013" calcext:value-type="float">
            <text:p>34 013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3100" calcext:value-type="float">
            <text:p>33 10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660" calcext:value-type="float">
            <text:p>66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491" calcext:value-type="float">
            <text:p>2 491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3254" calcext:value-type="float">
            <text:p>13 254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66344" calcext:value-type="float">
            <text:p>66 344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74" calcext:value-type="float">
            <text:p>774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77645" calcext:value-type="float">
            <text:p>77 645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6972" calcext:value-type="float">
            <text:p>16 972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0370" calcext:value-type="float">
            <text:p>40 37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669" calcext:value-type="float">
            <text:p>669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42" calcext:value-type="float">
            <text:p>342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265" calcext:value-type="float">
            <text:p>3 265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591" calcext:value-type="float">
            <text:p>2 591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22" calcext:value-type="float">
            <text:p>222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48" calcext:value-type="float">
            <text:p>248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97980" calcext:value-type="float">
            <text:p>97 98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250" calcext:value-type="float">
            <text:p>2 25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745321" calcext:value-type="float">
            <text:p>745 321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1575" calcext:value-type="float">
            <text:p>11 575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4525" calcext:value-type="float">
            <text:p>4 525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548" calcext:value-type="float">
            <text:p>1 548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68830" calcext:value-type="float">
            <text:p>168 83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295" calcext:value-type="float">
            <text:p>1 295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5428" calcext:value-type="float">
            <text:p>15 428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0140" calcext:value-type="float">
            <text:p>10 14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7105" calcext:value-type="float">
            <text:p>17 105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42" calcext:value-type="float">
            <text:p>642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275" calcext:value-type="float">
            <text:p>275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1210" calcext:value-type="float">
            <text:p>21 21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1993" calcext:value-type="float">
            <text:p>11 993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890" calcext:value-type="float">
            <text:p>1 89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3150" calcext:value-type="float">
            <text:p>23 15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970" calcext:value-type="float">
            <text:p>97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40300" calcext:value-type="float">
            <text:p>40 30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40208" calcext:value-type="float">
            <text:p>240 208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675514" calcext:value-type="float">
            <text:p>2 675 514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148" calcext:value-type="float">
            <text:p>1 148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4796" calcext:value-type="float">
            <text:p>24 796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225225" calcext:value-type="float">
            <text:p>225 225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6432" calcext:value-type="float">
            <text:p>6 432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6845" calcext:value-type="float">
            <text:p>16 845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85592" calcext:value-type="float">
            <text:p>185 592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8529" calcext:value-type="float">
            <text:p>48 529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747686" calcext:value-type="float">
            <text:p>747 686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1579" calcext:value-type="float">
            <text:p>11 579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1184" calcext:value-type="float">
            <text:p>21 184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340" calcext:value-type="float">
            <text:p>34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567298" calcext:value-type="float">
            <text:p>567 298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946" calcext:value-type="float">
            <text:p>946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7955" calcext:value-type="float">
            <text:p>27 955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, mélasse</text:p>
          </table:table-cell>
          <table:table-cell office:value-type="float" office:value="78104" calcext:value-type="float">
            <text:p>78 104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762" calcext:value-type="float">
            <text:p>3 762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168" calcext:value-type="float">
            <text:p>3 168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5929" calcext:value-type="float">
            <text:p>15 929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460" calcext:value-type="float">
            <text:p>1 46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</text:p>
          </table:table-cell>
          <table:table-cell office:value-type="float" office:value="1605" calcext:value-type="float">
            <text:p>1 605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4063" calcext:value-type="float">
            <text:p>14 063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064" calcext:value-type="float">
            <text:p>4 064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5360" calcext:value-type="float">
            <text:p>15 36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2725" calcext:value-type="float">
            <text:p>52 725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46699" calcext:value-type="float">
            <text:p>46 699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8290" calcext:value-type="float">
            <text:p>48 29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1788" calcext:value-type="float">
            <text:p>21 788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876969" calcext:value-type="float">
            <text:p>876 969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674" calcext:value-type="float">
            <text:p>674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351" calcext:value-type="float">
            <text:p>2 351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1491" calcext:value-type="float">
            <text:p>41 491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648" calcext:value-type="float">
            <text:p>11 648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6684" calcext:value-type="float">
            <text:p>6 684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92904" calcext:value-type="float">
            <text:p>592 904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3375" calcext:value-type="float">
            <text:p>13 375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62280" calcext:value-type="float">
            <text:p>162 28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30360" calcext:value-type="float">
            <text:p>30 36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7594" calcext:value-type="float">
            <text:p>37 594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2760720" calcext:value-type="float">
            <text:p>2 760 72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82435" calcext:value-type="float">
            <text:p>182 435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50157" calcext:value-type="float">
            <text:p>350 157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8775" calcext:value-type="float">
            <text:p>18 775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067441" calcext:value-type="float">
            <text:p>1 067 441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313050" calcext:value-type="float">
            <text:p>1 313 05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86768" calcext:value-type="float">
            <text:p>486 768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640033" calcext:value-type="float">
            <text:p>640 033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878270" calcext:value-type="float">
            <text:p>878 27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4571680" calcext:value-type="float">
            <text:p>4 571 68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571492" calcext:value-type="float">
            <text:p>571 492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467747" calcext:value-type="float">
            <text:p>4 467 747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6517200" calcext:value-type="float">
            <text:p>6 517 2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47380" calcext:value-type="float">
            <text:p>247 38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381845" calcext:value-type="float">
            <text:p>1 381 845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700112" calcext:value-type="float">
            <text:p>3 700 112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286344" calcext:value-type="float">
            <text:p>286 344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9056315" calcext:value-type="float">
            <text:p>29 056 315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918053" calcext:value-type="float">
            <text:p>2 918 053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coton</text:p>
          </table:table-cell>
          <table:table-cell office:value-type="float" office:value="142800" calcext:value-type="float">
            <text:p>142 8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948740" calcext:value-type="float">
            <text:p>1 948 74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050" calcext:value-type="float">
            <text:p>3 050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712561" calcext:value-type="float">
            <text:p>2 712 561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77894" calcext:value-type="float">
            <text:p>77 894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92206" calcext:value-type="float">
            <text:p>92 206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2574" calcext:value-type="float">
            <text:p>32 574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55790" calcext:value-type="float">
            <text:p>355 79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86108" calcext:value-type="float">
            <text:p>286 108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41663" calcext:value-type="float">
            <text:p>41 663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52393" calcext:value-type="float">
            <text:p>352 393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7933" calcext:value-type="float">
            <text:p>57 933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1750" calcext:value-type="float">
            <text:p>31 75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00088" calcext:value-type="float">
            <text:p>200 088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5757" calcext:value-type="float">
            <text:p>55 757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43608" calcext:value-type="float">
            <text:p>343 608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94072" calcext:value-type="float">
            <text:p>94 072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85605" calcext:value-type="float">
            <text:p>485 605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79164" calcext:value-type="float">
            <text:p>79 164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0091" calcext:value-type="float">
            <text:p>20 091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202238" calcext:value-type="float">
            <text:p>202 238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8150" calcext:value-type="float">
            <text:p>38 15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66636" calcext:value-type="float">
            <text:p>266 636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31183" calcext:value-type="float">
            <text:p>131 183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57571" calcext:value-type="float">
            <text:p>57 571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65904" calcext:value-type="float">
            <text:p>565 904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680946" calcext:value-type="float">
            <text:p>680 946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709953" calcext:value-type="float">
            <text:p>709 953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4315" calcext:value-type="float">
            <text:p>14 315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546632" calcext:value-type="float">
            <text:p>1 546 632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19354" calcext:value-type="float">
            <text:p>219 354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301648" calcext:value-type="float">
            <text:p>2 301 648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910" calcext:value-type="float">
            <text:p>91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4235145" calcext:value-type="float">
            <text:p>4 235 145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56270" calcext:value-type="float">
            <text:p>56 27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95800" calcext:value-type="float">
            <text:p>95 800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58400" calcext:value-type="float">
            <text:p>58 4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0280" calcext:value-type="float">
            <text:p>20 28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0064" calcext:value-type="float">
            <text:p>10 064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9277126" calcext:value-type="float">
            <text:p>9 277 126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9036" calcext:value-type="float">
            <text:p>9 036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42458" calcext:value-type="float">
            <text:p>242 458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116" calcext:value-type="float">
            <text:p>3 116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93124" calcext:value-type="float">
            <text:p>193 124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6484" calcext:value-type="float">
            <text:p>36 484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49566" calcext:value-type="float">
            <text:p>149 566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12909" calcext:value-type="float">
            <text:p>112 909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69040" calcext:value-type="float">
            <text:p>69 040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457582" calcext:value-type="float">
            <text:p>1 457 582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66093" calcext:value-type="float">
            <text:p>66 093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5636" calcext:value-type="float">
            <text:p>35 636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30102" calcext:value-type="float">
            <text:p>230 102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20761" calcext:value-type="float">
            <text:p>220 761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86250" calcext:value-type="float">
            <text:p>86 250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94543" calcext:value-type="float">
            <text:p>194 543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77550" calcext:value-type="float">
            <text:p>77 55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26835" calcext:value-type="float">
            <text:p>126 835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3437" calcext:value-type="float">
            <text:p>13 437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402067" calcext:value-type="float">
            <text:p>402 067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2200" calcext:value-type="float">
            <text:p>32 20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39691" calcext:value-type="float">
            <text:p>139 691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44373" calcext:value-type="float">
            <text:p>44 373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62707" calcext:value-type="float">
            <text:p>62 707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804123" calcext:value-type="float">
            <text:p>804 123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444" calcext:value-type="float">
            <text:p>1 444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184" calcext:value-type="float">
            <text:p>2 184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516" calcext:value-type="float">
            <text:p>3 516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571" calcext:value-type="float">
            <text:p>2 571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90424" calcext:value-type="float">
            <text:p>390 424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7960" calcext:value-type="float">
            <text:p>27 96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2770" calcext:value-type="float">
            <text:p>22 77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6260" calcext:value-type="float">
            <text:p>46 26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0020" calcext:value-type="float">
            <text:p>30 02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5250" calcext:value-type="float">
            <text:p>5 25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44800" calcext:value-type="float">
            <text:p>44 8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93280" calcext:value-type="float">
            <text:p>293 28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03350" calcext:value-type="float">
            <text:p>103 350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9460" calcext:value-type="float">
            <text:p>29 46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3840" calcext:value-type="float">
            <text:p>63 84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41857" calcext:value-type="float">
            <text:p>41 857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0773" calcext:value-type="float">
            <text:p>20 773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7672" calcext:value-type="float">
            <text:p>7 672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97866" calcext:value-type="float">
            <text:p>97 866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2259" calcext:value-type="float">
            <text:p>12 259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2083" calcext:value-type="float">
            <text:p>22 083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7808" calcext:value-type="float">
            <text:p>27 808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930" calcext:value-type="float">
            <text:p>4 930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8865" calcext:value-type="float">
            <text:p>38 865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9735" calcext:value-type="float">
            <text:p>19 735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7748" calcext:value-type="float">
            <text:p>17 748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68915" calcext:value-type="float">
            <text:p>68 915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6517" calcext:value-type="float">
            <text:p>16 517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1570" calcext:value-type="float">
            <text:p>11 57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41325" calcext:value-type="float">
            <text:p>41 325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7144" calcext:value-type="float">
            <text:p>27 144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15517" calcext:value-type="float">
            <text:p>115 517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984" calcext:value-type="float">
            <text:p>984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32713" calcext:value-type="float">
            <text:p>132 713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446675" calcext:value-type="float">
            <text:p>446 675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433899" calcext:value-type="float">
            <text:p>1 433 899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75126" calcext:value-type="float">
            <text:p>175 126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279585" calcext:value-type="float">
            <text:p>1 279 585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0050" calcext:value-type="float">
            <text:p>40 050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36846" calcext:value-type="float">
            <text:p>136 846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186887" calcext:value-type="float">
            <text:p>1 186 887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297862" calcext:value-type="float">
            <text:p>1 297 862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237280" calcext:value-type="float">
            <text:p>2 237 28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008" calcext:value-type="float">
            <text:p>1 008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476530" calcext:value-type="float">
            <text:p>4 476 53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3088475" calcext:value-type="float">
            <text:p>33 088 475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09440" calcext:value-type="float">
            <text:p>209 44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903120" calcext:value-type="float">
            <text:p>903 12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778022" calcext:value-type="float">
            <text:p>6 778 022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6335" calcext:value-type="float">
            <text:p>6 335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087772" calcext:value-type="float">
            <text:p>1 087 772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8712" calcext:value-type="float">
            <text:p>8 712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coton</text:p>
          </table:table-cell>
          <table:table-cell office:value-type="float" office:value="3825" calcext:value-type="float">
            <text:p>3 825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760" calcext:value-type="float">
            <text:p>3 76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1556" calcext:value-type="float">
            <text:p>21 556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853882" calcext:value-type="float">
            <text:p>853 882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55904" calcext:value-type="float">
            <text:p>155 904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469473" calcext:value-type="float">
            <text:p>469 473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49649" calcext:value-type="float">
            <text:p>149 649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798620" calcext:value-type="float">
            <text:p>1 798 62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727848" calcext:value-type="float">
            <text:p>727 848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63257" calcext:value-type="float">
            <text:p>263 257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213123" calcext:value-type="float">
            <text:p>1 213 123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40123" calcext:value-type="float">
            <text:p>240 123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46512" calcext:value-type="float">
            <text:p>246 512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22008" calcext:value-type="float">
            <text:p>522 008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875360" calcext:value-type="float">
            <text:p>875 36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4362" calcext:value-type="float">
            <text:p>24 362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640780" calcext:value-type="float">
            <text:p>640 780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56213" calcext:value-type="float">
            <text:p>56 213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4905" calcext:value-type="float">
            <text:p>4 905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96411" calcext:value-type="float">
            <text:p>96 411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702505" calcext:value-type="float">
            <text:p>702 505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13730" calcext:value-type="float">
            <text:p>113 73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87152" calcext:value-type="float">
            <text:p>187 152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42703" calcext:value-type="float">
            <text:p>242 703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05729" calcext:value-type="float">
            <text:p>205 729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413706" calcext:value-type="float">
            <text:p>1 413 706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3280" calcext:value-type="float">
            <text:p>13 280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8630" calcext:value-type="float">
            <text:p>8 63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239872" calcext:value-type="float">
            <text:p>1 239 872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8160" calcext:value-type="float">
            <text:p>8 16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79132" calcext:value-type="float">
            <text:p>79 132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70" calcext:value-type="float">
            <text:p>27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09024" calcext:value-type="float">
            <text:p>109 024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97295" calcext:value-type="float">
            <text:p>97 295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018539" calcext:value-type="float">
            <text:p>1 018 539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199620" calcext:value-type="float">
            <text:p>199 62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25686" calcext:value-type="float">
            <text:p>25 686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89340" calcext:value-type="float">
            <text:p>89 34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910290" calcext:value-type="float">
            <text:p>910 29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3584" calcext:value-type="float">
            <text:p>23 584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11770" calcext:value-type="float">
            <text:p>111 77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5936" calcext:value-type="float">
            <text:p>65 936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7804" calcext:value-type="float">
            <text:p>7 804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94562" calcext:value-type="float">
            <text:p>494 562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3364" calcext:value-type="float">
            <text:p>23 364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coton</text:p>
          </table:table-cell>
          <table:table-cell office:value-type="float" office:value="6608" calcext:value-type="float">
            <text:p>6 608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0080" calcext:value-type="float">
            <text:p>10 08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4603" calcext:value-type="float">
            <text:p>34 603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49196" calcext:value-type="float">
            <text:p>249 196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772" calcext:value-type="float">
            <text:p>2 772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46024" calcext:value-type="float">
            <text:p>46 024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4229" calcext:value-type="float">
            <text:p>44 229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993704" calcext:value-type="float">
            <text:p>993 704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75898" calcext:value-type="float">
            <text:p>75 898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55299" calcext:value-type="float">
            <text:p>55 299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8537" calcext:value-type="float">
            <text:p>28 537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64228" calcext:value-type="float">
            <text:p>64 228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54018" calcext:value-type="float">
            <text:p>354 018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53011" calcext:value-type="float">
            <text:p>153 011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8491" calcext:value-type="float">
            <text:p>8 491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09036" calcext:value-type="float">
            <text:p>109 036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91988" calcext:value-type="float">
            <text:p>91 988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86514" calcext:value-type="float">
            <text:p>86 514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2214" calcext:value-type="float">
            <text:p>12 214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160" calcext:value-type="float">
            <text:p>1 16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49866" calcext:value-type="float">
            <text:p>49 866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7513" calcext:value-type="float">
            <text:p>7 513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39922" calcext:value-type="float">
            <text:p>339 922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0526" calcext:value-type="float">
            <text:p>30 526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33044" calcext:value-type="float">
            <text:p>33 044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74636" calcext:value-type="float">
            <text:p>374 636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7415" calcext:value-type="float">
            <text:p>17 415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74778" calcext:value-type="float">
            <text:p>74 778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2826" calcext:value-type="float">
            <text:p>32 826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8938" calcext:value-type="float">
            <text:p>48 938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635255" calcext:value-type="float">
            <text:p>1 635 255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56683" calcext:value-type="float">
            <text:p>56 683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058419" calcext:value-type="float">
            <text:p>1 058 419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37283" calcext:value-type="float">
            <text:p>237 283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6750" calcext:value-type="float">
            <text:p>6 75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394500" calcext:value-type="float">
            <text:p>4 394 500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50400" calcext:value-type="float">
            <text:p>50 40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83260" calcext:value-type="float">
            <text:p>283 26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76300" calcext:value-type="float">
            <text:p>76 300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75488" calcext:value-type="float">
            <text:p>475 488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232668" calcext:value-type="float">
            <text:p>1 232 668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43523" calcext:value-type="float">
            <text:p>143 523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coton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69960" calcext:value-type="float">
            <text:p>69 96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7800" calcext:value-type="float">
            <text:p>17 8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30425" calcext:value-type="float">
            <text:p>530 425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452970" calcext:value-type="float">
            <text:p>452 97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03937" calcext:value-type="float">
            <text:p>103 937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1832" calcext:value-type="float">
            <text:p>11 832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06936" calcext:value-type="float">
            <text:p>206 936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90278" calcext:value-type="float">
            <text:p>90 278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432" calcext:value-type="float">
            <text:p>1 432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62760" calcext:value-type="float">
            <text:p>62 76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5521" calcext:value-type="float">
            <text:p>25 521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16890" calcext:value-type="float">
            <text:p>116 890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17385" calcext:value-type="float">
            <text:p>117 385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9284" calcext:value-type="float">
            <text:p>59 284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18492" calcext:value-type="float">
            <text:p>118 492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8043" calcext:value-type="float">
            <text:p>18 043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7950" calcext:value-type="float">
            <text:p>37 950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34520" calcext:value-type="float">
            <text:p>134 520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244437" calcext:value-type="float">
            <text:p>244 437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420" calcext:value-type="float">
            <text:p>420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56463" calcext:value-type="float">
            <text:p>56 463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40966" calcext:value-type="float">
            <text:p>40 966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0939" calcext:value-type="float">
            <text:p>40 939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76800" calcext:value-type="float">
            <text:p>576 800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43194" calcext:value-type="float">
            <text:p>43 194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350" calcext:value-type="float">
            <text:p>4 35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01409" calcext:value-type="float">
            <text:p>101 409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950" calcext:value-type="float">
            <text:p>4 95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24900" calcext:value-type="float">
            <text:p>124 900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2200" calcext:value-type="float">
            <text:p>12 200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360" calcext:value-type="float">
            <text:p>1 360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2050" calcext:value-type="float">
            <text:p>12 05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450" calcext:value-type="float">
            <text:p>45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8223" calcext:value-type="float">
            <text:p>8 223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7010" calcext:value-type="float">
            <text:p>17 010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0648" calcext:value-type="float">
            <text:p>20 648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930" calcext:value-type="float">
            <text:p>93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9488" calcext:value-type="float">
            <text:p>29 488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1483" calcext:value-type="float">
            <text:p>21 483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0996" calcext:value-type="float">
            <text:p>10 996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3926" calcext:value-type="float">
            <text:p>13 926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8330" calcext:value-type="float">
            <text:p>28 33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7559" calcext:value-type="float">
            <text:p>7 559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48633" calcext:value-type="float">
            <text:p>48 633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3936" calcext:value-type="float">
            <text:p>33 936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2113" calcext:value-type="float">
            <text:p>22 113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6733" calcext:value-type="float">
            <text:p>6 733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2720" calcext:value-type="float">
            <text:p>12 720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82647" calcext:value-type="float">
            <text:p>82 647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3800" calcext:value-type="float">
            <text:p>23 80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5650" calcext:value-type="float">
            <text:p>5 650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61014" calcext:value-type="float">
            <text:p>61 014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9273" calcext:value-type="float">
            <text:p>29 273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94026" calcext:value-type="float">
            <text:p>94 026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10" calcext:value-type="float">
            <text:p>210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0965" calcext:value-type="float">
            <text:p>10 965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679" calcext:value-type="float">
            <text:p>2 679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3380" calcext:value-type="float">
            <text:p>13 380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51500" calcext:value-type="float">
            <text:p>51 50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0648" calcext:value-type="float">
            <text:p>30 648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6267" calcext:value-type="float">
            <text:p>6 267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7168" calcext:value-type="float">
            <text:p>27 168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6384" calcext:value-type="float">
            <text:p>36 384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28200" calcext:value-type="float">
            <text:p>128 200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960" calcext:value-type="float">
            <text:p>960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4960" calcext:value-type="float">
            <text:p>4 960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65677" calcext:value-type="float">
            <text:p>165 677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49882" calcext:value-type="float">
            <text:p>49 882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560" calcext:value-type="float">
            <text:p>1 560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50" calcext:value-type="float">
            <text:p>350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7947" calcext:value-type="float">
            <text:p>37 947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596" calcext:value-type="float">
            <text:p>1 596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4468" calcext:value-type="float">
            <text:p>14 468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820" calcext:value-type="float">
            <text:p>3 820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45290" calcext:value-type="float">
            <text:p>45 290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7533" calcext:value-type="float">
            <text:p>7 533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242" calcext:value-type="float">
            <text:p>2 242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7797" calcext:value-type="float">
            <text:p>7 797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34793" calcext:value-type="float">
            <text:p>134 793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8194" calcext:value-type="float">
            <text:p>48 194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385" calcext:value-type="float">
            <text:p>1 385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0164" calcext:value-type="float">
            <text:p>30 164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643" calcext:value-type="float">
            <text:p>643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10069" calcext:value-type="float">
            <text:p>10 069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0292" calcext:value-type="float">
            <text:p>30 292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7415" calcext:value-type="float">
            <text:p>27 415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88480" calcext:value-type="float">
            <text:p>188 480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0105" calcext:value-type="float">
            <text:p>10 105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725" calcext:value-type="float">
            <text:p>4 725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1130" calcext:value-type="float">
            <text:p>11 13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2745" calcext:value-type="float">
            <text:p>12 745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7600" calcext:value-type="float">
            <text:p>37 600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9140" calcext:value-type="float">
            <text:p>19 140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850" calcext:value-type="float">
            <text:p>1 850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52705" calcext:value-type="float">
            <text:p>52 705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128" calcext:value-type="float">
            <text:p>3 128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082" calcext:value-type="float">
            <text:p>3 082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722" calcext:value-type="float">
            <text:p>4 722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772" calcext:value-type="float">
            <text:p>772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6698" calcext:value-type="float">
            <text:p>6 698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785" calcext:value-type="float">
            <text:p>2 785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3300" calcext:value-type="float">
            <text:p>13 300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0491" calcext:value-type="float">
            <text:p>30 491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348" calcext:value-type="float">
            <text:p>2 348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408" calcext:value-type="float">
            <text:p>408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6591" calcext:value-type="float">
            <text:p>26 591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13220" calcext:value-type="float">
            <text:p>113 220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58800" calcext:value-type="float">
            <text:p>58 800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9636" calcext:value-type="float">
            <text:p>9 636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790224" calcext:value-type="float">
            <text:p>790 224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152" calcext:value-type="float">
            <text:p>1 152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36000" calcext:value-type="float">
            <text:p>136 000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1440" calcext:value-type="float">
            <text:p>11 440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8680" calcext:value-type="float">
            <text:p>8 680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7836" calcext:value-type="float">
            <text:p>7 836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74238" calcext:value-type="float">
            <text:p>74 238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260" calcext:value-type="float">
            <text:p>1 260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5309" calcext:value-type="float">
            <text:p>15 309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630" calcext:value-type="float">
            <text:p>2 630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344" calcext:value-type="float">
            <text:p>4 344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778" calcext:value-type="float">
            <text:p>5 778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6943" calcext:value-type="float">
            <text:p>6 943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04" calcext:value-type="float">
            <text:p>304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960" calcext:value-type="float">
            <text:p>960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75774" calcext:value-type="float">
            <text:p>75 774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080" calcext:value-type="float">
            <text:p>1 080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2875" calcext:value-type="float">
            <text:p>12 875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4205" calcext:value-type="float">
            <text:p>34 205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5163" calcext:value-type="float">
            <text:p>5 163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378" calcext:value-type="float">
            <text:p>1 378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7117" calcext:value-type="float">
            <text:p>7 117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575" calcext:value-type="float">
            <text:p>1 575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9522" calcext:value-type="float">
            <text:p>9 522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744" calcext:value-type="float">
            <text:p>744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71598" calcext:value-type="float">
            <text:p>71 598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320" calcext:value-type="float">
            <text:p>1 320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5785" calcext:value-type="float">
            <text:p>5 785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4507" calcext:value-type="float">
            <text:p>4 507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782" calcext:value-type="float">
            <text:p>2 782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06485" calcext:value-type="float">
            <text:p>106 485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9190" calcext:value-type="float">
            <text:p>29 190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44045" calcext:value-type="float">
            <text:p>144 045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1264" calcext:value-type="float">
            <text:p>51 264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50595" calcext:value-type="float">
            <text:p>250 595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15410" calcext:value-type="float">
            <text:p>315 41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6463" calcext:value-type="float">
            <text:p>16 463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641810" calcext:value-type="float">
            <text:p>641 810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291705" calcext:value-type="float">
            <text:p>3 291 705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5650" calcext:value-type="float">
            <text:p>25 650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42100" calcext:value-type="float">
            <text:p>142 100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4100" calcext:value-type="float">
            <text:p>34 100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33176" calcext:value-type="float">
            <text:p>233 176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3072" calcext:value-type="float">
            <text:p>3 072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940" calcext:value-type="float">
            <text:p>940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596" calcext:value-type="float">
            <text:p>596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98628" calcext:value-type="float">
            <text:p>398 628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94206" calcext:value-type="float">
            <text:p>94 206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52851" calcext:value-type="float">
            <text:p>152 851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0271" calcext:value-type="float">
            <text:p>10 271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37821" calcext:value-type="float">
            <text:p>637 821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0337" calcext:value-type="float">
            <text:p>40 337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3093" calcext:value-type="float">
            <text:p>13 093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5022" calcext:value-type="float">
            <text:p>35 022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1861" calcext:value-type="float">
            <text:p>11 861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135" calcext:value-type="float">
            <text:p>2 135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6035" calcext:value-type="float">
            <text:p>6 035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79540" calcext:value-type="float">
            <text:p>379 540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85843" calcext:value-type="float">
            <text:p>285 843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00987" calcext:value-type="float">
            <text:p>100 987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4123" calcext:value-type="float">
            <text:p>34 123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634" calcext:value-type="float">
            <text:p>634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8430" calcext:value-type="float">
            <text:p>8 430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175748" calcext:value-type="float">
            <text:p>175 748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8710" calcext:value-type="float">
            <text:p>38 710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8101" calcext:value-type="float">
            <text:p>28 101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110" calcext:value-type="float">
            <text:p>2 110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3713" calcext:value-type="float">
            <text:p>13 713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92577" calcext:value-type="float">
            <text:p>192 577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8500" calcext:value-type="float">
            <text:p>18 500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0997" calcext:value-type="float">
            <text:p>20 997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7949" calcext:value-type="float">
            <text:p>17 949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718160" calcext:value-type="float">
            <text:p>718 160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7920" calcext:value-type="float">
            <text:p>7 920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1631" calcext:value-type="float">
            <text:p>21 631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35" calcext:value-type="float">
            <text:p>535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786256" calcext:value-type="float">
            <text:p>2 786 256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272425" calcext:value-type="float">
            <text:p>1 272 425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35040" calcext:value-type="float">
            <text:p>35 040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6144" calcext:value-type="float">
            <text:p>66 144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488" calcext:value-type="float">
            <text:p>488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6830" calcext:value-type="float">
            <text:p>26 830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0934" calcext:value-type="float">
            <text:p>20 934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4020" calcext:value-type="float">
            <text:p>34 020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90822" calcext:value-type="float">
            <text:p>90 822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5256" calcext:value-type="float">
            <text:p>25 256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8207" calcext:value-type="float">
            <text:p>28 207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93945" calcext:value-type="float">
            <text:p>93 945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11570" calcext:value-type="float">
            <text:p>11 570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8904" calcext:value-type="float">
            <text:p>48 904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18" calcext:value-type="float">
            <text:p>2 018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5662" calcext:value-type="float">
            <text:p>5 662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9415" calcext:value-type="float">
            <text:p>9 415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8600" calcext:value-type="float">
            <text:p>18 600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4570" calcext:value-type="float">
            <text:p>84 570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8970" calcext:value-type="float">
            <text:p>8 970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68880" calcext:value-type="float">
            <text:p>168 880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82541" calcext:value-type="float">
            <text:p>182 541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9166" calcext:value-type="float">
            <text:p>19 166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701" calcext:value-type="float">
            <text:p>3 701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264" calcext:value-type="float">
            <text:p>2 264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12041" calcext:value-type="float">
            <text:p>12 041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58870" calcext:value-type="float">
            <text:p>58 870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81051" calcext:value-type="float">
            <text:p>81 051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072" calcext:value-type="float">
            <text:p>2 072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78468" calcext:value-type="float">
            <text:p>178 468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465" calcext:value-type="float">
            <text:p>1 465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135" calcext:value-type="float">
            <text:p>3 135 <text:s text:c="2"/></text:p>
          </table:table-cell>
          <table:table-cell table:number-columns-repeated="1016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5250" calcext:value-type="float">
            <text:p>5 250 <text:s text:c="2"/></text:p>
          </table:table-cell>
          <table:table-cell table:number-columns-repeated="1016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37250" calcext:value-type="float">
            <text:p>37 250 <text:s text:c="2"/></text:p>
          </table:table-cell>
          <table:table-cell table:number-columns-repeated="1016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7330" calcext:value-type="float">
            <text:p>7 330 <text:s text:c="2"/></text:p>
          </table:table-cell>
          <table:table-cell table:number-columns-repeated="1016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62225" calcext:value-type="float">
            <text:p>162 225 <text:s text:c="2"/></text:p>
          </table:table-cell>
          <table:table-cell table:number-columns-repeated="1016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73625" calcext:value-type="float">
            <text:p>73 625 <text:s text:c="2"/></text:p>
          </table:table-cell>
          <table:table-cell table:number-columns-repeated="1016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39360" calcext:value-type="float">
            <text:p>39 360 <text:s text:c="2"/></text:p>
          </table:table-cell>
          <table:table-cell table:number-columns-repeated="1016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2584" calcext:value-type="float">
            <text:p>12 584 <text:s text:c="2"/></text:p>
          </table:table-cell>
          <table:table-cell table:number-columns-repeated="1016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5032" calcext:value-type="float">
            <text:p>45 032 <text:s text:c="2"/></text:p>
          </table:table-cell>
          <table:table-cell table:number-columns-repeated="1016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1016" calcext:value-type="float">
            <text:p>11 016 <text:s text:c="2"/></text:p>
          </table:table-cell>
          <table:table-cell table:number-columns-repeated="1016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3260" calcext:value-type="float">
            <text:p>13 260 <text:s text:c="2"/></text:p>
          </table:table-cell>
          <table:table-cell table:number-columns-repeated="1016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45024" calcext:value-type="float">
            <text:p>45 024 <text:s text:c="2"/></text:p>
          </table:table-cell>
          <table:table-cell table:number-columns-repeated="1016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880" calcext:value-type="float">
            <text:p>880 <text:s text:c="2"/></text:p>
          </table:table-cell>
          <table:table-cell table:number-columns-repeated="1016"/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3775" calcext:value-type="float">
            <text:p>13 775 <text:s text:c="2"/></text:p>
          </table:table-cell>
          <table:table-cell table:number-columns-repeated="1016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140" calcext:value-type="float">
            <text:p>3 140 <text:s text:c="2"/></text:p>
          </table:table-cell>
          <table:table-cell table:number-columns-repeated="1016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8650" calcext:value-type="float">
            <text:p>18 650 <text:s text:c="2"/></text:p>
          </table:table-cell>
          <table:table-cell table:number-columns-repeated="1016"/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1705" calcext:value-type="float">
            <text:p>11 705 <text:s text:c="2"/></text:p>
          </table:table-cell>
          <table:table-cell table:number-columns-repeated="1016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070" calcext:value-type="float">
            <text:p>3 070 <text:s text:c="2"/></text:p>
          </table:table-cell>
          <table:table-cell table:number-columns-repeated="1016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430" calcext:value-type="float">
            <text:p>430 <text:s text:c="2"/></text:p>
          </table:table-cell>
          <table:table-cell table:number-columns-repeated="1016"/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60" calcext:value-type="float">
            <text:p>460 <text:s text:c="2"/></text:p>
          </table:table-cell>
          <table:table-cell table:number-columns-repeated="1016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4057" calcext:value-type="float">
            <text:p>34 057 <text:s text:c="2"/></text:p>
          </table:table-cell>
          <table:table-cell table:number-columns-repeated="1016"/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7640" calcext:value-type="float">
            <text:p>7 640 <text:s text:c="2"/></text:p>
          </table:table-cell>
          <table:table-cell table:number-columns-repeated="1016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6983" calcext:value-type="float">
            <text:p>16 983 <text:s text:c="2"/></text:p>
          </table:table-cell>
          <table:table-cell table:number-columns-repeated="1016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6080" calcext:value-type="float">
            <text:p>6 080 <text:s text:c="2"/></text:p>
          </table:table-cell>
          <table:table-cell table:number-columns-repeated="1016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5755" calcext:value-type="float">
            <text:p>5 755 <text:s text:c="2"/></text:p>
          </table:table-cell>
          <table:table-cell table:number-columns-repeated="1016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081" calcext:value-type="float">
            <text:p>3 081 <text:s text:c="2"/></text:p>
          </table:table-cell>
          <table:table-cell table:number-columns-repeated="1016"/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220" calcext:value-type="float">
            <text:p>2 220 <text:s text:c="2"/></text:p>
          </table:table-cell>
          <table:table-cell table:number-columns-repeated="1016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25378" calcext:value-type="float">
            <text:p>25 378 <text:s text:c="2"/></text:p>
          </table:table-cell>
          <table:table-cell table:number-columns-repeated="1016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552" calcext:value-type="float">
            <text:p>552 <text:s text:c="2"/></text:p>
          </table:table-cell>
          <table:table-cell table:number-columns-repeated="1016"/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114" calcext:value-type="float">
            <text:p>1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3330" calcext:value-type="float">
            <text:p>3 330 <text:s text:c="2"/></text:p>
          </table:table-cell>
          <table:table-cell table:number-columns-repeated="1016"/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6015" calcext:value-type="float">
            <text:p>46 015 <text:s text:c="2"/></text:p>
          </table:table-cell>
          <table:table-cell table:number-columns-repeated="1016"/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341" calcext:value-type="float">
            <text:p>1 341 <text:s text:c="2"/></text:p>
          </table:table-cell>
          <table:table-cell table:number-columns-repeated="1016"/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198" calcext:value-type="float">
            <text:p>1 198 <text:s text:c="2"/></text:p>
          </table:table-cell>
          <table:table-cell table:number-columns-repeated="1016"/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6035" calcext:value-type="float">
            <text:p>16 035 <text:s text:c="2"/></text:p>
          </table:table-cell>
          <table:table-cell table:number-columns-repeated="1016"/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6754" calcext:value-type="float">
            <text:p>6 754 <text:s text:c="2"/></text:p>
          </table:table-cell>
          <table:table-cell table:number-columns-repeated="1016"/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96180" calcext:value-type="float">
            <text:p>96 180 <text:s text:c="2"/></text:p>
          </table:table-cell>
          <table:table-cell table:number-columns-repeated="1016"/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1260" calcext:value-type="float">
            <text:p>31 260 <text:s text:c="2"/></text:p>
          </table:table-cell>
          <table:table-cell table:number-columns-repeated="1016"/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5232" calcext:value-type="float">
            <text:p>5 232 <text:s text:c="2"/></text:p>
          </table:table-cell>
          <table:table-cell table:number-columns-repeated="1016"/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3875" calcext:value-type="float">
            <text:p>13 875 <text:s text:c="2"/></text:p>
          </table:table-cell>
          <table:table-cell table:number-columns-repeated="1016"/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832" calcext:value-type="float">
            <text:p>832 <text:s text:c="2"/></text:p>
          </table:table-cell>
          <table:table-cell table:number-columns-repeated="1016"/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136" calcext:value-type="float">
            <text:p>1 136 <text:s text:c="2"/></text:p>
          </table:table-cell>
          <table:table-cell table:number-columns-repeated="1016"/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3005" calcext:value-type="float">
            <text:p>33 005 <text:s text:c="2"/></text:p>
          </table:table-cell>
          <table:table-cell table:number-columns-repeated="1016"/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5088" calcext:value-type="float">
            <text:p>15 088 <text:s text:c="2"/></text:p>
          </table:table-cell>
          <table:table-cell table:number-columns-repeated="1016"/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25680" calcext:value-type="float">
            <text:p>25 680 <text:s text:c="2"/></text:p>
          </table:table-cell>
          <table:table-cell table:number-columns-repeated="1016"/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4492" calcext:value-type="float">
            <text:p>24 492 <text:s text:c="2"/></text:p>
          </table:table-cell>
          <table:table-cell table:number-columns-repeated="1016"/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52" calcext:value-type="float">
            <text:p>252 <text:s text:c="2"/></text:p>
          </table:table-cell>
          <table:table-cell table:number-columns-repeated="1016"/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790" calcext:value-type="float">
            <text:p>1 790 <text:s text:c="2"/></text:p>
          </table:table-cell>
          <table:table-cell table:number-columns-repeated="1016"/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677" calcext:value-type="float">
            <text:p>3 677 <text:s text:c="2"/></text:p>
          </table:table-cell>
          <table:table-cell table:number-columns-repeated="1016"/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7062" calcext:value-type="float">
            <text:p>7 062 <text:s text:c="2"/></text:p>
          </table:table-cell>
          <table:table-cell table:number-columns-repeated="1016"/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910" calcext:value-type="float">
            <text:p>910 <text:s text:c="2"/></text:p>
          </table:table-cell>
          <table:table-cell table:number-columns-repeated="1016"/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1205" calcext:value-type="float">
            <text:p>21 205 <text:s text:c="2"/></text:p>
          </table:table-cell>
          <table:table-cell table:number-columns-repeated="1016"/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2619" calcext:value-type="float">
            <text:p>12 619 <text:s text:c="2"/></text:p>
          </table:table-cell>
          <table:table-cell table:number-columns-repeated="1016"/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10" calcext:value-type="float">
            <text:p>410 <text:s text:c="2"/></text:p>
          </table:table-cell>
          <table:table-cell table:number-columns-repeated="1016"/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1162" calcext:value-type="float">
            <text:p>1 162 <text:s text:c="2"/></text:p>
          </table:table-cell>
          <table:table-cell table:number-columns-repeated="1016"/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440" calcext:value-type="float">
            <text:p>440 <text:s text:c="2"/></text:p>
          </table:table-cell>
          <table:table-cell table:number-columns-repeated="1016"/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4030" calcext:value-type="float">
            <text:p>4 030 <text:s text:c="2"/></text:p>
          </table:table-cell>
          <table:table-cell table:number-columns-repeated="1016"/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596" calcext:value-type="float">
            <text:p>596 <text:s text:c="2"/></text:p>
          </table:table-cell>
          <table:table-cell table:number-columns-repeated="1016"/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4750" calcext:value-type="float">
            <text:p>14 750 <text:s text:c="2"/></text:p>
          </table:table-cell>
          <table:table-cell table:number-columns-repeated="1016"/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8470" calcext:value-type="float">
            <text:p>8 470 <text:s text:c="2"/></text:p>
          </table:table-cell>
          <table:table-cell table:number-columns-repeated="1016"/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60" calcext:value-type="float">
            <text:p>460 <text:s text:c="2"/></text:p>
          </table:table-cell>
          <table:table-cell table:number-columns-repeated="1016"/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194720" calcext:value-type="float">
            <text:p>1 194 720 <text:s text:c="2"/></text:p>
          </table:table-cell>
          <table:table-cell table:number-columns-repeated="1016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50" calcext:value-type="float">
            <text:p>250 <text:s text:c="2"/></text:p>
          </table:table-cell>
          <table:table-cell table:number-columns-repeated="1016"/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810" calcext:value-type="float">
            <text:p>2 810 <text:s text:c="2"/></text:p>
          </table:table-cell>
          <table:table-cell table:number-columns-repeated="1016"/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88" calcext:value-type="float">
            <text:p>288 <text:s text:c="2"/></text:p>
          </table:table-cell>
          <table:table-cell table:number-columns-repeated="1016"/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4494" calcext:value-type="float">
            <text:p>4 494 <text:s text:c="2"/></text:p>
          </table:table-cell>
          <table:table-cell table:number-columns-repeated="1016"/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8441" calcext:value-type="float">
            <text:p>8 441 <text:s text:c="2"/></text:p>
          </table:table-cell>
          <table:table-cell table:number-columns-repeated="1016"/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046" calcext:value-type="float">
            <text:p>2 046 <text:s text:c="2"/></text:p>
          </table:table-cell>
          <table:table-cell table:number-columns-repeated="1016"/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430" calcext:value-type="float">
            <text:p>1 430 <text:s text:c="2"/></text:p>
          </table:table-cell>
          <table:table-cell table:number-columns-repeated="1016"/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3712" calcext:value-type="float">
            <text:p>13 712 <text:s text:c="2"/></text:p>
          </table:table-cell>
          <table:table-cell table:number-columns-repeated="1016"/>
        </table:table-row>
        <table:table-row table:style-name="ro2">
          <table:table-cell office:value-type="float" office:value="1164" calcext:value-type="float">
            <text:p>1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876" calcext:value-type="float">
            <text:p>876 <text:s text:c="2"/></text:p>
          </table:table-cell>
          <table:table-cell table:number-columns-repeated="1016"/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7553" calcext:value-type="float">
            <text:p>7 553 <text:s text:c="2"/></text:p>
          </table:table-cell>
          <table:table-cell table:number-columns-repeated="1016"/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0100" calcext:value-type="float">
            <text:p>20 100 <text:s text:c="2"/></text:p>
          </table:table-cell>
          <table:table-cell table:number-columns-repeated="1016"/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1420" calcext:value-type="float">
            <text:p>11 420 <text:s text:c="2"/></text:p>
          </table:table-cell>
          <table:table-cell table:number-columns-repeated="1016"/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30" calcext:value-type="float">
            <text:p>230 <text:s text:c="2"/></text:p>
          </table:table-cell>
          <table:table-cell table:number-columns-repeated="1016"/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564" calcext:value-type="float">
            <text:p>1 564 <text:s text:c="2"/></text:p>
          </table:table-cell>
          <table:table-cell table:number-columns-repeated="1016"/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31528" calcext:value-type="float">
            <text:p>31 528 <text:s text:c="2"/></text:p>
          </table:table-cell>
          <table:table-cell table:number-columns-repeated="1016"/>
        </table:table-row>
        <table:table-row table:style-name="ro2">
          <table:table-cell office:value-type="float" office:value="1171" calcext:value-type="float">
            <text:p>1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5060" calcext:value-type="float">
            <text:p>25 060 <text:s text:c="2"/></text:p>
          </table:table-cell>
          <table:table-cell table:number-columns-repeated="1016"/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271" calcext:value-type="float">
            <text:p>2 271 <text:s text:c="2"/></text:p>
          </table:table-cell>
          <table:table-cell table:number-columns-repeated="1016"/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9250" calcext:value-type="float">
            <text:p>9 250 <text:s text:c="2"/></text:p>
          </table:table-cell>
          <table:table-cell table:number-columns-repeated="1016"/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6970" calcext:value-type="float">
            <text:p>16 970 <text:s text:c="2"/></text:p>
          </table:table-cell>
          <table:table-cell table:number-columns-repeated="1016"/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549" calcext:value-type="float">
            <text:p>549 <text:s text:c="2"/></text:p>
          </table:table-cell>
          <table:table-cell table:number-columns-repeated="1016"/>
        </table:table-row>
        <table:table-row table:style-name="ro2">
          <table:table-cell office:value-type="float" office:value="1176" calcext:value-type="float">
            <text:p>1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160" calcext:value-type="float">
            <text:p>2 160 <text:s text:c="2"/></text:p>
          </table:table-cell>
          <table:table-cell table:number-columns-repeated="1016"/>
        </table:table-row>
        <table:table-row table:style-name="ro2">
          <table:table-cell office:value-type="float" office:value="1177" calcext:value-type="float">
            <text:p>1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6082" calcext:value-type="float">
            <text:p>36 082 <text:s text:c="2"/></text:p>
          </table:table-cell>
          <table:table-cell table:number-columns-repeated="1016"/>
        </table:table-row>
        <table:table-row table:style-name="ro2">
          <table:table-cell office:value-type="float" office:value="1178" calcext:value-type="float">
            <text:p>1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>
          <table:table-cell office:value-type="float" office:value="1179" calcext:value-type="float">
            <text:p>1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54850" calcext:value-type="float">
            <text:p>154 850 <text:s text:c="2"/></text:p>
          </table:table-cell>
          <table:table-cell table:number-columns-repeated="1016"/>
        </table:table-row>
        <table:table-row table:style-name="ro2">
          <table:table-cell office:value-type="float" office:value="1180" calcext:value-type="float">
            <text:p>1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8920" calcext:value-type="float">
            <text:p>18 920 <text:s text:c="2"/></text:p>
          </table:table-cell>
          <table:table-cell table:number-columns-repeated="1016"/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0920" calcext:value-type="float">
            <text:p>20 920 <text:s text:c="2"/></text:p>
          </table:table-cell>
          <table:table-cell table:number-columns-repeated="1016"/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183" calcext:value-type="float">
            <text:p>1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1184" calcext:value-type="float">
            <text:p>1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5960" calcext:value-type="float">
            <text:p>15 960 <text:s text:c="2"/></text:p>
          </table:table-cell>
          <table:table-cell table:number-columns-repeated="1016"/>
        </table:table-row>
        <table:table-row table:style-name="ro2">
          <table:table-cell office:value-type="float" office:value="1185" calcext:value-type="float">
            <text:p>1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142" calcext:value-type="float">
            <text:p>2 142 <text:s text:c="2"/></text:p>
          </table:table-cell>
          <table:table-cell table:number-columns-repeated="1016"/>
        </table:table-row>
        <table:table-row table:style-name="ro2">
          <table:table-cell office:value-type="float" office:value="1186" calcext:value-type="float">
            <text:p>1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62" calcext:value-type="float">
            <text:p>262 <text:s text:c="2"/></text:p>
          </table:table-cell>
          <table:table-cell table:number-columns-repeated="1016"/>
        </table:table-row>
        <table:table-row table:style-name="ro2">
          <table:table-cell office:value-type="float" office:value="1187" calcext:value-type="float">
            <text:p>1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78078" calcext:value-type="float">
            <text:p>78 078 <text:s text:c="2"/></text:p>
          </table:table-cell>
          <table:table-cell table:number-columns-repeated="1016"/>
        </table:table-row>
        <table:table-row table:style-name="ro2">
          <table:table-cell office:value-type="float" office:value="1188" calcext:value-type="float">
            <text:p>1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25" calcext:value-type="float">
            <text:p>225 <text:s text:c="2"/></text:p>
          </table:table-cell>
          <table:table-cell table:number-columns-repeated="1016"/>
        </table:table-row>
        <table:table-row table:style-name="ro2">
          <table:table-cell office:value-type="float" office:value="1189" calcext:value-type="float">
            <text:p>1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57852" calcext:value-type="float">
            <text:p>57 852 <text:s text:c="2"/></text:p>
          </table:table-cell>
          <table:table-cell table:number-columns-repeated="1016"/>
        </table:table-row>
        <table:table-row table:style-name="ro2">
          <table:table-cell office:value-type="float" office:value="1190" calcext:value-type="float">
            <text:p>1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98946" calcext:value-type="float">
            <text:p>98 946 <text:s text:c="2"/></text:p>
          </table:table-cell>
          <table:table-cell table:number-columns-repeated="1016"/>
        </table:table-row>
        <table:table-row table:style-name="ro2">
          <table:table-cell office:value-type="float" office:value="1191" calcext:value-type="float">
            <text:p>1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05270" calcext:value-type="float">
            <text:p>105 270 <text:s text:c="2"/></text:p>
          </table:table-cell>
          <table:table-cell table:number-columns-repeated="1016"/>
        </table:table-row>
        <table:table-row table:style-name="ro2">
          <table:table-cell office:value-type="float" office:value="1192" calcext:value-type="float">
            <text:p>1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193" calcext:value-type="float">
            <text:p>1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9802" calcext:value-type="float">
            <text:p>59 802 <text:s text:c="2"/></text:p>
          </table:table-cell>
          <table:table-cell table:number-columns-repeated="1016"/>
        </table:table-row>
        <table:table-row table:style-name="ro2">
          <table:table-cell office:value-type="float" office:value="1194" calcext:value-type="float">
            <text:p>1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6879" calcext:value-type="float">
            <text:p>56 879 <text:s text:c="2"/></text:p>
          </table:table-cell>
          <table:table-cell table:number-columns-repeated="1016"/>
        </table:table-row>
        <table:table-row table:style-name="ro2">
          <table:table-cell office:value-type="float" office:value="1195" calcext:value-type="float">
            <text:p>1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78265" calcext:value-type="float">
            <text:p>178 265 <text:s text:c="2"/></text:p>
          </table:table-cell>
          <table:table-cell table:number-columns-repeated="1016"/>
        </table:table-row>
        <table:table-row table:style-name="ro2">
          <table:table-cell office:value-type="float" office:value="1196" calcext:value-type="float">
            <text:p>1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7066" calcext:value-type="float">
            <text:p>37 066 <text:s text:c="2"/></text:p>
          </table:table-cell>
          <table:table-cell table:number-columns-repeated="1016"/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31283" calcext:value-type="float">
            <text:p>131 283 <text:s text:c="2"/></text:p>
          </table:table-cell>
          <table:table-cell table:number-columns-repeated="1016"/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650" calcext:value-type="float">
            <text:p>2 650 <text:s text:c="2"/></text:p>
          </table:table-cell>
          <table:table-cell table:number-columns-repeated="1016"/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85686" calcext:value-type="float">
            <text:p>85 686 <text:s text:c="2"/></text:p>
          </table:table-cell>
          <table:table-cell table:number-columns-repeated="1016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110976" calcext:value-type="float">
            <text:p>110 976 <text:s text:c="2"/></text:p>
          </table:table-cell>
          <table:table-cell table:number-columns-repeated="1016"/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6964" calcext:value-type="float">
            <text:p>6 964 <text:s text:c="2"/></text:p>
          </table:table-cell>
          <table:table-cell table:number-columns-repeated="1016"/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859" calcext:value-type="float">
            <text:p>4 859 <text:s text:c="2"/></text:p>
          </table:table-cell>
          <table:table-cell table:number-columns-repeated="1016"/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76936" calcext:value-type="float">
            <text:p>176 936 <text:s text:c="2"/></text:p>
          </table:table-cell>
          <table:table-cell table:number-columns-repeated="1016"/>
        </table:table-row>
        <table:table-row table:style-name="ro2"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5464" calcext:value-type="float">
            <text:p>15 464 <text:s text:c="2"/></text:p>
          </table:table-cell>
          <table:table-cell table:number-columns-repeated="1016"/>
        </table:table-row>
        <table:table-row table:style-name="ro2"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960" calcext:value-type="float">
            <text:p>3 960 <text:s text:c="2"/></text:p>
          </table:table-cell>
          <table:table-cell table:number-columns-repeated="1016"/>
        </table:table-row>
        <table:table-row table:style-name="ro2">
          <table:table-cell office:value-type="float" office:value="1207" calcext:value-type="float">
            <text:p>1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37000" calcext:value-type="float">
            <text:p>237 000 <text:s text:c="2"/></text:p>
          </table:table-cell>
          <table:table-cell table:number-columns-repeated="1016"/>
        </table:table-row>
        <table:table-row table:style-name="ro2">
          <table:table-cell office:value-type="float" office:value="1208" calcext:value-type="float">
            <text:p>1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768" calcext:value-type="float">
            <text:p>768 <text:s text:c="2"/></text:p>
          </table:table-cell>
          <table:table-cell table:number-columns-repeated="1016"/>
        </table:table-row>
        <table:table-row table:style-name="ro2">
          <table:table-cell office:value-type="float" office:value="1209" calcext:value-type="float">
            <text:p>1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3540" calcext:value-type="float">
            <text:p>33 540 <text:s text:c="2"/></text:p>
          </table:table-cell>
          <table:table-cell table:number-columns-repeated="1016"/>
        </table:table-row>
        <table:table-row table:style-name="ro2">
          <table:table-cell office:value-type="float" office:value="1210" calcext:value-type="float">
            <text:p>1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1900" calcext:value-type="float">
            <text:p>41 900 <text:s text:c="2"/></text:p>
          </table:table-cell>
          <table:table-cell table:number-columns-repeated="1016"/>
        </table:table-row>
        <table:table-row table:style-name="ro2">
          <table:table-cell office:value-type="float" office:value="1211" calcext:value-type="float">
            <text:p>1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75192" calcext:value-type="float">
            <text:p>75 192 <text:s text:c="2"/></text:p>
          </table:table-cell>
          <table:table-cell table:number-columns-repeated="1016"/>
        </table:table-row>
        <table:table-row table:style-name="ro2">
          <table:table-cell office:value-type="float" office:value="1212" calcext:value-type="float">
            <text:p>1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62400" calcext:value-type="float">
            <text:p>562 400 <text:s text:c="2"/></text:p>
          </table:table-cell>
          <table:table-cell table:number-columns-repeated="1016"/>
        </table:table-row>
        <table:table-row table:style-name="ro2">
          <table:table-cell office:value-type="float" office:value="1213" calcext:value-type="float">
            <text:p>1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1214" calcext:value-type="float">
            <text:p>1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37328" calcext:value-type="float">
            <text:p>237 328 <text:s text:c="2"/></text:p>
          </table:table-cell>
          <table:table-cell table:number-columns-repeated="1016"/>
        </table:table-row>
        <table:table-row table:style-name="ro2">
          <table:table-cell office:value-type="float" office:value="1215" calcext:value-type="float">
            <text:p>1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63863" calcext:value-type="float">
            <text:p>463 863 <text:s text:c="2"/></text:p>
          </table:table-cell>
          <table:table-cell table:number-columns-repeated="1016"/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31044" calcext:value-type="float">
            <text:p>131 044 <text:s text:c="2"/></text:p>
          </table:table-cell>
          <table:table-cell table:number-columns-repeated="1016"/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4486" calcext:value-type="float">
            <text:p>24 486 <text:s text:c="2"/></text:p>
          </table:table-cell>
          <table:table-cell table:number-columns-repeated="1016"/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9092" calcext:value-type="float">
            <text:p>19 092 <text:s text:c="2"/></text:p>
          </table:table-cell>
          <table:table-cell table:number-columns-repeated="1016"/>
        </table:table-row>
        <table:table-row table:style-name="ro2">
          <table:table-cell office:value-type="float" office:value="1219" calcext:value-type="float">
            <text:p>1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220" calcext:value-type="float">
            <text:p>1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9306" calcext:value-type="float">
            <text:p>29 306 <text:s text:c="2"/></text:p>
          </table:table-cell>
          <table:table-cell table:number-columns-repeated="1016"/>
        </table:table-row>
        <table:table-row table:style-name="ro2">
          <table:table-cell office:value-type="float" office:value="1221" calcext:value-type="float">
            <text:p>1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2259" calcext:value-type="float">
            <text:p>32 259 <text:s text:c="2"/></text:p>
          </table:table-cell>
          <table:table-cell table:number-columns-repeated="1016"/>
        </table:table-row>
        <table:table-row table:style-name="ro2">
          <table:table-cell office:value-type="float" office:value="1222" calcext:value-type="float">
            <text:p>1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8446" calcext:value-type="float">
            <text:p>8 446 <text:s text:c="2"/></text:p>
          </table:table-cell>
          <table:table-cell table:number-columns-repeated="1016"/>
        </table:table-row>
        <table:table-row table:style-name="ro2">
          <table:table-cell office:value-type="float" office:value="1223" calcext:value-type="float">
            <text:p>1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740" calcext:value-type="float">
            <text:p>1 740 <text:s text:c="2"/></text:p>
          </table:table-cell>
          <table:table-cell table:number-columns-repeated="1016"/>
        </table:table-row>
        <table:table-row table:style-name="ro2">
          <table:table-cell office:value-type="float" office:value="1224" calcext:value-type="float">
            <text:p>1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4254" calcext:value-type="float">
            <text:p>4 254 <text:s text:c="2"/></text:p>
          </table:table-cell>
          <table:table-cell table:number-columns-repeated="1016"/>
        </table:table-row>
        <table:table-row table:style-name="ro2">
          <table:table-cell office:value-type="float" office:value="1225" calcext:value-type="float">
            <text:p>1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02295" calcext:value-type="float">
            <text:p>102 295 <text:s text:c="2"/></text:p>
          </table:table-cell>
          <table:table-cell table:number-columns-repeated="1016"/>
        </table:table-row>
        <table:table-row table:style-name="ro2">
          <table:table-cell office:value-type="float" office:value="1226" calcext:value-type="float">
            <text:p>1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236" calcext:value-type="float">
            <text:p>2 236 <text:s text:c="2"/></text:p>
          </table:table-cell>
          <table:table-cell table:number-columns-repeated="1016"/>
        </table:table-row>
        <table:table-row table:style-name="ro2">
          <table:table-cell office:value-type="float" office:value="1227" calcext:value-type="float">
            <text:p>1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9005" calcext:value-type="float">
            <text:p>9 005 <text:s text:c="2"/></text:p>
          </table:table-cell>
          <table:table-cell table:number-columns-repeated="1016"/>
        </table:table-row>
        <table:table-row table:style-name="ro2">
          <table:table-cell office:value-type="float" office:value="1228" calcext:value-type="float">
            <text:p>1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3083" calcext:value-type="float">
            <text:p>33 083 <text:s text:c="2"/></text:p>
          </table:table-cell>
          <table:table-cell table:number-columns-repeated="1016"/>
        </table:table-row>
        <table:table-row table:style-name="ro2">
          <table:table-cell office:value-type="float" office:value="1229" calcext:value-type="float">
            <text:p>1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85561" calcext:value-type="float">
            <text:p>85 561 <text:s text:c="2"/></text:p>
          </table:table-cell>
          <table:table-cell table:number-columns-repeated="1016"/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510" calcext:value-type="float">
            <text:p>2 510 <text:s text:c="2"/></text:p>
          </table:table-cell>
          <table:table-cell table:number-columns-repeated="1016"/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7320" calcext:value-type="float">
            <text:p>7 320 <text:s text:c="2"/></text:p>
          </table:table-cell>
          <table:table-cell table:number-columns-repeated="1016"/>
        </table:table-row>
        <table:table-row table:style-name="ro2">
          <table:table-cell office:value-type="float" office:value="1232" calcext:value-type="float">
            <text:p>1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133351" calcext:value-type="float">
            <text:p>133 351 <text:s text:c="2"/></text:p>
          </table:table-cell>
          <table:table-cell table:number-columns-repeated="1016"/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4640" calcext:value-type="float">
            <text:p>4 640 <text:s text:c="2"/></text:p>
          </table:table-cell>
          <table:table-cell table:number-columns-repeated="1016"/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07065" calcext:value-type="float">
            <text:p>107 065 <text:s text:c="2"/></text:p>
          </table:table-cell>
          <table:table-cell table:number-columns-repeated="1016"/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51238" calcext:value-type="float">
            <text:p>51 238 <text:s text:c="2"/></text:p>
          </table:table-cell>
          <table:table-cell table:number-columns-repeated="1016"/>
        </table:table-row>
        <table:table-row table:style-name="ro2">
          <table:table-cell office:value-type="float" office:value="1236" calcext:value-type="float">
            <text:p>1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288" calcext:value-type="float">
            <text:p>2 288 <text:s text:c="2"/></text:p>
          </table:table-cell>
          <table:table-cell table:number-columns-repeated="1016"/>
        </table:table-row>
        <table:table-row table:style-name="ro2">
          <table:table-cell office:value-type="float" office:value="1237" calcext:value-type="float">
            <text:p>1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05188" calcext:value-type="float">
            <text:p>105 188 <text:s text:c="2"/></text:p>
          </table:table-cell>
          <table:table-cell table:number-columns-repeated="1016"/>
        </table:table-row>
        <table:table-row table:style-name="ro2">
          <table:table-cell office:value-type="float" office:value="1238" calcext:value-type="float">
            <text:p>1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40" calcext:value-type="float">
            <text:p>240 <text:s text:c="2"/></text:p>
          </table:table-cell>
          <table:table-cell table:number-columns-repeated="1016"/>
        </table:table-row>
        <table:table-row table:style-name="ro2">
          <table:table-cell office:value-type="float" office:value="1239" calcext:value-type="float">
            <text:p>1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304" calcext:value-type="float">
            <text:p>2 304 <text:s text:c="2"/></text:p>
          </table:table-cell>
          <table:table-cell table:number-columns-repeated="1016"/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3300" calcext:value-type="float">
            <text:p>13 300 <text:s text:c="2"/></text:p>
          </table:table-cell>
          <table:table-cell table:number-columns-repeated="1016"/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5120" calcext:value-type="float">
            <text:p>15 120 <text:s text:c="2"/></text:p>
          </table:table-cell>
          <table:table-cell table:number-columns-repeated="1016"/>
        </table:table-row>
        <table:table-row table:style-name="ro2">
          <table:table-cell office:value-type="float" office:value="1243" calcext:value-type="float">
            <text:p>1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20" calcext:value-type="float">
            <text:p>320 <text:s text:c="2"/></text:p>
          </table:table-cell>
          <table:table-cell table:number-columns-repeated="1016"/>
        </table:table-row>
        <table:table-row table:style-name="ro2">
          <table:table-cell office:value-type="float" office:value="1244" calcext:value-type="float">
            <text:p>1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20" calcext:value-type="float">
            <text:p>220 <text:s text:c="2"/></text:p>
          </table:table-cell>
          <table:table-cell table:number-columns-repeated="1016"/>
        </table:table-row>
        <table:table-row table:style-name="ro2">
          <table:table-cell office:value-type="float" office:value="1245" calcext:value-type="float">
            <text:p>1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8984" calcext:value-type="float">
            <text:p>18 984 <text:s text:c="2"/></text:p>
          </table:table-cell>
          <table:table-cell table:number-columns-repeated="1016"/>
        </table:table-row>
        <table:table-row table:style-name="ro2">
          <table:table-cell office:value-type="float" office:value="1246" calcext:value-type="float">
            <text:p>1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247" calcext:value-type="float">
            <text:p>1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248" calcext:value-type="float">
            <text:p>1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6689" calcext:value-type="float">
            <text:p>6 689 <text:s text:c="2"/></text:p>
          </table:table-cell>
          <table:table-cell table:number-columns-repeated="1016"/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266" calcext:value-type="float">
            <text:p>1 266 <text:s text:c="2"/></text:p>
          </table:table-cell>
          <table:table-cell table:number-columns-repeated="1016"/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251" calcext:value-type="float">
            <text:p>1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460" calcext:value-type="float">
            <text:p>1 460 <text:s text:c="2"/></text:p>
          </table:table-cell>
          <table:table-cell table:number-columns-repeated="1016"/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650" calcext:value-type="float">
            <text:p>650 <text:s text:c="2"/></text:p>
          </table:table-cell>
          <table:table-cell table:number-columns-repeated="1016"/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482" calcext:value-type="float">
            <text:p>1 482 <text:s text:c="2"/></text:p>
          </table:table-cell>
          <table:table-cell table:number-columns-repeated="1016"/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650" calcext:value-type="float">
            <text:p>650 <text:s text:c="2"/></text:p>
          </table:table-cell>
          <table:table-cell table:number-columns-repeated="1016"/>
        </table:table-row>
        <table:table-row table:style-name="ro2">
          <table:table-cell office:value-type="float" office:value="1255" calcext:value-type="float">
            <text:p>1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896" calcext:value-type="float">
            <text:p>3 896 <text:s text:c="2"/></text:p>
          </table:table-cell>
          <table:table-cell table:number-columns-repeated="1016"/>
        </table:table-row>
        <table:table-row table:style-name="ro2">
          <table:table-cell office:value-type="float" office:value="1256" calcext:value-type="float">
            <text:p>1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257" calcext:value-type="float">
            <text:p>1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754" calcext:value-type="float">
            <text:p>1 754 <text:s text:c="2"/></text:p>
          </table:table-cell>
          <table:table-cell table:number-columns-repeated="1016"/>
        </table:table-row>
        <table:table-row table:style-name="ro2">
          <table:table-cell office:value-type="float" office:value="1258" calcext:value-type="float">
            <text:p>1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580" calcext:value-type="float">
            <text:p>580 <text:s text:c="2"/></text:p>
          </table:table-cell>
          <table:table-cell table:number-columns-repeated="1016"/>
        </table:table-row>
        <table:table-row table:style-name="ro2">
          <table:table-cell office:value-type="float" office:value="1259" calcext:value-type="float">
            <text:p>1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0284" calcext:value-type="float">
            <text:p>10 284 <text:s text:c="2"/></text:p>
          </table:table-cell>
          <table:table-cell table:number-columns-repeated="1016"/>
        </table:table-row>
        <table:table-row table:style-name="ro2">
          <table:table-cell office:value-type="float" office:value="1260" calcext:value-type="float">
            <text:p>1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232" calcext:value-type="float">
            <text:p>232 <text:s text:c="2"/></text:p>
          </table:table-cell>
          <table:table-cell table:number-columns-repeated="1016"/>
        </table:table-row>
        <table:table-row table:style-name="ro2">
          <table:table-cell office:value-type="float" office:value="1261" calcext:value-type="float">
            <text:p>1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560" calcext:value-type="float">
            <text:p>560 <text:s text:c="2"/></text:p>
          </table:table-cell>
          <table:table-cell table:number-columns-repeated="1016"/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896" calcext:value-type="float">
            <text:p>896 <text:s text:c="2"/></text:p>
          </table:table-cell>
          <table:table-cell table:number-columns-repeated="1016"/>
        </table:table-row>
        <table:table-row table:style-name="ro2">
          <table:table-cell office:value-type="float" office:value="1263" calcext:value-type="float">
            <text:p>1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6416" calcext:value-type="float">
            <text:p>6 416 <text:s text:c="2"/></text:p>
          </table:table-cell>
          <table:table-cell table:number-columns-repeated="1016"/>
        </table:table-row>
        <table:table-row table:style-name="ro2">
          <table:table-cell office:value-type="float" office:value="1264" calcext:value-type="float">
            <text:p>1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00424" calcext:value-type="float">
            <text:p>100 424 <text:s text:c="2"/></text:p>
          </table:table-cell>
          <table:table-cell table:number-columns-repeated="1016"/>
        </table:table-row>
        <table:table-row table:style-name="ro2">
          <table:table-cell office:value-type="float" office:value="1265" calcext:value-type="float">
            <text:p>1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266" calcext:value-type="float">
            <text:p>1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267" calcext:value-type="float">
            <text:p>1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268" calcext:value-type="float">
            <text:p>1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0650" calcext:value-type="float">
            <text:p>10 650 <text:s text:c="2"/></text:p>
          </table:table-cell>
          <table:table-cell table:number-columns-repeated="1016"/>
        </table:table-row>
        <table:table-row table:style-name="ro2">
          <table:table-cell office:value-type="float" office:value="1269" calcext:value-type="float">
            <text:p>1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1112" calcext:value-type="float">
            <text:p>11 112 <text:s text:c="2"/></text:p>
          </table:table-cell>
          <table:table-cell table:number-columns-repeated="1016"/>
        </table:table-row>
        <table:table-row table:style-name="ro2">
          <table:table-cell office:value-type="float" office:value="1270" calcext:value-type="float">
            <text:p>1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360" calcext:value-type="float">
            <text:p>3 360 <text:s text:c="2"/></text:p>
          </table:table-cell>
          <table:table-cell table:number-columns-repeated="1016"/>
        </table:table-row>
        <table:table-row table:style-name="ro2">
          <table:table-cell office:value-type="float" office:value="1271" calcext:value-type="float">
            <text:p>1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272" calcext:value-type="float">
            <text:p>1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273" calcext:value-type="float">
            <text:p>1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9560" calcext:value-type="float">
            <text:p>19 560 <text:s text:c="2"/></text:p>
          </table:table-cell>
          <table:table-cell table:number-columns-repeated="1016"/>
        </table:table-row>
        <table:table-row table:style-name="ro2">
          <table:table-cell office:value-type="float" office:value="1274" calcext:value-type="float">
            <text:p>1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6808" calcext:value-type="float">
            <text:p>16 808 <text:s text:c="2"/></text:p>
          </table:table-cell>
          <table:table-cell table:number-columns-repeated="1016"/>
        </table:table-row>
        <table:table-row table:style-name="ro2">
          <table:table-cell office:value-type="float" office:value="1275" calcext:value-type="float">
            <text:p>1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96531" calcext:value-type="float">
            <text:p>96 531 <text:s text:c="2"/></text:p>
          </table:table-cell>
          <table:table-cell table:number-columns-repeated="1016"/>
        </table:table-row>
        <table:table-row table:style-name="ro2">
          <table:table-cell office:value-type="float" office:value="1276" calcext:value-type="float">
            <text:p>1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0629" calcext:value-type="float">
            <text:p>10 629 <text:s text:c="2"/></text:p>
          </table:table-cell>
          <table:table-cell table:number-columns-repeated="1016"/>
        </table:table-row>
        <table:table-row table:style-name="ro2">
          <table:table-cell office:value-type="float" office:value="1277" calcext:value-type="float">
            <text:p>1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55485" calcext:value-type="float">
            <text:p>55 485 <text:s text:c="2"/></text:p>
          </table:table-cell>
          <table:table-cell table:number-columns-repeated="1016"/>
        </table:table-row>
        <table:table-row table:style-name="ro2">
          <table:table-cell office:value-type="float" office:value="1278" calcext:value-type="float">
            <text:p>1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999144" calcext:value-type="float">
            <text:p>999 144 <text:s text:c="2"/></text:p>
          </table:table-cell>
          <table:table-cell table:number-columns-repeated="1016"/>
        </table:table-row>
        <table:table-row table:style-name="ro2">
          <table:table-cell office:value-type="float" office:value="1279" calcext:value-type="float">
            <text:p>1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5205" calcext:value-type="float">
            <text:p>25 205 <text:s text:c="2"/></text:p>
          </table:table-cell>
          <table:table-cell table:number-columns-repeated="1016"/>
        </table:table-row>
        <table:table-row table:style-name="ro2">
          <table:table-cell office:value-type="float" office:value="1280" calcext:value-type="float">
            <text:p>1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170" calcext:value-type="float">
            <text:p>4 170 <text:s text:c="2"/></text:p>
          </table:table-cell>
          <table:table-cell table:number-columns-repeated="1016"/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83610" calcext:value-type="float">
            <text:p>483 610 <text:s text:c="2"/></text:p>
          </table:table-cell>
          <table:table-cell table:number-columns-repeated="1016"/>
        </table:table-row>
        <table:table-row table:style-name="ro2">
          <table:table-cell office:value-type="float" office:value="1282" calcext:value-type="float">
            <text:p>1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48855" calcext:value-type="float">
            <text:p>48 855 <text:s text:c="2"/></text:p>
          </table:table-cell>
          <table:table-cell table:number-columns-repeated="1016"/>
        </table:table-row>
        <table:table-row table:style-name="ro2">
          <table:table-cell office:value-type="float" office:value="1283" calcext:value-type="float">
            <text:p>1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8937" calcext:value-type="float">
            <text:p>8 937 <text:s text:c="2"/></text:p>
          </table:table-cell>
          <table:table-cell table:number-columns-repeated="1016"/>
        </table:table-row>
        <table:table-row table:style-name="ro2">
          <table:table-cell office:value-type="float" office:value="1284" calcext:value-type="float">
            <text:p>1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663790" calcext:value-type="float">
            <text:p>663 790 <text:s text:c="2"/></text:p>
          </table:table-cell>
          <table:table-cell table:number-columns-repeated="1016"/>
        </table:table-row>
        <table:table-row table:style-name="ro2">
          <table:table-cell office:value-type="float" office:value="1285" calcext:value-type="float">
            <text:p>1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872680" calcext:value-type="float">
            <text:p>872 680 <text:s text:c="2"/></text:p>
          </table:table-cell>
          <table:table-cell table:number-columns-repeated="1016"/>
        </table:table-row>
        <table:table-row table:style-name="ro2">
          <table:table-cell office:value-type="float" office:value="1286" calcext:value-type="float">
            <text:p>1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44080" calcext:value-type="float">
            <text:p>44 080 <text:s text:c="2"/></text:p>
          </table:table-cell>
          <table:table-cell table:number-columns-repeated="1016"/>
        </table:table-row>
        <table:table-row table:style-name="ro2"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9394" calcext:value-type="float">
            <text:p>59 394 <text:s text:c="2"/></text:p>
          </table:table-cell>
          <table:table-cell table:number-columns-repeated="1016"/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256" calcext:value-type="float">
            <text:p>1 256 <text:s text:c="2"/></text:p>
          </table:table-cell>
          <table:table-cell table:number-columns-repeated="1016"/>
        </table:table-row>
        <table:table-row table:style-name="ro2"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853402" calcext:value-type="float">
            <text:p>853 402 <text:s text:c="2"/></text:p>
          </table:table-cell>
          <table:table-cell table:number-columns-repeated="1016"/>
        </table:table-row>
        <table:table-row table:style-name="ro2">
          <table:table-cell office:value-type="float" office:value="1290" calcext:value-type="float">
            <text:p>1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75080" calcext:value-type="float">
            <text:p>75 080 <text:s text:c="2"/></text:p>
          </table:table-cell>
          <table:table-cell table:number-columns-repeated="1016"/>
        </table:table-row>
        <table:table-row table:style-name="ro2">
          <table:table-cell office:value-type="float" office:value="1291" calcext:value-type="float">
            <text:p>1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coton</text:p>
          </table:table-cell>
          <table:table-cell office:value-type="float" office:value="840" calcext:value-type="float">
            <text:p>840 <text:s text:c="2"/></text:p>
          </table:table-cell>
          <table:table-cell table:number-columns-repeated="1016"/>
        </table:table-row>
        <table:table-row table:style-name="ro2">
          <table:table-cell office:value-type="float" office:value="1292" calcext:value-type="float">
            <text:p>1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8420" calcext:value-type="float">
            <text:p>18 420 <text:s text:c="2"/></text:p>
          </table:table-cell>
          <table:table-cell table:number-columns-repeated="1016"/>
        </table:table-row>
        <table:table-row table:style-name="ro2">
          <table:table-cell office:value-type="float" office:value="1293" calcext:value-type="float">
            <text:p>1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7836" calcext:value-type="float">
            <text:p>7 836 <text:s text:c="2"/></text:p>
          </table:table-cell>
          <table:table-cell table:number-columns-repeated="1016"/>
        </table:table-row>
        <table:table-row table:style-name="ro2">
          <table:table-cell office:value-type="float" office:value="1294" calcext:value-type="float">
            <text:p>1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77224" calcext:value-type="float">
            <text:p>77 224 <text:s text:c="2"/></text:p>
          </table:table-cell>
          <table:table-cell table:number-columns-repeated="1016"/>
        </table:table-row>
        <table:table-row table:style-name="ro2">
          <table:table-cell office:value-type="float" office:value="1295" calcext:value-type="float">
            <text:p>1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688" calcext:value-type="float">
            <text:p>2 688 <text:s text:c="2"/></text:p>
          </table:table-cell>
          <table:table-cell table:number-columns-repeated="1016"/>
        </table:table-row>
        <table:table-row table:style-name="ro2">
          <table:table-cell office:value-type="float" office:value="1296" calcext:value-type="float">
            <text:p>1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41596" calcext:value-type="float">
            <text:p>41 596 <text:s text:c="2"/></text:p>
          </table:table-cell>
          <table:table-cell table:number-columns-repeated="1016"/>
        </table:table-row>
        <table:table-row table:style-name="ro2">
          <table:table-cell office:value-type="float" office:value="1297" calcext:value-type="float">
            <text:p>1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0872" calcext:value-type="float">
            <text:p>20 872 <text:s text:c="2"/></text:p>
          </table:table-cell>
          <table:table-cell table:number-columns-repeated="1016"/>
        </table:table-row>
        <table:table-row table:style-name="ro2">
          <table:table-cell office:value-type="float" office:value="1298" calcext:value-type="float">
            <text:p>1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60851" calcext:value-type="float">
            <text:p>160 851 <text:s text:c="2"/></text:p>
          </table:table-cell>
          <table:table-cell table:number-columns-repeated="1016"/>
        </table:table-row>
        <table:table-row table:style-name="ro2">
          <table:table-cell office:value-type="float" office:value="1299" calcext:value-type="float">
            <text:p>1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8519" calcext:value-type="float">
            <text:p>38 519 <text:s text:c="2"/></text:p>
          </table:table-cell>
          <table:table-cell table:number-columns-repeated="1016"/>
        </table:table-row>
        <table:table-row table:style-name="ro2">
          <table:table-cell office:value-type="float" office:value="1301" calcext:value-type="float">
            <text:p>1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9057" calcext:value-type="float">
            <text:p>9 057 <text:s text:c="2"/></text:p>
          </table:table-cell>
          <table:table-cell table:number-columns-repeated="1016"/>
        </table:table-row>
        <table:table-row table:style-name="ro2">
          <table:table-cell office:value-type="float" office:value="1302" calcext:value-type="float">
            <text:p>1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13328" calcext:value-type="float">
            <text:p>113 328 <text:s text:c="2"/></text:p>
          </table:table-cell>
          <table:table-cell table:number-columns-repeated="1016"/>
        </table:table-row>
        <table:table-row table:style-name="ro2">
          <table:table-cell office:value-type="float" office:value="1303" calcext:value-type="float">
            <text:p>1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2375" calcext:value-type="float">
            <text:p>22 375 <text:s text:c="2"/></text:p>
          </table:table-cell>
          <table:table-cell table:number-columns-repeated="1016"/>
        </table:table-row>
        <table:table-row table:style-name="ro2">
          <table:table-cell office:value-type="float" office:value="1304" calcext:value-type="float">
            <text:p>1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6589" calcext:value-type="float">
            <text:p>6 589 <text:s text:c="2"/></text:p>
          </table:table-cell>
          <table:table-cell table:number-columns-repeated="1016"/>
        </table:table-row>
        <table:table-row table:style-name="ro2">
          <table:table-cell office:value-type="float" office:value="1305" calcext:value-type="float">
            <text:p>1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02276" calcext:value-type="float">
            <text:p>102 276 <text:s text:c="2"/></text:p>
          </table:table-cell>
          <table:table-cell table:number-columns-repeated="1016"/>
        </table:table-row>
        <table:table-row table:style-name="ro2">
          <table:table-cell office:value-type="float" office:value="1306" calcext:value-type="float">
            <text:p>1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6070" calcext:value-type="float">
            <text:p>6 070 <text:s text:c="2"/></text:p>
          </table:table-cell>
          <table:table-cell table:number-columns-repeated="1016"/>
        </table:table-row>
        <table:table-row table:style-name="ro2">
          <table:table-cell office:value-type="float" office:value="1307" calcext:value-type="float">
            <text:p>1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43010" calcext:value-type="float">
            <text:p>43 010 <text:s text:c="2"/></text:p>
          </table:table-cell>
          <table:table-cell table:number-columns-repeated="1016"/>
        </table:table-row>
        <table:table-row table:style-name="ro2">
          <table:table-cell office:value-type="float" office:value="1308" calcext:value-type="float">
            <text:p>1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60957" calcext:value-type="float">
            <text:p>60 957 <text:s text:c="2"/></text:p>
          </table:table-cell>
          <table:table-cell table:number-columns-repeated="1016"/>
        </table:table-row>
        <table:table-row table:style-name="ro2">
          <table:table-cell office:value-type="float" office:value="1309" calcext:value-type="float">
            <text:p>1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8022" calcext:value-type="float">
            <text:p>18 022 <text:s text:c="2"/></text:p>
          </table:table-cell>
          <table:table-cell table:number-columns-repeated="1016"/>
        </table:table-row>
        <table:table-row table:style-name="ro2">
          <table:table-cell office:value-type="float" office:value="1310" calcext:value-type="float">
            <text:p>1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2332" calcext:value-type="float">
            <text:p>12 332 <text:s text:c="2"/></text:p>
          </table:table-cell>
          <table:table-cell table:number-columns-repeated="1016"/>
        </table:table-row>
        <table:table-row table:style-name="ro2">
          <table:table-cell office:value-type="float" office:value="1311" calcext:value-type="float">
            <text:p>1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960" calcext:value-type="float">
            <text:p>2 960 <text:s text:c="2"/></text:p>
          </table:table-cell>
          <table:table-cell table:number-columns-repeated="1016"/>
        </table:table-row>
        <table:table-row table:style-name="ro2">
          <table:table-cell office:value-type="float" office:value="1312" calcext:value-type="float">
            <text:p>1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870" calcext:value-type="float">
            <text:p>4 870 <text:s text:c="2"/></text:p>
          </table:table-cell>
          <table:table-cell table:number-columns-repeated="1016"/>
        </table:table-row>
        <table:table-row table:style-name="ro2">
          <table:table-cell office:value-type="float" office:value="1313" calcext:value-type="float">
            <text:p>1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n fleurs artificielles</text:p>
          </table:table-cell>
          <table:table-cell office:value-type="float" office:value="79880" calcext:value-type="float">
            <text:p>79 880 <text:s text:c="2"/></text:p>
          </table:table-cell>
          <table:table-cell table:number-columns-repeated="1016"/>
        </table:table-row>
        <table:table-row table:style-name="ro2">
          <table:table-cell office:value-type="float" office:value="1314" calcext:value-type="float">
            <text:p>1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9980" calcext:value-type="float">
            <text:p>9 980 <text:s text:c="2"/></text:p>
          </table:table-cell>
          <table:table-cell table:number-columns-repeated="1016"/>
        </table:table-row>
        <table:table-row table:style-name="ro2">
          <table:table-cell office:value-type="float" office:value="1315" calcext:value-type="float">
            <text:p>1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4205" calcext:value-type="float">
            <text:p>34 205 <text:s text:c="2"/></text:p>
          </table:table-cell>
          <table:table-cell table:number-columns-repeated="1016"/>
        </table:table-row>
        <table:table-row table:style-name="ro2">
          <table:table-cell office:value-type="float" office:value="1316" calcext:value-type="float">
            <text:p>1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5661" calcext:value-type="float">
            <text:p>5 661 <text:s text:c="2"/></text:p>
          </table:table-cell>
          <table:table-cell table:number-columns-repeated="1016"/>
        </table:table-row>
        <table:table-row table:style-name="ro2">
          <table:table-cell office:value-type="float" office:value="1317" calcext:value-type="float">
            <text:p>1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615" calcext:value-type="float">
            <text:p>1 615 <text:s text:c="2"/></text:p>
          </table:table-cell>
          <table:table-cell table:number-columns-repeated="1016"/>
        </table:table-row>
        <table:table-row table:style-name="ro2">
          <table:table-cell office:value-type="float" office:value="1318" calcext:value-type="float">
            <text:p>1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11125" calcext:value-type="float">
            <text:p>411 125 <text:s text:c="2"/></text:p>
          </table:table-cell>
          <table:table-cell table:number-columns-repeated="1016"/>
        </table:table-row>
        <table:table-row table:style-name="ro2">
          <table:table-cell office:value-type="float" office:value="1319" calcext:value-type="float">
            <text:p>1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6900" calcext:value-type="float">
            <text:p>26 900 <text:s text:c="2"/></text:p>
          </table:table-cell>
          <table:table-cell table:number-columns-repeated="1016"/>
        </table:table-row>
        <table:table-row table:style-name="ro2">
          <table:table-cell office:value-type="float" office:value="1320" calcext:value-type="float">
            <text:p>1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11752" calcext:value-type="float">
            <text:p>111 752 <text:s text:c="2"/></text:p>
          </table:table-cell>
          <table:table-cell table:number-columns-repeated="1016"/>
        </table:table-row>
        <table:table-row table:style-name="ro2">
          <table:table-cell office:value-type="float" office:value="1321" calcext:value-type="float">
            <text:p>1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9460" calcext:value-type="float">
            <text:p>59 460 <text:s text:c="2"/></text:p>
          </table:table-cell>
          <table:table-cell table:number-columns-repeated="1016"/>
        </table:table-row>
        <table:table-row table:style-name="ro2">
          <table:table-cell office:value-type="float" office:value="1322" calcext:value-type="float">
            <text:p>1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42727" calcext:value-type="float">
            <text:p>142 727 <text:s text:c="2"/></text:p>
          </table:table-cell>
          <table:table-cell table:number-columns-repeated="1016"/>
        </table:table-row>
        <table:table-row table:style-name="ro2">
          <table:table-cell office:value-type="float" office:value="1323" calcext:value-type="float">
            <text:p>1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27137" calcext:value-type="float">
            <text:p>327 137 <text:s text:c="2"/></text:p>
          </table:table-cell>
          <table:table-cell table:number-columns-repeated="1016"/>
        </table:table-row>
        <table:table-row table:style-name="ro2">
          <table:table-cell office:value-type="float" office:value="1324" calcext:value-type="float">
            <text:p>1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91764" calcext:value-type="float">
            <text:p>91 764 <text:s text:c="2"/></text:p>
          </table:table-cell>
          <table:table-cell table:number-columns-repeated="1016"/>
        </table:table-row>
        <table:table-row table:style-name="ro2">
          <table:table-cell office:value-type="float" office:value="1325" calcext:value-type="float">
            <text:p>1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327645" calcext:value-type="float">
            <text:p>2 327 645 <text:s text:c="2"/></text:p>
          </table:table-cell>
          <table:table-cell table:number-columns-repeated="1016"/>
        </table:table-row>
        <table:table-row table:style-name="ro2">
          <table:table-cell office:value-type="float" office:value="1326" calcext:value-type="float">
            <text:p>1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5155" calcext:value-type="float">
            <text:p>15 155 <text:s text:c="2"/></text:p>
          </table:table-cell>
          <table:table-cell table:number-columns-repeated="1016"/>
        </table:table-row>
        <table:table-row table:style-name="ro2">
          <table:table-cell office:value-type="float" office:value="1327" calcext:value-type="float">
            <text:p>1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72990" calcext:value-type="float">
            <text:p>72 990 <text:s text:c="2"/></text:p>
          </table:table-cell>
          <table:table-cell table:number-columns-repeated="1016"/>
        </table:table-row>
        <table:table-row table:style-name="ro2">
          <table:table-cell office:value-type="float" office:value="1328" calcext:value-type="float">
            <text:p>1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09960" calcext:value-type="float">
            <text:p>309 960 <text:s text:c="2"/></text:p>
          </table:table-cell>
          <table:table-cell table:number-columns-repeated="1016"/>
        </table:table-row>
        <table:table-row table:style-name="ro2">
          <table:table-cell office:value-type="float" office:value="1329" calcext:value-type="float">
            <text:p>1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79312" calcext:value-type="float">
            <text:p>79 312 <text:s text:c="2"/></text:p>
          </table:table-cell>
          <table:table-cell table:number-columns-repeated="1016"/>
        </table:table-row>
        <table:table-row table:style-name="ro2">
          <table:table-cell office:value-type="float" office:value="1330" calcext:value-type="float">
            <text:p>1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0526" calcext:value-type="float">
            <text:p>80 526 <text:s text:c="2"/></text:p>
          </table:table-cell>
          <table:table-cell table:number-columns-repeated="1016"/>
        </table:table-row>
        <table:table-row table:style-name="ro2">
          <table:table-cell office:value-type="float" office:value="1331" calcext:value-type="float">
            <text:p>1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28240" calcext:value-type="float">
            <text:p>128 240 <text:s text:c="2"/></text:p>
          </table:table-cell>
          <table:table-cell table:number-columns-repeated="1016"/>
        </table:table-row>
        <table:table-row table:style-name="ro2">
          <table:table-cell office:value-type="float" office:value="1332" calcext:value-type="float">
            <text:p>1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9435" calcext:value-type="float">
            <text:p>49 435 <text:s text:c="2"/></text:p>
          </table:table-cell>
          <table:table-cell table:number-columns-repeated="1016"/>
        </table:table-row>
        <table:table-row table:style-name="ro2">
          <table:table-cell office:value-type="float" office:value="1333" calcext:value-type="float">
            <text:p>1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5837" calcext:value-type="float">
            <text:p>65 837 <text:s text:c="2"/></text:p>
          </table:table-cell>
          <table:table-cell table:number-columns-repeated="1016"/>
        </table:table-row>
        <table:table-row table:style-name="ro2">
          <table:table-cell office:value-type="float" office:value="1334" calcext:value-type="float">
            <text:p>1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8902609" calcext:value-type="float">
            <text:p>18 902 609 <text:s text:c="2"/></text:p>
          </table:table-cell>
          <table:table-cell table:number-columns-repeated="1016"/>
        </table:table-row>
        <table:table-row table:style-name="ro2">
          <table:table-cell office:value-type="float" office:value="1335" calcext:value-type="float">
            <text:p>1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2252" calcext:value-type="float">
            <text:p>12 252 <text:s text:c="2"/></text:p>
          </table:table-cell>
          <table:table-cell table:number-columns-repeated="1016"/>
        </table:table-row>
        <table:table-row table:style-name="ro2">
          <table:table-cell office:value-type="float" office:value="1336" calcext:value-type="float">
            <text:p>1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1337" calcext:value-type="float">
            <text:p>1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0188" calcext:value-type="float">
            <text:p>40 188 <text:s text:c="2"/></text:p>
          </table:table-cell>
          <table:table-cell table:number-columns-repeated="1016"/>
        </table:table-row>
        <table:table-row table:style-name="ro2">
          <table:table-cell office:value-type="float" office:value="1338" calcext:value-type="float">
            <text:p>1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0099" calcext:value-type="float">
            <text:p>30 099 <text:s text:c="2"/></text:p>
          </table:table-cell>
          <table:table-cell table:number-columns-repeated="1016"/>
        </table:table-row>
        <table:table-row table:style-name="ro2">
          <table:table-cell office:value-type="float" office:value="1339" calcext:value-type="float">
            <text:p>1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69315" calcext:value-type="float">
            <text:p>69 315 <text:s text:c="2"/></text:p>
          </table:table-cell>
          <table:table-cell table:number-columns-repeated="1016"/>
        </table:table-row>
        <table:table-row table:style-name="ro2">
          <table:table-cell office:value-type="float" office:value="1340" calcext:value-type="float">
            <text:p>1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5486" calcext:value-type="float">
            <text:p>15 486 <text:s text:c="2"/></text:p>
          </table:table-cell>
          <table:table-cell table:number-columns-repeated="1016"/>
        </table:table-row>
        <table:table-row table:style-name="ro2">
          <table:table-cell office:value-type="float" office:value="1341" calcext:value-type="float">
            <text:p>1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1571" calcext:value-type="float">
            <text:p>21 571 <text:s text:c="2"/></text:p>
          </table:table-cell>
          <table:table-cell table:number-columns-repeated="1016"/>
        </table:table-row>
        <table:table-row table:style-name="ro2">
          <table:table-cell office:value-type="float" office:value="1342" calcext:value-type="float">
            <text:p>1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96536" calcext:value-type="float">
            <text:p>96 536 <text:s text:c="2"/></text:p>
          </table:table-cell>
          <table:table-cell table:number-columns-repeated="1016"/>
        </table:table-row>
        <table:table-row table:style-name="ro2">
          <table:table-cell office:value-type="float" office:value="1343" calcext:value-type="float">
            <text:p>1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3473" calcext:value-type="float">
            <text:p>13 473 <text:s text:c="2"/></text:p>
          </table:table-cell>
          <table:table-cell table:number-columns-repeated="1016"/>
        </table:table-row>
        <table:table-row table:style-name="ro2">
          <table:table-cell office:value-type="float" office:value="1344" calcext:value-type="float">
            <text:p>1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40" calcext:value-type="float">
            <text:p>540 <text:s text:c="2"/></text:p>
          </table:table-cell>
          <table:table-cell table:number-columns-repeated="1016"/>
        </table:table-row>
        <table:table-row table:style-name="ro2">
          <table:table-cell office:value-type="float" office:value="1345" calcext:value-type="float">
            <text:p>1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14297" calcext:value-type="float">
            <text:p>414 297 <text:s text:c="2"/></text:p>
          </table:table-cell>
          <table:table-cell table:number-columns-repeated="1016"/>
        </table:table-row>
        <table:table-row table:style-name="ro2">
          <table:table-cell office:value-type="float" office:value="1346" calcext:value-type="float">
            <text:p>13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5525" calcext:value-type="float">
            <text:p>45 525 <text:s text:c="2"/></text:p>
          </table:table-cell>
          <table:table-cell table:number-columns-repeated="1016"/>
        </table:table-row>
        <table:table-row table:style-name="ro2">
          <table:table-cell office:value-type="float" office:value="1347" calcext:value-type="float">
            <text:p>13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0708" calcext:value-type="float">
            <text:p>60 708 <text:s text:c="2"/></text:p>
          </table:table-cell>
          <table:table-cell table:number-columns-repeated="1016"/>
        </table:table-row>
        <table:table-row table:style-name="ro2">
          <table:table-cell office:value-type="float" office:value="1348" calcext:value-type="float">
            <text:p>13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2545" calcext:value-type="float">
            <text:p>2 545 <text:s text:c="2"/></text:p>
          </table:table-cell>
          <table:table-cell table:number-columns-repeated="1016"/>
        </table:table-row>
        <table:table-row table:style-name="ro2">
          <table:table-cell office:value-type="float" office:value="1349" calcext:value-type="float">
            <text:p>13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22196" calcext:value-type="float">
            <text:p>422 196 <text:s text:c="2"/></text:p>
          </table:table-cell>
          <table:table-cell table:number-columns-repeated="1016"/>
        </table:table-row>
        <table:table-row table:style-name="ro2">
          <table:table-cell office:value-type="float" office:value="1350" calcext:value-type="float">
            <text:p>13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27135" calcext:value-type="float">
            <text:p>227 135 <text:s text:c="2"/></text:p>
          </table:table-cell>
          <table:table-cell table:number-columns-repeated="1016"/>
        </table:table-row>
        <table:table-row table:style-name="ro2">
          <table:table-cell office:value-type="float" office:value="1351" calcext:value-type="float">
            <text:p>13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9247094" calcext:value-type="float">
            <text:p>9 247 094 <text:s text:c="2"/></text:p>
          </table:table-cell>
          <table:table-cell table:number-columns-repeated="1016"/>
        </table:table-row>
        <table:table-row table:style-name="ro2">
          <table:table-cell office:value-type="float" office:value="1352" calcext:value-type="float">
            <text:p>13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8917" calcext:value-type="float">
            <text:p>28 917 <text:s text:c="2"/></text:p>
          </table:table-cell>
          <table:table-cell table:number-columns-repeated="1016"/>
        </table:table-row>
        <table:table-row table:style-name="ro2">
          <table:table-cell office:value-type="float" office:value="1353" calcext:value-type="float">
            <text:p>13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70510" calcext:value-type="float">
            <text:p>70 510 <text:s text:c="2"/></text:p>
          </table:table-cell>
          <table:table-cell table:number-columns-repeated="1016"/>
        </table:table-row>
        <table:table-row table:style-name="ro2">
          <table:table-cell office:value-type="float" office:value="1354" calcext:value-type="float">
            <text:p>13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5253" calcext:value-type="float">
            <text:p>25 253 <text:s text:c="2"/></text:p>
          </table:table-cell>
          <table:table-cell table:number-columns-repeated="1016"/>
        </table:table-row>
        <table:table-row table:style-name="ro2">
          <table:table-cell office:value-type="float" office:value="1355" calcext:value-type="float">
            <text:p>13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4416" calcext:value-type="float">
            <text:p>34 416 <text:s text:c="2"/></text:p>
          </table:table-cell>
          <table:table-cell table:number-columns-repeated="1016"/>
        </table:table-row>
        <table:table-row table:style-name="ro2">
          <table:table-cell office:value-type="float" office:value="1356" calcext:value-type="float">
            <text:p>13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4348" calcext:value-type="float">
            <text:p>4 348 <text:s text:c="2"/></text:p>
          </table:table-cell>
          <table:table-cell table:number-columns-repeated="1016"/>
        </table:table-row>
        <table:table-row table:style-name="ro2">
          <table:table-cell office:value-type="float" office:value="1357" calcext:value-type="float">
            <text:p>13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59936" calcext:value-type="float">
            <text:p>259 936 <text:s text:c="2"/></text:p>
          </table:table-cell>
          <table:table-cell table:number-columns-repeated="1016"/>
        </table:table-row>
        <table:table-row table:style-name="ro2">
          <table:table-cell office:value-type="float" office:value="1358" calcext:value-type="float">
            <text:p>13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7646" calcext:value-type="float">
            <text:p>47 646 <text:s text:c="2"/></text:p>
          </table:table-cell>
          <table:table-cell table:number-columns-repeated="1016"/>
        </table:table-row>
        <table:table-row table:style-name="ro2">
          <table:table-cell office:value-type="float" office:value="1359" calcext:value-type="float">
            <text:p>13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86166" calcext:value-type="float">
            <text:p>86 166 <text:s text:c="2"/></text:p>
          </table:table-cell>
          <table:table-cell table:number-columns-repeated="1016"/>
        </table:table-row>
        <table:table-row table:style-name="ro2">
          <table:table-cell office:value-type="float" office:value="1360" calcext:value-type="float">
            <text:p>13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2512" calcext:value-type="float">
            <text:p>22 512 <text:s text:c="2"/></text:p>
          </table:table-cell>
          <table:table-cell table:number-columns-repeated="1016"/>
        </table:table-row>
        <table:table-row table:style-name="ro2">
          <table:table-cell office:value-type="float" office:value="1361" calcext:value-type="float">
            <text:p>13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362" calcext:value-type="float">
            <text:p>13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83224" calcext:value-type="float">
            <text:p>83 224 <text:s text:c="2"/></text:p>
          </table:table-cell>
          <table:table-cell table:number-columns-repeated="1016"/>
        </table:table-row>
        <table:table-row table:style-name="ro2">
          <table:table-cell office:value-type="float" office:value="1363" calcext:value-type="float">
            <text:p>13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5064" calcext:value-type="float">
            <text:p>35 064 <text:s text:c="2"/></text:p>
          </table:table-cell>
          <table:table-cell table:number-columns-repeated="1016"/>
        </table:table-row>
        <table:table-row table:style-name="ro2">
          <table:table-cell office:value-type="float" office:value="1364" calcext:value-type="float">
            <text:p>13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2163" calcext:value-type="float">
            <text:p>12 163 <text:s text:c="2"/></text:p>
          </table:table-cell>
          <table:table-cell table:number-columns-repeated="1016"/>
        </table:table-row>
        <table:table-row table:style-name="ro2">
          <table:table-cell office:value-type="float" office:value="1365" calcext:value-type="float">
            <text:p>13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2814" calcext:value-type="float">
            <text:p>42 814 <text:s text:c="2"/></text:p>
          </table:table-cell>
          <table:table-cell table:number-columns-repeated="1016"/>
        </table:table-row>
        <table:table-row table:style-name="ro2">
          <table:table-cell office:value-type="float" office:value="1366" calcext:value-type="float">
            <text:p>13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70983" calcext:value-type="float">
            <text:p>70 983 <text:s text:c="2"/></text:p>
          </table:table-cell>
          <table:table-cell table:number-columns-repeated="1016"/>
        </table:table-row>
        <table:table-row table:style-name="ro2">
          <table:table-cell office:value-type="float" office:value="1367" calcext:value-type="float">
            <text:p>13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1861" calcext:value-type="float">
            <text:p>11 861 <text:s text:c="2"/></text:p>
          </table:table-cell>
          <table:table-cell table:number-columns-repeated="1016"/>
        </table:table-row>
        <table:table-row table:style-name="ro2">
          <table:table-cell office:value-type="float" office:value="1368" calcext:value-type="float">
            <text:p>13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9113" calcext:value-type="float">
            <text:p>19 113 <text:s text:c="2"/></text:p>
          </table:table-cell>
          <table:table-cell table:number-columns-repeated="1016"/>
        </table:table-row>
        <table:table-row table:style-name="ro2">
          <table:table-cell office:value-type="float" office:value="1369" calcext:value-type="float">
            <text:p>13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21325" calcext:value-type="float">
            <text:p>121 325 <text:s text:c="2"/></text:p>
          </table:table-cell>
          <table:table-cell table:number-columns-repeated="1016"/>
        </table:table-row>
        <table:table-row table:style-name="ro2">
          <table:table-cell office:value-type="float" office:value="1370" calcext:value-type="float">
            <text:p>13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36247" calcext:value-type="float">
            <text:p>136 247 <text:s text:c="2"/></text:p>
          </table:table-cell>
          <table:table-cell table:number-columns-repeated="1016"/>
        </table:table-row>
        <table:table-row table:style-name="ro2">
          <table:table-cell office:value-type="float" office:value="1371" calcext:value-type="float">
            <text:p>13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961" calcext:value-type="float">
            <text:p>3 961 <text:s text:c="2"/></text:p>
          </table:table-cell>
          <table:table-cell table:number-columns-repeated="1016"/>
        </table:table-row>
        <table:table-row table:style-name="ro2">
          <table:table-cell office:value-type="float" office:value="1372" calcext:value-type="float">
            <text:p>13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0100" calcext:value-type="float">
            <text:p>20 100 <text:s text:c="2"/></text:p>
          </table:table-cell>
          <table:table-cell table:number-columns-repeated="1016"/>
        </table:table-row>
        <table:table-row table:style-name="ro2">
          <table:table-cell office:value-type="float" office:value="1373" calcext:value-type="float">
            <text:p>13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5303" calcext:value-type="float">
            <text:p>5 303 <text:s text:c="2"/></text:p>
          </table:table-cell>
          <table:table-cell table:number-columns-repeated="1016"/>
        </table:table-row>
        <table:table-row table:style-name="ro2">
          <table:table-cell office:value-type="float" office:value="1374" calcext:value-type="float">
            <text:p>13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674" calcext:value-type="float">
            <text:p>8 674 <text:s text:c="2"/></text:p>
          </table:table-cell>
          <table:table-cell table:number-columns-repeated="1016"/>
        </table:table-row>
        <table:table-row table:style-name="ro2">
          <table:table-cell office:value-type="float" office:value="1375" calcext:value-type="float">
            <text:p>13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73814" calcext:value-type="float">
            <text:p>73 814 <text:s text:c="2"/></text:p>
          </table:table-cell>
          <table:table-cell table:number-columns-repeated="1016"/>
        </table:table-row>
        <table:table-row table:style-name="ro2">
          <table:table-cell office:value-type="float" office:value="1376" calcext:value-type="float">
            <text:p>13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6860" calcext:value-type="float">
            <text:p>16 860 <text:s text:c="2"/></text:p>
          </table:table-cell>
          <table:table-cell table:number-columns-repeated="1016"/>
        </table:table-row>
        <table:table-row table:style-name="ro2">
          <table:table-cell office:value-type="float" office:value="1377" calcext:value-type="float">
            <text:p>13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16341" calcext:value-type="float">
            <text:p>116 341 <text:s text:c="2"/></text:p>
          </table:table-cell>
          <table:table-cell table:number-columns-repeated="1016"/>
        </table:table-row>
        <table:table-row table:style-name="ro2">
          <table:table-cell office:value-type="float" office:value="1378" calcext:value-type="float">
            <text:p>13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244" calcext:value-type="float">
            <text:p>5 244 <text:s text:c="2"/></text:p>
          </table:table-cell>
          <table:table-cell table:number-columns-repeated="1016"/>
        </table:table-row>
        <table:table-row table:style-name="ro2">
          <table:table-cell office:value-type="float" office:value="1379" calcext:value-type="float">
            <text:p>13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7617" calcext:value-type="float">
            <text:p>7 617 <text:s text:c="2"/></text:p>
          </table:table-cell>
          <table:table-cell table:number-columns-repeated="1016"/>
        </table:table-row>
        <table:table-row table:style-name="ro2">
          <table:table-cell office:value-type="float" office:value="1380" calcext:value-type="float">
            <text:p>13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1381" calcext:value-type="float">
            <text:p>13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1900" calcext:value-type="float">
            <text:p>21 900 <text:s text:c="2"/></text:p>
          </table:table-cell>
          <table:table-cell table:number-columns-repeated="1016"/>
        </table:table-row>
        <table:table-row table:style-name="ro2">
          <table:table-cell office:value-type="float" office:value="1382" calcext:value-type="float">
            <text:p>13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365" calcext:value-type="float">
            <text:p>5 365 <text:s text:c="2"/></text:p>
          </table:table-cell>
          <table:table-cell table:number-columns-repeated="1016"/>
        </table:table-row>
        <table:table-row table:style-name="ro2">
          <table:table-cell office:value-type="float" office:value="1383" calcext:value-type="float">
            <text:p>13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8891" calcext:value-type="float">
            <text:p>8 891 <text:s text:c="2"/></text:p>
          </table:table-cell>
          <table:table-cell table:number-columns-repeated="1016"/>
        </table:table-row>
        <table:table-row table:style-name="ro2">
          <table:table-cell office:value-type="float" office:value="1384" calcext:value-type="float">
            <text:p>13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9390" calcext:value-type="float">
            <text:p>19 390 <text:s text:c="2"/></text:p>
          </table:table-cell>
          <table:table-cell table:number-columns-repeated="1016"/>
        </table:table-row>
        <table:table-row table:style-name="ro2">
          <table:table-cell office:value-type="float" office:value="1385" calcext:value-type="float">
            <text:p>13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320" calcext:value-type="float">
            <text:p>320 <text:s text:c="2"/></text:p>
          </table:table-cell>
          <table:table-cell table:number-columns-repeated="1016"/>
        </table:table-row>
        <table:table-row table:style-name="ro2">
          <table:table-cell office:value-type="float" office:value="1386" calcext:value-type="float">
            <text:p>13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663" calcext:value-type="float">
            <text:p>3 663 <text:s text:c="2"/></text:p>
          </table:table-cell>
          <table:table-cell table:number-columns-repeated="1016"/>
        </table:table-row>
        <table:table-row table:style-name="ro2">
          <table:table-cell office:value-type="float" office:value="1387" calcext:value-type="float">
            <text:p>13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388" calcext:value-type="float">
            <text:p>13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1870" calcext:value-type="float">
            <text:p>11 870 <text:s text:c="2"/></text:p>
          </table:table-cell>
          <table:table-cell table:number-columns-repeated="1016"/>
        </table:table-row>
        <table:table-row table:style-name="ro2">
          <table:table-cell office:value-type="float" office:value="1389" calcext:value-type="float">
            <text:p>13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0670" calcext:value-type="float">
            <text:p>10 670 <text:s text:c="2"/></text:p>
          </table:table-cell>
          <table:table-cell table:number-columns-repeated="1016"/>
        </table:table-row>
        <table:table-row table:style-name="ro2">
          <table:table-cell office:value-type="float" office:value="1390" calcext:value-type="float">
            <text:p>13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517" calcext:value-type="float">
            <text:p>6 517 <text:s text:c="2"/></text:p>
          </table:table-cell>
          <table:table-cell table:number-columns-repeated="1016"/>
        </table:table-row>
        <table:table-row table:style-name="ro2">
          <table:table-cell office:value-type="float" office:value="1391" calcext:value-type="float">
            <text:p>13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4923" calcext:value-type="float">
            <text:p>4 923 <text:s text:c="2"/></text:p>
          </table:table-cell>
          <table:table-cell table:number-columns-repeated="1016"/>
        </table:table-row>
        <table:table-row table:style-name="ro2">
          <table:table-cell office:value-type="float" office:value="1392" calcext:value-type="float">
            <text:p>13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1393" calcext:value-type="float">
            <text:p>13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0925" calcext:value-type="float">
            <text:p>20 925 <text:s text:c="2"/></text:p>
          </table:table-cell>
          <table:table-cell table:number-columns-repeated="1016"/>
        </table:table-row>
        <table:table-row table:style-name="ro2">
          <table:table-cell office:value-type="float" office:value="1394" calcext:value-type="float">
            <text:p>13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140" calcext:value-type="float">
            <text:p>1 140 <text:s text:c="2"/></text:p>
          </table:table-cell>
          <table:table-cell table:number-columns-repeated="1016"/>
        </table:table-row>
        <table:table-row table:style-name="ro2">
          <table:table-cell office:value-type="float" office:value="1395" calcext:value-type="float">
            <text:p>13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948" calcext:value-type="float">
            <text:p>2 948 <text:s text:c="2"/></text:p>
          </table:table-cell>
          <table:table-cell table:number-columns-repeated="1016"/>
        </table:table-row>
        <table:table-row table:style-name="ro2">
          <table:table-cell office:value-type="float" office:value="1396" calcext:value-type="float">
            <text:p>13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36700" calcext:value-type="float">
            <text:p>36 700 <text:s text:c="2"/></text:p>
          </table:table-cell>
          <table:table-cell table:number-columns-repeated="1016"/>
        </table:table-row>
        <table:table-row table:style-name="ro2">
          <table:table-cell office:value-type="float" office:value="1397" calcext:value-type="float">
            <text:p>13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1650" calcext:value-type="float">
            <text:p>11 650 <text:s text:c="2"/></text:p>
          </table:table-cell>
          <table:table-cell table:number-columns-repeated="1016"/>
        </table:table-row>
        <table:table-row table:style-name="ro2">
          <table:table-cell office:value-type="float" office:value="1398" calcext:value-type="float">
            <text:p>13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399" calcext:value-type="float">
            <text:p>13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1340" calcext:value-type="float">
            <text:p>31 340 <text:s text:c="2"/></text:p>
          </table:table-cell>
          <table:table-cell table:number-columns-repeated="1016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9470" calcext:value-type="float">
            <text:p>49 470 <text:s text:c="2"/></text:p>
          </table:table-cell>
          <table:table-cell table:number-columns-repeated="1016"/>
        </table:table-row>
        <table:table-row table:style-name="ro2">
          <table:table-cell office:value-type="float" office:value="1401" calcext:value-type="float">
            <text:p>14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0868" calcext:value-type="float">
            <text:p>10 868 <text:s text:c="2"/></text:p>
          </table:table-cell>
          <table:table-cell table:number-columns-repeated="1016"/>
        </table:table-row>
        <table:table-row table:style-name="ro2">
          <table:table-cell office:value-type="float" office:value="1402" calcext:value-type="float">
            <text:p>14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450" calcext:value-type="float">
            <text:p>1 450 <text:s text:c="2"/></text:p>
          </table:table-cell>
          <table:table-cell table:number-columns-repeated="1016"/>
        </table:table-row>
        <table:table-row table:style-name="ro2">
          <table:table-cell office:value-type="float" office:value="1403" calcext:value-type="float">
            <text:p>14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3830" calcext:value-type="float">
            <text:p>13 830 <text:s text:c="2"/></text:p>
          </table:table-cell>
          <table:table-cell table:number-columns-repeated="1016"/>
        </table:table-row>
        <table:table-row table:style-name="ro2">
          <table:table-cell office:value-type="float" office:value="1404" calcext:value-type="float">
            <text:p>14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265" calcext:value-type="float">
            <text:p>10 265 <text:s text:c="2"/></text:p>
          </table:table-cell>
          <table:table-cell table:number-columns-repeated="1016"/>
        </table:table-row>
        <table:table-row table:style-name="ro2">
          <table:table-cell office:value-type="float" office:value="1405" calcext:value-type="float">
            <text:p>14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030" calcext:value-type="float">
            <text:p>1 030 <text:s text:c="2"/></text:p>
          </table:table-cell>
          <table:table-cell table:number-columns-repeated="1016"/>
        </table:table-row>
        <table:table-row table:style-name="ro2">
          <table:table-cell office:value-type="float" office:value="1406" calcext:value-type="float">
            <text:p>14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646" calcext:value-type="float">
            <text:p>2 646 <text:s text:c="2"/></text:p>
          </table:table-cell>
          <table:table-cell table:number-columns-repeated="1016"/>
        </table:table-row>
        <table:table-row table:style-name="ro2">
          <table:table-cell office:value-type="float" office:value="1407" calcext:value-type="float">
            <text:p>14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>
          <table:table-cell office:value-type="float" office:value="1408" calcext:value-type="float">
            <text:p>14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844" calcext:value-type="float">
            <text:p>4 844 <text:s text:c="2"/></text:p>
          </table:table-cell>
          <table:table-cell table:number-columns-repeated="1016"/>
        </table:table-row>
        <table:table-row table:style-name="ro2">
          <table:table-cell office:value-type="float" office:value="1409" calcext:value-type="float">
            <text:p>14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090" calcext:value-type="float">
            <text:p>3 090 <text:s text:c="2"/></text:p>
          </table:table-cell>
          <table:table-cell table:number-columns-repeated="1016"/>
        </table:table-row>
        <table:table-row table:style-name="ro2">
          <table:table-cell office:value-type="float" office:value="1410" calcext:value-type="float">
            <text:p>14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411" calcext:value-type="float">
            <text:p>14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610" calcext:value-type="float">
            <text:p>3 610 <text:s text:c="2"/></text:p>
          </table:table-cell>
          <table:table-cell table:number-columns-repeated="1016"/>
        </table:table-row>
        <table:table-row table:style-name="ro2">
          <table:table-cell office:value-type="float" office:value="1412" calcext:value-type="float">
            <text:p>14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008" calcext:value-type="float">
            <text:p>3 008 <text:s text:c="2"/></text:p>
          </table:table-cell>
          <table:table-cell table:number-columns-repeated="1016"/>
        </table:table-row>
        <table:table-row table:style-name="ro2">
          <table:table-cell office:value-type="float" office:value="1413" calcext:value-type="float">
            <text:p>14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8205" calcext:value-type="float">
            <text:p>8 205 <text:s text:c="2"/></text:p>
          </table:table-cell>
          <table:table-cell table:number-columns-repeated="1016"/>
        </table:table-row>
        <table:table-row table:style-name="ro2">
          <table:table-cell office:value-type="float" office:value="1414" calcext:value-type="float">
            <text:p>14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05" calcext:value-type="float">
            <text:p>205 <text:s text:c="2"/></text:p>
          </table:table-cell>
          <table:table-cell table:number-columns-repeated="1016"/>
        </table:table-row>
        <table:table-row table:style-name="ro2">
          <table:table-cell office:value-type="float" office:value="1415" calcext:value-type="float">
            <text:p>14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416" calcext:value-type="float">
            <text:p>14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508" calcext:value-type="float">
            <text:p>3 508 <text:s text:c="2"/></text:p>
          </table:table-cell>
          <table:table-cell table:number-columns-repeated="1016"/>
        </table:table-row>
        <table:table-row table:style-name="ro2">
          <table:table-cell office:value-type="float" office:value="1417" calcext:value-type="float">
            <text:p>14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1418" calcext:value-type="float">
            <text:p>14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9420" calcext:value-type="float">
            <text:p>39 420 <text:s text:c="2"/></text:p>
          </table:table-cell>
          <table:table-cell table:number-columns-repeated="1016"/>
        </table:table-row>
        <table:table-row table:style-name="ro2">
          <table:table-cell office:value-type="float" office:value="1419" calcext:value-type="float">
            <text:p>14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9365" calcext:value-type="float">
            <text:p>19 365 <text:s text:c="2"/></text:p>
          </table:table-cell>
          <table:table-cell table:number-columns-repeated="1016"/>
        </table:table-row>
        <table:table-row table:style-name="ro2">
          <table:table-cell office:value-type="float" office:value="1420" calcext:value-type="float">
            <text:p>14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33580" calcext:value-type="float">
            <text:p>133 580 <text:s text:c="2"/></text:p>
          </table:table-cell>
          <table:table-cell table:number-columns-repeated="1016"/>
        </table:table-row>
        <table:table-row table:style-name="ro2">
          <table:table-cell office:value-type="float" office:value="1421" calcext:value-type="float">
            <text:p>14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998" calcext:value-type="float">
            <text:p>998 <text:s text:c="2"/></text:p>
          </table:table-cell>
          <table:table-cell table:number-columns-repeated="1016"/>
        </table:table-row>
        <table:table-row table:style-name="ro2">
          <table:table-cell office:value-type="float" office:value="1422" calcext:value-type="float">
            <text:p>14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086" calcext:value-type="float">
            <text:p>2 086 <text:s text:c="2"/></text:p>
          </table:table-cell>
          <table:table-cell table:number-columns-repeated="1016"/>
        </table:table-row>
        <table:table-row table:style-name="ro2">
          <table:table-cell office:value-type="float" office:value="1423" calcext:value-type="float">
            <text:p>14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2220" calcext:value-type="float">
            <text:p>2 220 <text:s text:c="2"/></text:p>
          </table:table-cell>
          <table:table-cell table:number-columns-repeated="1016"/>
        </table:table-row>
        <table:table-row table:style-name="ro2">
          <table:table-cell office:value-type="float" office:value="1424" calcext:value-type="float">
            <text:p>14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1425" calcext:value-type="float">
            <text:p>14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912" calcext:value-type="float">
            <text:p>912 <text:s text:c="2"/></text:p>
          </table:table-cell>
          <table:table-cell table:number-columns-repeated="1016"/>
        </table:table-row>
        <table:table-row table:style-name="ro2">
          <table:table-cell office:value-type="float" office:value="1426" calcext:value-type="float">
            <text:p>14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5162" calcext:value-type="float">
            <text:p>5 162 <text:s text:c="2"/></text:p>
          </table:table-cell>
          <table:table-cell table:number-columns-repeated="1016"/>
        </table:table-row>
        <table:table-row table:style-name="ro2">
          <table:table-cell office:value-type="float" office:value="1427" calcext:value-type="float">
            <text:p>14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1428" calcext:value-type="float">
            <text:p>14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5124" calcext:value-type="float">
            <text:p>25 124 <text:s text:c="2"/></text:p>
          </table:table-cell>
          <table:table-cell table:number-columns-repeated="1016"/>
        </table:table-row>
        <table:table-row table:style-name="ro2">
          <table:table-cell office:value-type="float" office:value="1429" calcext:value-type="float">
            <text:p>14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069" calcext:value-type="float">
            <text:p>4 069 <text:s text:c="2"/></text:p>
          </table:table-cell>
          <table:table-cell table:number-columns-repeated="1016"/>
        </table:table-row>
        <table:table-row table:style-name="ro2">
          <table:table-cell office:value-type="float" office:value="1430" calcext:value-type="float">
            <text:p>14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869" calcext:value-type="float">
            <text:p>869 <text:s text:c="2"/></text:p>
          </table:table-cell>
          <table:table-cell table:number-columns-repeated="1016"/>
        </table:table-row>
        <table:table-row table:style-name="ro2">
          <table:table-cell office:value-type="float" office:value="1431" calcext:value-type="float">
            <text:p>14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8745" calcext:value-type="float">
            <text:p>8 745 <text:s text:c="2"/></text:p>
          </table:table-cell>
          <table:table-cell table:number-columns-repeated="1016"/>
        </table:table-row>
        <table:table-row table:style-name="ro2">
          <table:table-cell office:value-type="float" office:value="1432" calcext:value-type="float">
            <text:p>14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2680" calcext:value-type="float">
            <text:p>32 680 <text:s text:c="2"/></text:p>
          </table:table-cell>
          <table:table-cell table:number-columns-repeated="1016"/>
        </table:table-row>
        <table:table-row table:style-name="ro2">
          <table:table-cell office:value-type="float" office:value="1433" calcext:value-type="float">
            <text:p>14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3995" calcext:value-type="float">
            <text:p>33 995 <text:s text:c="2"/></text:p>
          </table:table-cell>
          <table:table-cell table:number-columns-repeated="1016"/>
        </table:table-row>
        <table:table-row table:style-name="ro2">
          <table:table-cell office:value-type="float" office:value="1434" calcext:value-type="float">
            <text:p>14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6337" calcext:value-type="float">
            <text:p>16 337 <text:s text:c="2"/></text:p>
          </table:table-cell>
          <table:table-cell table:number-columns-repeated="1016"/>
        </table:table-row>
        <table:table-row table:style-name="ro2">
          <table:table-cell office:value-type="float" office:value="1435" calcext:value-type="float">
            <text:p>14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2912" calcext:value-type="float">
            <text:p>2 912 <text:s text:c="2"/></text:p>
          </table:table-cell>
          <table:table-cell table:number-columns-repeated="1016"/>
        </table:table-row>
        <table:table-row table:style-name="ro2">
          <table:table-cell office:value-type="float" office:value="1436" calcext:value-type="float">
            <text:p>14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5166" calcext:value-type="float">
            <text:p>35 166 <text:s text:c="2"/></text:p>
          </table:table-cell>
          <table:table-cell table:number-columns-repeated="1016"/>
        </table:table-row>
        <table:table-row table:style-name="ro2">
          <table:table-cell office:value-type="float" office:value="1437" calcext:value-type="float">
            <text:p>14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0520" calcext:value-type="float">
            <text:p>40 520 <text:s text:c="2"/></text:p>
          </table:table-cell>
          <table:table-cell table:number-columns-repeated="1016"/>
        </table:table-row>
        <table:table-row table:style-name="ro2">
          <table:table-cell office:value-type="float" office:value="1438" calcext:value-type="float">
            <text:p>14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2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1423" calcext:value-type="float">
            <text:p>31 423 <text:s text:c="2"/></text:p>
          </table:table-cell>
          <table:table-cell table:number-columns-repeated="1016"/>
        </table:table-row>
        <table:table-row table:style-name="ro2" table:number-rows-repeated="10459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n 12'.A1:'An 12'.I257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1" number:grouping="true"/>
      <number:text> €</number:text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1" number:grouping="true"/>
      <number:text>   </number:text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number number:decimal-places="0" number:min-integer-digits="1"/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  </number:text>
    </number:number-style>
    <number:number-style style:name="N139">
      <style:text-properties fo:color="#ff0000"/>
      <number:number number:decimal-places="2" number:min-integer-digits="1" number:grouping="true"/>
      <number:text>   </number:text>
      <style:map style:condition="value()&gt;=0" style:apply-style-name="N139P0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1:50:28.5771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44:56.658687000</meta:creation-date>
    <dc:date>2015-02-05T13:24:12.998180000</dc:date>
    <meta:editing-duration>P0D</meta:editing-duration>
    <meta:editing-cycles>2</meta:editing-cycles>
    <meta:generator>LibreOffice/4.2.8.2$MacOSX_x86 LibreOffice_project/48d50dbfc06349262c9d50868e5c1f630a573ebd</meta:generator>
    <meta:document-statistic meta:table-count="1" meta:cell-count="20625" meta:object-count="0"/>
  </office:meta>
</office:document-meta>
</file>